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slonFiveForty-Roman" svg:font-family="CaslonFiveForty-Roman" style:font-family-generic="roman" style:font-pitch="variable"/>
    <style:font-face style:name="Helvetica-Bold" svg:font-family="Helvetica-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Bold1" svg:font-family="Helvetica-Bold"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002cm" fo:margin-top="0cm" fo:margin-bottom="0cm" table:align="center" style:writing-mode="lr-tb"/>
    </style:style>
    <style:style style:name="Table1.A" style:family="table-column">
      <style:table-column-properties style:column-width="2.286cm"/>
    </style:style>
    <style:style style:name="Table1.B" style:family="table-column">
      <style:table-column-properties style:column-width="2.461cm"/>
    </style:style>
    <style:style style:name="Table1.C" style:family="table-column">
      <style:table-column-properties style:column-width="4.847cm"/>
    </style:style>
    <style:style style:name="Table1.D" style:family="table-column">
      <style:table-column-properties style:column-width="5.40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6.193cm" fo:margin-left="0cm" fo:margin-top="0cm" fo:margin-bottom="0cm" table:align="left" style:writing-mode="lr-tb"/>
    </style:style>
    <style:style style:name="Table2.A" style:family="table-column">
      <style:table-column-properties style:column-width="2.692cm"/>
    </style:style>
    <style:style style:name="Table2.B" style:family="table-column">
      <style:table-column-properties style:column-width="4.752cm"/>
    </style:style>
    <style:style style:name="Table2.C" style:family="table-column">
      <style:table-column-properties style:column-width="0.499cm"/>
    </style:style>
    <style:style style:name="Table2.D" style:family="table-column">
      <style:table-column-properties style:column-width="2.499cm"/>
    </style:style>
    <style:style style:name="Table2.E" style:family="table-column">
      <style:table-column-properties style:column-width="5.75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5.289cm" fo:margin-left="0cm" fo:margin-top="0cm" fo:margin-bottom="0cm" table:align="left" style:writing-mode="lr-tb"/>
    </style:style>
    <style:style style:name="Table3.A" style:family="table-column">
      <style:table-column-properties style:column-width="1.94cm"/>
    </style:style>
    <style:style style:name="Table3.B" style:family="table-column">
      <style:table-column-properties style:column-width="12.543cm"/>
    </style:style>
    <style:style style:name="Table3.C" style:family="table-column">
      <style:table-column-properties style:column-width="0.806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6.381cm" fo:margin-left="0cm" fo:margin-top="0cm" fo:margin-bottom="0cm" table:align="left" style:writing-mode="lr-tb"/>
    </style:style>
    <style:style style:name="Table4.A" style:family="table-column">
      <style:table-column-properties style:column-width="3.33cm"/>
    </style:style>
    <style:style style:name="Table4.B" style:family="table-column">
      <style:table-column-properties style:column-width="2.861cm"/>
    </style:style>
    <style:style style:name="Table4.C" style:family="table-column">
      <style:table-column-properties style:column-width="2.251cm"/>
    </style:style>
    <style:style style:name="Table4.D" style:family="table-column">
      <style:table-column-properties style:column-width="7.938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6.193cm" fo:margin-left="0cm" fo:margin-top="0cm" fo:margin-bottom="0cm" table:align="left" style:writing-mode="lr-tb"/>
    </style:style>
    <style:style style:name="Table5.A" style:family="table-column">
      <style:table-column-properties style:column-width="2.12cm"/>
    </style:style>
    <style:style style:name="Table5.B" style:family="table-column">
      <style:table-column-properties style:column-width="1.676cm"/>
    </style:style>
    <style:style style:name="Table5.C" style:family="table-column">
      <style:table-column-properties style:column-width="12.397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6.383cm" fo:margin-left="0cm" fo:margin-top="0cm" fo:margin-bottom="0cm" table:align="left" style:writing-mode="lr-tb"/>
    </style:style>
    <style:style style:name="Table6.A" style:family="table-column">
      <style:table-column-properties style:column-width="2.261cm"/>
    </style:style>
    <style:style style:name="Table6.B" style:family="table-column">
      <style:table-column-properties style:column-width="3.24cm"/>
    </style:style>
    <style:style style:name="Table6.C" style:family="table-column">
      <style:table-column-properties style:column-width="4.235cm"/>
    </style:style>
    <style:style style:name="Table6.D" style:family="table-column">
      <style:table-column-properties style:column-width="6.645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6.381cm" fo:margin-left="0cm" fo:margin-top="0cm" fo:margin-bottom="0cm" table:align="left" style:writing-mode="lr-tb"/>
    </style:style>
    <style:style style:name="Table7.A" style:family="table-column">
      <style:table-column-properties style:column-width="2.69cm"/>
    </style:style>
    <style:style style:name="Table7.B" style:family="table-column">
      <style:table-column-properties style:column-width="5.253cm"/>
    </style:style>
    <style:style style:name="Table7.C" style:family="table-column">
      <style:table-column-properties style:column-width="8.438cm"/>
    </style:style>
    <style:style style:name="Table7.1" style:family="table-row">
      <style:table-row-properties style:min-row-height="0.549cm" fo:keep-together="auto"/>
    </style:style>
    <style:style style:name="Table7.A1" style:family="table-cell">
      <style:table-cell-properties fo:padding-left="0.199cm" fo:padding-right="0.191cm" fo:padding-top="0cm" fo:padding-bottom="0cm" fo:border="0.5pt solid #000000"/>
    </style:style>
    <style:style style:name="Table7.3" style:family="table-row">
      <style:table-row-properties style:min-row-height="0.801cm" fo:keep-together="auto"/>
    </style:style>
    <style:style style:name="Table7.5" style:family="table-row">
      <style:table-row-properties style:min-row-height="1.7cm" fo:keep-together="auto"/>
    </style:style>
    <style:style style:name="Table7.6" style:family="table-row">
      <style:table-row-properties style:min-row-height="1.326cm" fo:keep-together="auto"/>
    </style:style>
    <style:style style:name="Table8" style:family="table">
      <style:table-properties style:width="16.381cm" fo:margin-left="0cm" fo:margin-top="0cm" fo:margin-bottom="0cm" table:align="left" style:writing-mode="lr-tb"/>
    </style:style>
    <style:style style:name="Table8.A" style:family="table-column">
      <style:table-column-properties style:column-width="1.692cm"/>
    </style:style>
    <style:style style:name="Table8.B" style:family="table-column">
      <style:table-column-properties style:column-width="2cm"/>
    </style:style>
    <style:style style:name="Table8.C" style:family="table-column">
      <style:table-column-properties style:column-width="5.487cm"/>
    </style:style>
    <style:style style:name="Table8.D" style:family="table-column">
      <style:table-column-properties style:column-width="2.261cm"/>
    </style:style>
    <style:style style:name="Table8.E" style:family="table-column">
      <style:table-column-properties style:column-width="4.941cm"/>
    </style:style>
    <style:style style:name="Table8.1" style:family="table-row">
      <style:table-row-properties fo:keep-together="auto"/>
    </style:style>
    <style:style style:name="Table8.A1" style:family="table-cell">
      <style:table-cell-properties style:vertical-align="middle" fo:padding-left="0.199cm" fo:padding-right="0.191cm" fo:padding-top="0cm" fo:padding-bottom="0cm" fo:border="0.5pt solid #000000"/>
    </style:style>
    <style:style style:name="Table8.C1" style:family="table-cell">
      <style:table-cell-properties fo:padding-left="0.199cm" fo:padding-right="0.191cm" fo:padding-top="0cm" fo:padding-bottom="0cm" fo:border="0.5pt solid #000000"/>
    </style:style>
    <style:style style:name="Table8.C2" style:family="table-cell">
      <style:table-cell-properties fo:padding-left="0.199cm" fo:padding-right="0.191cm" fo:padding-top="0cm" fo:padding-bottom="0cm" fo:border="0.5pt solid #000000"/>
    </style:style>
    <style:style style:name="Table8.D2" style:family="table-cell">
      <style:table-cell-properties fo:background-color="#ffff66" fo:padding-left="0.199cm" fo:padding-right="0.191cm" fo:padding-top="0cm" fo:padding-bottom="0cm" fo:border="0.5pt solid #000000">
        <style:background-image/>
      </style:table-cell-properties>
    </style:style>
    <style:style style:name="Table8.E2" style:family="table-cell">
      <style:table-cell-properties style:vertical-align="middle" fo:background-color="#e440e8" fo:padding-left="0.199cm" fo:padding-right="0.191cm" fo:padding-top="0cm" fo:padding-bottom="0cm" fo:border="0.5pt solid #000000">
        <style:background-image/>
      </style:table-cell-properties>
    </style:style>
    <style:style style:name="Table8.A3" style:family="table-cell">
      <style:table-cell-properties fo:padding-left="0.199cm" fo:padding-right="0.191cm" fo:padding-top="0cm" fo:padding-bottom="0cm" fo:border="0.5pt solid #000000"/>
    </style:style>
    <style:style style:name="Table8.C3" style:family="table-cell">
      <style:table-cell-properties fo:padding-left="0.199cm" fo:padding-right="0.191cm" fo:padding-top="0cm" fo:padding-bottom="0cm" fo:border="0.5pt solid #000000"/>
    </style:style>
    <style:style style:name="Table8.D3" style:family="table-cell">
      <style:table-cell-properties fo:background-color="#ff0000" fo:padding-left="0.199cm" fo:padding-right="0.191cm" fo:padding-top="0cm" fo:padding-bottom="0cm" fo:border="0.5pt solid #000000">
        <style:background-image/>
      </style:table-cell-properties>
    </style:style>
    <style:style style:name="Table8.C4" style:family="table-cell">
      <style:table-cell-properties fo:padding-left="0.199cm" fo:padding-right="0.191cm" fo:padding-top="0cm" fo:padding-bottom="0cm" fo:border="0.5pt solid #000000"/>
    </style:style>
    <style:style style:name="Table8.D4" style:family="table-cell">
      <style:table-cell-properties fo:background-color="#ff0000" fo:padding-left="0.199cm" fo:padding-right="0.191cm" fo:padding-top="0cm" fo:padding-bottom="0cm" fo:border="0.5pt solid #000000">
        <style:background-image/>
      </style:table-cell-properties>
    </style:style>
    <style:style style:name="Table8.E4" style:family="table-cell">
      <style:table-cell-properties style:vertical-align="middle" fo:background-color="#5611bb" fo:padding-left="0.199cm" fo:padding-right="0.191cm" fo:padding-top="0cm" fo:padding-bottom="0cm" fo:border="0.5pt solid #000000">
        <style:background-image/>
      </style:table-cell-properties>
    </style:style>
    <style:style style:name="Table8.C5" style:family="table-cell">
      <style:table-cell-properties fo:padding-left="0.199cm" fo:padding-right="0.191cm" fo:padding-top="0cm" fo:padding-bottom="0cm" fo:border="0.5pt solid #000000"/>
    </style:style>
    <style:style style:name="Table8.D5" style:family="table-cell">
      <style:table-cell-properties fo:background-color="#ff0000" fo:padding-left="0.199cm" fo:padding-right="0.191cm" fo:padding-top="0cm" fo:padding-bottom="0cm" fo:border="0.5pt solid #000000">
        <style:background-image/>
      </style:table-cell-properties>
    </style:style>
    <style:style style:name="Table8.A6" style:family="table-cell">
      <style:table-cell-properties fo:padding-left="0.199cm" fo:padding-right="0.191cm" fo:padding-top="0cm" fo:padding-bottom="0cm" fo:border="0.5pt solid #000000"/>
    </style:style>
    <style:style style:name="Table8.B6" style:family="table-cell">
      <style:table-cell-properties fo:padding-left="0.199cm" fo:padding-right="0.191cm" fo:padding-top="0cm" fo:padding-bottom="0cm" fo:border="0.5pt solid #000000"/>
    </style:style>
    <style:style style:name="Table8.C6" style:family="table-cell">
      <style:table-cell-properties fo:padding-left="0.199cm" fo:padding-right="0.191cm" fo:padding-top="0cm" fo:padding-bottom="0cm" fo:border="0.5pt solid #000000"/>
    </style:style>
    <style:style style:name="Table8.D6" style:family="table-cell">
      <style:table-cell-properties fo:background-color="#ffff66" fo:padding-left="0.199cm" fo:padding-right="0.191cm" fo:padding-top="0cm" fo:padding-bottom="0cm" fo:border="0.5pt solid #000000">
        <style:background-image/>
      </style:table-cell-properties>
    </style:style>
    <style:style style:name="Table8.A7" style:family="table-cell">
      <style:table-cell-properties fo:padding-left="0.199cm" fo:padding-right="0.191cm" fo:padding-top="0cm" fo:padding-bottom="0cm" fo:border="0.5pt solid #000000"/>
    </style:style>
    <style:style style:name="Table8.B7" style:family="table-cell">
      <style:table-cell-properties fo:padding-left="0.199cm" fo:padding-right="0.191cm" fo:padding-top="0cm" fo:padding-bottom="0cm" fo:border="0.5pt solid #000000"/>
    </style:style>
    <style:style style:name="Table8.C7" style:family="table-cell">
      <style:table-cell-properties fo:padding-left="0.199cm" fo:padding-right="0.191cm" fo:padding-top="0cm" fo:padding-bottom="0cm" fo:border="0.5pt solid #000000"/>
    </style:style>
    <style:style style:name="Table8.D7" style:family="table-cell">
      <style:table-cell-properties fo:background-color="#ff0000" fo:padding-left="0.199cm" fo:padding-right="0.191cm" fo:padding-top="0cm" fo:padding-bottom="0cm" fo:border="0.5pt solid #000000">
        <style:background-image/>
      </style:table-cell-properties>
    </style:style>
    <style:style style:name="Table8.A8" style:family="table-cell">
      <style:table-cell-properties fo:padding-left="0.199cm" fo:padding-right="0.191cm" fo:padding-top="0cm" fo:padding-bottom="0cm" fo:border="0.5pt solid #000000"/>
    </style:style>
    <style:style style:name="Table8.B8" style:family="table-cell">
      <style:table-cell-properties fo:padding-left="0.199cm" fo:padding-right="0.191cm" fo:padding-top="0cm" fo:padding-bottom="0cm" fo:border="0.5pt solid #000000"/>
    </style:style>
    <style:style style:name="Table8.C8" style:family="table-cell">
      <style:table-cell-properties fo:padding-left="0.199cm" fo:padding-right="0.191cm" fo:padding-top="0cm" fo:padding-bottom="0cm" fo:border="0.5pt solid #000000"/>
    </style:style>
    <style:style style:name="Table8.D8" style:family="table-cell">
      <style:table-cell-properties fo:background-color="#ffff66" fo:padding-left="0.199cm" fo:padding-right="0.191cm" fo:padding-top="0cm" fo:padding-bottom="0cm" fo:border="0.5pt solid #000000">
        <style:background-image/>
      </style:table-cell-properties>
    </style:style>
    <style:style style:name="Table8.A9" style:family="table-cell">
      <style:table-cell-properties fo:padding-left="0.199cm" fo:padding-right="0.191cm" fo:padding-top="0cm" fo:padding-bottom="0cm" fo:border="0.5pt solid #000000"/>
    </style:style>
    <style:style style:name="Table8.B9" style:family="table-cell">
      <style:table-cell-properties fo:padding-left="0.199cm" fo:padding-right="0.191cm" fo:padding-top="0cm" fo:padding-bottom="0cm" fo:border="0.5pt solid #000000"/>
    </style:style>
    <style:style style:name="Table8.C9" style:family="table-cell">
      <style:table-cell-properties fo:padding-left="0.199cm" fo:padding-right="0.191cm" fo:padding-top="0cm" fo:padding-bottom="0cm" fo:border="0.5pt solid #000000"/>
    </style:style>
    <style:style style:name="Table8.D9" style:family="table-cell">
      <style:table-cell-properties fo:background-color="#ffff66" fo:padding-left="0.199cm" fo:padding-right="0.191cm" fo:padding-top="0cm" fo:padding-bottom="0cm" fo:border="0.5pt solid #000000">
        <style:background-image/>
      </style:table-cell-properties>
    </style:style>
    <style:style style:name="Table8.A10" style:family="table-cell">
      <style:table-cell-properties fo:padding-left="0.199cm" fo:padding-right="0.191cm" fo:padding-top="0cm" fo:padding-bottom="0cm" fo:border="0.5pt solid #000000"/>
    </style:style>
    <style:style style:name="Table8.B10" style:family="table-cell">
      <style:table-cell-properties fo:padding-left="0.199cm" fo:padding-right="0.191cm" fo:padding-top="0cm" fo:padding-bottom="0cm" fo:border="0.5pt solid #000000"/>
    </style:style>
    <style:style style:name="Table8.C10" style:family="table-cell">
      <style:table-cell-properties fo:padding-left="0.199cm" fo:padding-right="0.191cm" fo:padding-top="0cm" fo:padding-bottom="0cm" fo:border="0.5pt solid #000000"/>
    </style:style>
    <style:style style:name="Table8.D10" style:family="table-cell">
      <style:table-cell-properties fo:background-color="#ffff66" fo:padding-left="0.199cm" fo:padding-right="0.191cm" fo:padding-top="0cm" fo:padding-bottom="0cm" fo:border="0.5pt solid #000000">
        <style:background-image/>
      </style:table-cell-properties>
    </style:style>
    <style:style style:name="Table8.A11" style:family="table-cell">
      <style:table-cell-properties fo:padding-left="0.199cm" fo:padding-right="0.191cm" fo:padding-top="0cm" fo:padding-bottom="0cm" fo:border="0.5pt solid #000000"/>
    </style:style>
    <style:style style:name="Table8.B11" style:family="table-cell">
      <style:table-cell-properties fo:padding-left="0.199cm" fo:padding-right="0.191cm" fo:padding-top="0cm" fo:padding-bottom="0cm" fo:border="0.5pt solid #000000"/>
    </style:style>
    <style:style style:name="Table8.C11" style:family="table-cell">
      <style:table-cell-properties fo:padding-left="0.199cm" fo:padding-right="0.191cm" fo:padding-top="0cm" fo:padding-bottom="0cm" fo:border="0.5pt solid #000000"/>
    </style:style>
    <style:style style:name="Table8.D11" style:family="table-cell">
      <style:table-cell-properties fo:background-color="#ff0000" fo:padding-left="0.199cm" fo:padding-right="0.191cm" fo:padding-top="0cm" fo:padding-bottom="0cm" fo:border="0.5pt solid #000000">
        <style:background-image/>
      </style:table-cell-properties>
    </style:style>
    <style:style style:name="Table8.A12" style:family="table-cell">
      <style:table-cell-properties fo:padding-left="0.199cm" fo:padding-right="0.191cm" fo:padding-top="0cm" fo:padding-bottom="0cm" fo:border="0.5pt solid #000000"/>
    </style:style>
    <style:style style:name="Table8.B12" style:family="table-cell">
      <style:table-cell-properties fo:padding-left="0.199cm" fo:padding-right="0.191cm" fo:padding-top="0cm" fo:padding-bottom="0cm" fo:border="0.5pt solid #000000"/>
    </style:style>
    <style:style style:name="Table8.C12" style:family="table-cell">
      <style:table-cell-properties fo:padding-left="0.199cm" fo:padding-right="0.191cm" fo:padding-top="0cm" fo:padding-bottom="0cm" fo:border="0.5pt solid #000000"/>
    </style:style>
    <style:style style:name="Table8.D12" style:family="table-cell">
      <style:table-cell-properties fo:background-color="#ff0000" fo:padding-left="0.199cm" fo:padding-right="0.191cm" fo:padding-top="0cm" fo:padding-bottom="0cm" fo:border="0.5pt solid #000000">
        <style:background-image/>
      </style:table-cell-properties>
    </style:style>
    <style:style style:name="Table8.A13" style:family="table-cell">
      <style:table-cell-properties fo:padding-left="0.199cm" fo:padding-right="0.191cm" fo:padding-top="0cm" fo:padding-bottom="0cm" fo:border="0.5pt solid #000000"/>
    </style:style>
    <style:style style:name="Table8.B13" style:family="table-cell">
      <style:table-cell-properties fo:padding-left="0.199cm" fo:padding-right="0.191cm" fo:padding-top="0cm" fo:padding-bottom="0cm" fo:border="0.5pt solid #000000"/>
    </style:style>
    <style:style style:name="Table8.C13" style:family="table-cell">
      <style:table-cell-properties fo:padding-left="0.199cm" fo:padding-right="0.191cm" fo:padding-top="0cm" fo:padding-bottom="0cm" fo:border="0.5pt solid #000000"/>
    </style:style>
    <style:style style:name="Table8.D13" style:family="table-cell">
      <style:table-cell-properties fo:background-color="#ffff66" fo:padding-left="0.199cm" fo:padding-right="0.191cm" fo:padding-top="0cm" fo:padding-bottom="0cm" fo:border="0.5pt solid #000000">
        <style:background-image/>
      </style:table-cell-properties>
    </style:style>
    <style:style style:name="Table8.A14" style:family="table-cell">
      <style:table-cell-properties fo:padding-left="0.199cm" fo:padding-right="0.191cm" fo:padding-top="0cm" fo:padding-bottom="0cm" fo:border="0.5pt solid #000000"/>
    </style:style>
    <style:style style:name="Table8.B14" style:family="table-cell">
      <style:table-cell-properties fo:padding-left="0.199cm" fo:padding-right="0.191cm" fo:padding-top="0cm" fo:padding-bottom="0cm" fo:border="0.5pt solid #000000"/>
    </style:style>
    <style:style style:name="Table8.C14" style:family="table-cell">
      <style:table-cell-properties fo:padding-left="0.199cm" fo:padding-right="0.191cm" fo:padding-top="0cm" fo:padding-bottom="0cm" fo:border="0.5pt solid #000000"/>
    </style:style>
    <style:style style:name="Table8.D14" style:family="table-cell">
      <style:table-cell-properties fo:background-color="#ffff66" fo:padding-left="0.199cm" fo:padding-right="0.191cm" fo:padding-top="0cm" fo:padding-bottom="0cm" fo:border="0.5pt solid #000000">
        <style:background-image/>
      </style:table-cell-properties>
    </style:style>
    <style:style style:name="Table8.A15" style:family="table-cell">
      <style:table-cell-properties fo:padding-left="0.199cm" fo:padding-right="0.191cm" fo:padding-top="0cm" fo:padding-bottom="0cm" fo:border="0.5pt solid #000000"/>
    </style:style>
    <style:style style:name="Table8.B15" style:family="table-cell">
      <style:table-cell-properties fo:padding-left="0.199cm" fo:padding-right="0.191cm" fo:padding-top="0cm" fo:padding-bottom="0cm" fo:border="0.5pt solid #000000"/>
    </style:style>
    <style:style style:name="Table8.C15" style:family="table-cell">
      <style:table-cell-properties fo:padding-left="0.199cm" fo:padding-right="0.191cm" fo:padding-top="0cm" fo:padding-bottom="0cm" fo:border="0.5pt solid #000000"/>
    </style:style>
    <style:style style:name="Table8.D15" style:family="table-cell">
      <style:table-cell-properties fo:background-color="#ffff66" fo:padding-left="0.199cm" fo:padding-right="0.191cm" fo:padding-top="0cm" fo:padding-bottom="0cm" fo:border="0.5pt solid #000000">
        <style:background-image/>
      </style:table-cell-properties>
    </style:style>
    <style:style style:name="Table8.A16" style:family="table-cell">
      <style:table-cell-properties fo:padding-left="0.199cm" fo:padding-right="0.191cm" fo:padding-top="0cm" fo:padding-bottom="0cm" fo:border="0.5pt solid #000000"/>
    </style:style>
    <style:style style:name="Table8.B16" style:family="table-cell">
      <style:table-cell-properties fo:padding-left="0.199cm" fo:padding-right="0.191cm" fo:padding-top="0cm" fo:padding-bottom="0cm" fo:border="0.5pt solid #000000"/>
    </style:style>
    <style:style style:name="Table8.C16" style:family="table-cell">
      <style:table-cell-properties fo:padding-left="0.199cm" fo:padding-right="0.191cm" fo:padding-top="0cm" fo:padding-bottom="0cm" fo:border="0.5pt solid #000000"/>
    </style:style>
    <style:style style:name="Table8.D16" style:family="table-cell">
      <style:table-cell-properties fo:background-color="#ffff66" fo:padding-left="0.199cm" fo:padding-right="0.191cm" fo:padding-top="0cm" fo:padding-bottom="0cm" fo:border="0.5pt solid #000000">
        <style:background-image/>
      </style:table-cell-properties>
    </style:style>
    <style:style style:name="Table8.A17" style:family="table-cell">
      <style:table-cell-properties fo:padding-left="0.199cm" fo:padding-right="0.191cm" fo:padding-top="0cm" fo:padding-bottom="0cm" fo:border="0.5pt solid #000000"/>
    </style:style>
    <style:style style:name="Table8.B17" style:family="table-cell">
      <style:table-cell-properties fo:padding-left="0.199cm" fo:padding-right="0.191cm" fo:padding-top="0cm" fo:padding-bottom="0cm" fo:border="0.5pt solid #000000"/>
    </style:style>
    <style:style style:name="Table8.C17" style:family="table-cell">
      <style:table-cell-properties fo:padding-left="0.199cm" fo:padding-right="0.191cm" fo:padding-top="0cm" fo:padding-bottom="0cm" fo:border="0.5pt solid #000000"/>
    </style:style>
    <style:style style:name="Table8.D17" style:family="table-cell">
      <style:table-cell-properties fo:background-color="#ff0000" fo:padding-left="0.199cm" fo:padding-right="0.191cm" fo:padding-top="0cm" fo:padding-bottom="0cm" fo:border="0.5pt solid #000000">
        <style:background-image/>
      </style:table-cell-properties>
    </style:style>
    <style:style style:name="Table8.A18" style:family="table-cell">
      <style:table-cell-properties fo:padding-left="0.199cm" fo:padding-right="0.191cm" fo:padding-top="0cm" fo:padding-bottom="0cm" fo:border="0.5pt solid #000000"/>
    </style:style>
    <style:style style:name="Table8.C18" style:family="table-cell">
      <style:table-cell-properties fo:padding-left="0.199cm" fo:padding-right="0.191cm" fo:padding-top="0cm" fo:padding-bottom="0cm" fo:border="0.5pt solid #000000"/>
    </style:style>
    <style:style style:name="Table8.D18" style:family="table-cell">
      <style:table-cell-properties fo:background-color="#ff0000" fo:padding-left="0.199cm" fo:padding-right="0.191cm" fo:padding-top="0cm" fo:padding-bottom="0cm" fo:border="0.5pt solid #000000">
        <style:background-image/>
      </style:table-cell-properties>
    </style:style>
    <style:style style:name="Table8.E18" style:family="table-cell">
      <style:table-cell-properties style:vertical-align="middle" fo:background-color="#3fd2e1" fo:padding-left="0.199cm" fo:padding-right="0.191cm" fo:padding-top="0cm" fo:padding-bottom="0cm" fo:border="0.5pt solid #000000">
        <style:background-image/>
      </style:table-cell-properties>
    </style:style>
    <style:style style:name="Table8.A19" style:family="table-cell">
      <style:table-cell-properties fo:padding-left="0.199cm" fo:padding-right="0.191cm" fo:padding-top="0cm" fo:padding-bottom="0cm" fo:border="0.5pt solid #000000"/>
    </style:style>
    <style:style style:name="Table8.B19" style:family="table-cell">
      <style:table-cell-properties fo:padding-left="0.199cm" fo:padding-right="0.191cm" fo:padding-top="0cm" fo:padding-bottom="0cm" fo:border="0.5pt solid #000000"/>
    </style:style>
    <style:style style:name="Table8.C19" style:family="table-cell">
      <style:table-cell-properties fo:padding-left="0.199cm" fo:padding-right="0.191cm" fo:padding-top="0cm" fo:padding-bottom="0cm" fo:border="0.5pt solid #000000"/>
    </style:style>
    <style:style style:name="Table8.D19" style:family="table-cell">
      <style:table-cell-properties fo:background-color="#ff0000" fo:padding-left="0.199cm" fo:padding-right="0.191cm" fo:padding-top="0cm" fo:padding-bottom="0cm" fo:border="0.5pt solid #000000">
        <style:background-image/>
      </style:table-cell-properties>
    </style:style>
    <style:style style:name="Table8.A20" style:family="table-cell">
      <style:table-cell-properties fo:padding-left="0.199cm" fo:padding-right="0.191cm" fo:padding-top="0cm" fo:padding-bottom="0cm" fo:border="0.5pt solid #000000"/>
    </style:style>
    <style:style style:name="Table8.B20" style:family="table-cell">
      <style:table-cell-properties fo:padding-left="0.199cm" fo:padding-right="0.191cm" fo:padding-top="0cm" fo:padding-bottom="0cm" fo:border="0.5pt solid #000000"/>
    </style:style>
    <style:style style:name="Table8.C20" style:family="table-cell">
      <style:table-cell-properties fo:padding-left="0.199cm" fo:padding-right="0.191cm" fo:padding-top="0cm" fo:padding-bottom="0cm" fo:border="0.5pt solid #000000"/>
    </style:style>
    <style:style style:name="Table8.D20" style:family="table-cell">
      <style:table-cell-properties fo:background-color="#ff0000" fo:padding-left="0.199cm" fo:padding-right="0.191cm" fo:padding-top="0cm" fo:padding-bottom="0cm" fo:border="0.5pt solid #000000">
        <style:background-image/>
      </style:table-cell-properties>
    </style:style>
    <style:style style:name="Table8.A21" style:family="table-cell">
      <style:table-cell-properties fo:padding-left="0.199cm" fo:padding-right="0.191cm" fo:padding-top="0cm" fo:padding-bottom="0cm" fo:border="0.5pt solid #000000"/>
    </style:style>
    <style:style style:name="Table8.C21" style:family="table-cell">
      <style:table-cell-properties fo:padding-left="0.199cm" fo:padding-right="0.191cm" fo:padding-top="0cm" fo:padding-bottom="0cm" fo:border="0.5pt solid #000000"/>
    </style:style>
    <style:style style:name="Table8.D21" style:family="table-cell">
      <style:table-cell-properties fo:background-color="#ff0000" fo:padding-left="0.199cm" fo:padding-right="0.191cm" fo:padding-top="0cm" fo:padding-bottom="0cm" fo:border="0.5pt solid #000000">
        <style:background-image/>
      </style:table-cell-properties>
    </style:style>
    <style:style style:name="Table8.A22" style:family="table-cell">
      <style:table-cell-properties fo:padding-left="0.199cm" fo:padding-right="0.191cm" fo:padding-top="0cm" fo:padding-bottom="0cm" fo:border="0.5pt solid #000000"/>
    </style:style>
    <style:style style:name="Table8.B22" style:family="table-cell">
      <style:table-cell-properties fo:padding-left="0.199cm" fo:padding-right="0.191cm" fo:padding-top="0cm" fo:padding-bottom="0cm" fo:border="0.5pt solid #000000"/>
    </style:style>
    <style:style style:name="Table8.C22" style:family="table-cell">
      <style:table-cell-properties fo:padding-left="0.199cm" fo:padding-right="0.191cm" fo:padding-top="0cm" fo:padding-bottom="0cm" fo:border="0.5pt solid #000000"/>
    </style:style>
    <style:style style:name="Table8.D22" style:family="table-cell">
      <style:table-cell-properties fo:background-color="#ffff66" fo:padding-left="0.199cm" fo:padding-right="0.191cm" fo:padding-top="0cm" fo:padding-bottom="0cm" fo:border="0.5pt solid #000000">
        <style:background-image/>
      </style:table-cell-properties>
    </style:style>
    <style:style style:name="Table8.A23" style:family="table-cell">
      <style:table-cell-properties fo:padding-left="0.199cm" fo:padding-right="0.191cm" fo:padding-top="0cm" fo:padding-bottom="0cm" fo:border="0.5pt solid #000000"/>
    </style:style>
    <style:style style:name="Table8.B23" style:family="table-cell">
      <style:table-cell-properties fo:padding-left="0.199cm" fo:padding-right="0.191cm" fo:padding-top="0cm" fo:padding-bottom="0cm" fo:border="0.5pt solid #000000"/>
    </style:style>
    <style:style style:name="Table8.C23" style:family="table-cell">
      <style:table-cell-properties fo:padding-left="0.199cm" fo:padding-right="0.191cm" fo:padding-top="0cm" fo:padding-bottom="0cm" fo:border="0.5pt solid #000000"/>
    </style:style>
    <style:style style:name="Table8.D23" style:family="table-cell">
      <style:table-cell-properties fo:background-color="#ffff66" fo:padding-left="0.199cm" fo:padding-right="0.191cm" fo:padding-top="0cm" fo:padding-bottom="0cm" fo:border="0.5pt solid #000000">
        <style:background-image/>
      </style:table-cell-properties>
    </style:style>
    <style:style style:name="Table8.A24" style:family="table-cell">
      <style:table-cell-properties fo:padding-left="0.199cm" fo:padding-right="0.191cm" fo:padding-top="0cm" fo:padding-bottom="0cm" fo:border="0.5pt solid #000000"/>
    </style:style>
    <style:style style:name="Table8.B24" style:family="table-cell">
      <style:table-cell-properties fo:padding-left="0.199cm" fo:padding-right="0.191cm" fo:padding-top="0cm" fo:padding-bottom="0cm" fo:border="0.5pt solid #000000"/>
    </style:style>
    <style:style style:name="Table8.C24" style:family="table-cell">
      <style:table-cell-properties fo:padding-left="0.199cm" fo:padding-right="0.191cm" fo:padding-top="0cm" fo:padding-bottom="0cm" fo:border="0.5pt solid #000000"/>
    </style:style>
    <style:style style:name="Table8.D24" style:family="table-cell">
      <style:table-cell-properties fo:background-color="#ffff66" fo:padding-left="0.199cm" fo:padding-right="0.191cm" fo:padding-top="0cm" fo:padding-bottom="0cm" fo:border="0.5pt solid #000000">
        <style:background-image/>
      </style:table-cell-properties>
    </style:style>
    <style:style style:name="Table8.A25" style:family="table-cell">
      <style:table-cell-properties fo:padding-left="0.199cm" fo:padding-right="0.191cm" fo:padding-top="0cm" fo:padding-bottom="0cm" fo:border="0.5pt solid #000000"/>
    </style:style>
    <style:style style:name="Table8.B25" style:family="table-cell">
      <style:table-cell-properties fo:padding-left="0.199cm" fo:padding-right="0.191cm" fo:padding-top="0cm" fo:padding-bottom="0cm" fo:border="0.5pt solid #000000"/>
    </style:style>
    <style:style style:name="Table8.C25" style:family="table-cell">
      <style:table-cell-properties fo:padding-left="0.199cm" fo:padding-right="0.191cm" fo:padding-top="0cm" fo:padding-bottom="0cm" fo:border="0.5pt solid #000000"/>
    </style:style>
    <style:style style:name="Table8.D25" style:family="table-cell">
      <style:table-cell-properties fo:background-color="#ffff66" fo:padding-left="0.199cm" fo:padding-right="0.191cm" fo:padding-top="0cm" fo:padding-bottom="0cm" fo:border="0.5pt solid #000000">
        <style:background-image/>
      </style:table-cell-properties>
    </style:style>
    <style:style style:name="Table9" style:family="table">
      <style:table-properties style:width="15.381cm" fo:margin-left="0cm" fo:margin-top="0cm" fo:margin-bottom="0cm" table:align="left" style:writing-mode="lr-tb"/>
    </style:style>
    <style:style style:name="Table9.A" style:family="table-column">
      <style:table-column-properties style:column-width="15.381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0.5pt solid #000000"/>
    </style:style>
    <style:style style:name="Table10" style:family="table">
      <style:table-properties style:width="15.381cm" fo:margin-left="0cm" fo:margin-top="0cm" fo:margin-bottom="0cm" table:align="left" style:writing-mode="lr-tb"/>
    </style:style>
    <style:style style:name="Table10.A" style:family="table-column">
      <style:table-column-properties style:column-width="15.381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0"/>
    </style:style>
    <style:style style:name="Table11" style:family="table">
      <style:table-properties style:width="15.381cm" fo:margin-left="0cm" fo:margin-top="0cm" fo:margin-bottom="0cm" table:align="left" style:writing-mode="lr-tb"/>
    </style:style>
    <style:style style:name="Table11.A" style:family="table-column">
      <style:table-column-properties style:column-width="4.103cm"/>
    </style:style>
    <style:style style:name="Table11.B" style:family="table-column">
      <style:table-column-properties style:column-width="11.277cm"/>
    </style:style>
    <style:style style:name="Table11.1" style:family="table-row">
      <style:table-row-properties style:min-row-height="0.646cm" fo:keep-together="auto"/>
    </style:style>
    <style:style style:name="Table11.A1" style:family="table-cell">
      <style:table-cell-properties style:vertical-align="middle" fo:padding-left="0.199cm" fo:padding-right="0.191cm" fo:padding-top="0cm" fo:padding-bottom="0cm" fo:border="0.5pt solid #000000"/>
    </style:style>
    <style:style style:name="Table11.2" style:family="table-row">
      <style:table-row-properties style:min-row-height="1.61cm" fo:keep-together="auto"/>
    </style:style>
    <style:style style:name="Table11.3" style:family="table-row">
      <style:table-row-properties style:min-row-height="0.697cm" fo:keep-together="auto"/>
    </style:style>
    <style:style style:name="Table11.6" style:family="table-row">
      <style:table-row-properties style:min-row-height="0.6cm" fo:keep-together="auto"/>
    </style:style>
    <style:style style:name="Table11.7" style:family="table-row">
      <style:table-row-properties style:min-row-height="0.721cm" fo:keep-together="auto"/>
    </style:style>
    <style:style style:name="Table12" style:family="table">
      <style:table-properties style:width="15.192cm" fo:margin-left="0cm" fo:margin-top="0cm" fo:margin-bottom="0cm" table:align="left" style:writing-mode="lr-tb"/>
    </style:style>
    <style:style style:name="Table12.A" style:family="table-column">
      <style:table-column-properties style:column-width="5.442cm"/>
    </style:style>
    <style:style style:name="Table12.B" style:family="table-column">
      <style:table-column-properties style:column-width="8.751cm"/>
    </style:style>
    <style:style style:name="Table12.C" style:family="table-column">
      <style:table-column-properties style:column-width="1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0"/>
    </style:style>
    <style:style style:name="Table12.15" style:family="table-row">
      <style:table-row-properties style:min-row-height="0.547cm" fo:keep-together="auto"/>
    </style:style>
    <style:style style:name="Table12.46" style:family="table-row">
      <style:table-row-properties style:min-row-height="0.09cm" fo:keep-together="auto"/>
    </style:style>
    <style:style style:name="Table13" style:family="table">
      <style:table-properties style:width="15cm" style:rel-width="100%" fo:margin-top="0cm" fo:margin-bottom="0cm" table:align="center" style:writing-mode="lr-tb"/>
    </style:style>
    <style:style style:name="Table13.A" style:family="table-column">
      <style:table-column-properties style:column-width="2.852cm" style:rel-column-width="12464*"/>
    </style:style>
    <style:style style:name="Table13.B" style:family="table-column">
      <style:table-column-properties style:column-width="3.221cm" style:rel-column-width="14071*"/>
    </style:style>
    <style:style style:name="Table13.C" style:family="table-column">
      <style:table-column-properties style:column-width="2.808cm" style:rel-column-width="12268*"/>
    </style:style>
    <style:style style:name="Table13.D" style:family="table-column">
      <style:table-column-properties style:column-width="3.311cm" style:rel-column-width="14463*"/>
    </style:style>
    <style:style style:name="Table13.E" style:family="table-column">
      <style:table-column-properties style:column-width="2.808cm" style:rel-column-width="12269*"/>
    </style:style>
    <style:style style:name="Table13.1" style:family="table-row">
      <style:table-row-properties fo:keep-together="auto"/>
    </style:style>
    <style:style style:name="Table13.A1" style:family="table-cell">
      <style:table-cell-properties fo:padding-left="0.191cm" fo:padding-right="0.191cm" fo:padding-top="0cm" fo:padding-bottom="0cm" fo:border-left="0.25pt solid #000000" fo:border-right="0.5pt solid #000000" fo:border-top="0.5pt solid #000000" fo:border-bottom="0.25pt solid #000000"/>
    </style:style>
    <style:style style:name="Table13.B1" style:family="table-cell">
      <style:table-cell-properties fo:padding-left="0.191cm" fo:padding-right="0.191cm" fo:padding-top="0cm" fo:padding-bottom="0cm" fo:border-left="0.5pt solid #000000" fo:border-right="0.5pt solid #000000" fo:border-top="0.5pt solid #000000" fo:border-bottom="0.25pt solid #000000"/>
    </style:style>
    <style:style style:name="Table13.E1" style:family="table-cell">
      <style:table-cell-properties fo:padding-left="0.191cm" fo:padding-right="0.191cm" fo:padding-top="0cm" fo:padding-bottom="0cm" fo:border-left="0.5pt solid #000000" fo:border-right="0.25pt solid #000000" fo:border-top="0.5pt solid #000000" fo:border-bottom="0.25pt solid #000000"/>
    </style:style>
    <style:style style:name="Table13.A2" style:family="table-cell">
      <style:table-cell-properties fo:padding-left="0.191cm" fo:padding-right="0.191cm" fo:padding-top="0cm" fo:padding-bottom="0cm" fo:border-left="0.25pt solid #000000" fo:border-right="0.5pt solid #000000" fo:border-top="0.25pt solid #000000" fo:border-bottom="0.25pt solid #000000"/>
    </style:style>
    <style:style style:name="Table13.B2" style:family="table-cell">
      <style:table-cell-properties fo:padding-left="0.191cm" fo:padding-right="0.191cm" fo:padding-top="0cm" fo:padding-bottom="0cm" fo:border-left="0.5pt solid #000000" fo:border-right="0.5pt solid #000000" fo:border-top="0.25pt solid #000000" fo:border-bottom="0.25pt solid #000000"/>
    </style:style>
    <style:style style:name="Table13.E2" style:family="table-cell">
      <style:table-cell-properties fo:padding-left="0.191cm" fo:padding-right="0.191cm" fo:padding-top="0cm" fo:padding-bottom="0cm" fo:border-left="0.5pt solid #000000" fo:border-right="0.25pt solid #000000" fo:border-top="0.25pt solid #000000" fo:border-bottom="0.25pt solid #000000"/>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ab-stops>
          <style:tab-stop style:position="1.501cm"/>
        </style:tab-stops>
      </style:paragraph-properties>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ab-stops>
          <style:tab-stop style:position="5.001cm"/>
        </style:tab-stops>
      </style:paragraph-properties>
    </style:style>
    <style:style style:name="P6" style:family="paragraph" style:parent-style-name="Standard">
      <style:paragraph-properties fo:line-height="150%" fo:text-align="justify" style:justify-single-word="false">
        <style:tab-stops>
          <style:tab-stop style:position="3cm"/>
        </style:tab-stops>
      </style:paragraph-properties>
    </style:style>
    <style:style style:name="P7" style:family="paragraph" style:parent-style-name="Standard">
      <style:paragraph-properties fo:line-height="150%" fo:text-align="end" style:justify-single-word="false"/>
    </style:style>
    <style:style style:name="P8" style:family="paragraph" style:parent-style-name="Standard">
      <style:paragraph-properties fo:line-height="150%">
        <style:tab-stops>
          <style:tab-stop style:position="4.075cm"/>
        </style:tab-stops>
      </style:paragraph-properties>
    </style:style>
    <style:style style:name="P9" style:family="paragraph" style:parent-style-name="Standard">
      <style:paragraph-properties fo:line-height="150%">
        <style:tab-stops>
          <style:tab-stop style:position="1.501cm"/>
        </style:tab-stops>
      </style:paragraph-properties>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line-height="150%"/>
      <style:text-properties fo:font-size="12pt" style:font-size-asian="12pt" style:font-size-complex="12pt"/>
    </style:style>
    <style:style style:name="P12" style:family="paragraph" style:parent-style-name="Standard">
      <style:paragraph-properties fo:line-height="150%" fo:text-align="center" style:justify-single-word="false"/>
      <style:text-properties fo:font-size="12pt" style:font-size-asian="12pt" style:font-size-complex="12pt"/>
    </style:style>
    <style:style style:name="P13" style:family="paragraph" style:parent-style-name="Standard">
      <style:paragraph-properties fo:line-height="150%" fo:text-align="center" style:justify-single-word="false">
        <style:tab-stops>
          <style:tab-stop style:position="1.501cm"/>
        </style:tab-stops>
      </style:paragraph-properties>
      <style:text-properties fo:font-size="12pt" style:font-size-asian="12pt" style:font-size-complex="12pt"/>
    </style:style>
    <style:style style:name="P14" style:family="paragraph" style:parent-style-name="Standard">
      <style:paragraph-properties fo:line-height="150%" fo:text-align="justify" style:justify-single-word="false"/>
      <style:text-properties fo:font-size="12pt" style:font-size-asian="12pt" style:font-size-complex="12pt"/>
    </style:style>
    <style:style style:name="P15" style:family="paragraph" style:parent-style-name="Standard">
      <style:paragraph-properties fo:line-height="150%" fo:text-align="justify" style:justify-single-word="false">
        <style:tab-stops>
          <style:tab-stop style:position="10.753cm"/>
        </style:tab-stops>
      </style:paragraph-properties>
      <style:text-properties fo:font-size="12pt" style:font-size-asian="12pt" style:font-size-complex="12pt"/>
    </style:style>
    <style:style style:name="P16" style:family="paragraph" style:parent-style-name="Standard">
      <style:text-properties fo:font-size="12pt" fo:font-weight="bold" style:font-size-asian="12pt" style:font-weight-asian="bold" style:font-size-complex="12pt"/>
    </style:style>
    <style:style style:name="P17"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18" style:family="paragraph" style:parent-style-name="Standard">
      <style:paragraph-properties fo:line-height="150%" fo:text-align="center" style:justify-single-word="false"/>
      <style:text-properties fo:font-size="12pt" fo:font-style="italic" fo:font-weight="bold" style:font-size-asian="12pt" style:font-style-asian="italic" style:font-weight-asian="bold" style:font-size-complex="12pt"/>
    </style:style>
    <style:style style:name="P19" style:family="paragraph" style:parent-style-name="Standard">
      <style:paragraph-properties fo:line-height="150%" fo:text-align="center" style:justify-single-word="false"/>
      <style:text-properties fo:font-size="12pt" fo:language="en" fo:country="US" fo:font-weight="bold" style:font-size-asian="12pt" style:font-weight-asian="bold" style:font-size-complex="12pt"/>
    </style:style>
    <style:style style:name="P20" style:family="paragraph" style:parent-style-name="Standard">
      <style:paragraph-properties fo:line-height="150%" fo:text-align="justify" style:justify-single-word="false"/>
      <style:text-properties fo:font-size="12pt" fo:language="en" fo:country="US" fo:font-weight="bold" style:font-size-asian="12pt" style:font-weight-asian="bold" style:font-size-complex="12pt"/>
    </style:style>
    <style:style style:name="P21" style:family="paragraph" style:parent-style-name="Standard">
      <style:text-properties fo:font-size="12pt" fo:language="en" fo:country="US" style:font-size-asian="12pt" style:font-size-complex="12pt"/>
    </style:style>
    <style:style style:name="P22" style:family="paragraph" style:parent-style-name="Standard">
      <style:paragraph-properties fo:line-height="150%"/>
      <style:text-properties fo:font-size="12pt" fo:language="en" fo:country="US" style:font-size-asian="12pt" style:font-size-complex="12pt"/>
    </style:style>
    <style:style style:name="P23" style:family="paragraph" style:parent-style-name="Standard">
      <style:paragraph-properties fo:text-align="center" style:justify-single-word="false"/>
      <style:text-properties fo:font-size="12pt" fo:language="en" fo:country="US" style:font-size-asian="12pt" style:font-size-complex="12pt"/>
    </style:style>
    <style:style style:name="P24" style:family="paragraph" style:parent-style-name="Standard">
      <style:paragraph-properties fo:line-height="150%" fo:text-align="center" style:justify-single-word="false"/>
      <style:text-properties fo:text-transform="uppercase" fo:font-size="12pt" fo:font-weight="bold" style:font-size-asian="12pt" style:font-weight-asian="bold" style:font-size-complex="12pt"/>
    </style:style>
    <style:style style:name="P25" style:family="paragraph" style:parent-style-name="Standard">
      <style:paragraph-properties fo:text-align="justify" style:justify-single-word="false"/>
    </style:style>
    <style:style style:name="P26" style:family="paragraph" style:parent-style-name="Standard">
      <style:paragraph-properties fo:line-height="150%" fo:text-align="justify" style:justify-single-word="false"/>
      <style:text-properties fo:font-style="italic" style:font-style-asian="italic"/>
    </style:style>
    <style:style style:name="P27" style:family="paragraph" style:parent-style-name="Standard">
      <style:text-properties fo:font-size="16pt" fo:font-weight="bold" style:font-size-asian="16pt" style:font-weight-asian="bold" style:font-size-complex="16pt"/>
    </style:style>
    <style:style style:name="P28" style:family="paragraph" style:parent-style-name="Standard">
      <style:paragraph-properties fo:line-height="150%"/>
      <style:text-properties fo:color="#000000"/>
    </style:style>
    <style:style style:name="P29" style:family="paragraph" style:parent-style-name="Standard">
      <style:paragraph-properties fo:text-align="center" style:justify-single-word="false"/>
    </style:style>
    <style:style style:name="P30" style:family="paragraph" style:parent-style-name="Standard">
      <style:text-properties style:language-asian="ar" style:country-asian="SA"/>
    </style:style>
    <style:style style:name="P31" style:family="paragraph" style:parent-style-name="Standard">
      <style:paragraph-properties fo:margin-top="0cm" fo:margin-bottom="0cm" loext:contextual-spacing="false" fo:line-height="100%"/>
    </style:style>
    <style:style style:name="P32" style:family="paragraph" style:parent-style-name="Standard">
      <style:paragraph-properties fo:margin-top="0cm" fo:margin-bottom="0cm" loext:contextual-spacing="false" fo:line-height="150%"/>
      <style:text-properties style:font-name="Times New Roman" style:font-name-asian="Times New Roman1" style:language-asian="pt" style:country-asian="BR" style:font-name-complex="Times New Roman1"/>
    </style:style>
    <style:style style:name="P33" style:family="paragraph" style:parent-style-name="Standard">
      <style:paragraph-properties fo:margin-top="0cm" fo:margin-bottom="0cm" loext:contextual-spacing="false" fo:line-height="150%" fo:text-align="justify" style:justify-single-word="false"/>
      <style:text-properties style:font-name="Times New Roman" style:font-name-asian="Times New Roman1" style:language-asian="pt" style:country-asian="BR" style:font-name-complex="Times New Roman1"/>
    </style:style>
    <style:style style:name="P34" style:family="paragraph" style:parent-style-name="Standard">
      <style:paragraph-properties fo:margin-top="0cm" fo:margin-bottom="0cm" loext:contextual-spacing="false" fo:line-height="150%" fo:text-align="center" style:justify-single-word="false"/>
      <style:text-properties style:font-name="Times New Roman" style:font-name-asian="Times New Roman1" style:language-asian="pt" style:country-asian="BR" style:font-name-complex="Times New Roman1"/>
    </style:style>
    <style:style style:name="P35" style:family="paragraph" style:parent-style-name="Standard">
      <style:paragraph-properties fo:margin-top="0cm" fo:margin-bottom="0cm" loext:contextual-spacing="false" fo:line-height="100%"/>
      <style:text-properties style:font-name="Times New Roman" style:font-name-asian="Times New Roman1" style:language-asian="pt" style:country-asian="BR" style:font-name-complex="Times New Roman1"/>
    </style:style>
    <style:style style:name="P36" style:family="paragraph" style:parent-style-name="Standard">
      <style:paragraph-properties fo:margin-top="0cm" fo:margin-bottom="0cm" loext:contextual-spacing="false" fo:line-height="100%" fo:text-align="center" style:justify-single-word="false"/>
      <style:text-properties style:font-name="Times New Roman" style:font-name-asian="Times New Roman1" style:language-asian="pt" style:country-asian="BR" style:font-name-complex="Times New Roman1"/>
    </style:style>
    <style:style style:name="P37" style:family="paragraph" style:parent-style-name="Standard">
      <style:paragraph-properties fo:margin-top="0cm" fo:margin-bottom="0cm" loext:contextual-spacing="false" fo:line-height="100%" fo:text-align="justify" style:justify-single-word="false"/>
      <style:text-properties style:font-name="Times New Roman" style:font-name-asian="Times New Roman1" style:language-asian="pt" style:country-asian="BR" style:font-name-complex="Times New Roman1"/>
    </style:style>
    <style:style style:name="P38" style:family="paragraph" style:parent-style-name="Standard">
      <style:paragraph-properties fo:margin-top="0cm" fo:margin-bottom="0cm" loext:contextual-spacing="false" fo:line-height="100%"/>
      <style:text-properties style:font-name="Times New Roman" style:font-name-asian="Times New Roman1" style:language-asian="pt" style:country-asian="BR" style:font-name-complex="Times New Roman1" style:font-size-complex="10pt"/>
    </style:style>
    <style:style style:name="P39" style:family="paragraph" style:parent-style-name="Standard">
      <style:paragraph-properties fo:margin-top="0cm" fo:margin-bottom="0cm" loext:contextual-spacing="false"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P40" style:family="paragraph" style:parent-style-name="Standard">
      <style:paragraph-properties fo:margin-top="0cm" fo:margin-bottom="0cm" loext:contextual-spacing="false" fo:line-height="150%"/>
      <style:text-properties style:font-name="Times New Roman" fo:font-size="12pt" style:font-name-asian="Times New Roman1" style:font-size-asian="12pt" style:language-asian="pt" style:country-asian="BR" style:font-name-complex="Times New Roman1" style:font-size-complex="10pt"/>
    </style:style>
    <style:style style:name="P41"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pt" style:country-asian="BR" style:font-name-complex="Times New Roman1" style:font-size-complex="10pt"/>
    </style:style>
    <style:style style:name="P42" style:family="paragraph" style:parent-style-name="Standard">
      <style:paragraph-properties fo:margin-top="0cm" fo:margin-bottom="0cm" loext:contextual-spacing="false" fo:line-height="150%"/>
      <style:text-properties style:font-name="Times New Roman" fo:font-size="12pt" style:font-name-asian="Times New Roman1" style:font-size-asian="12pt" style:language-asian="pt" style:country-asian="BR" style:font-name-complex="Times New Roman1" style:font-size-complex="12pt"/>
    </style:style>
    <style:style style:name="P43"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pt" style:country-asian="BR" style:font-name-complex="Times New Roman1" style:font-size-complex="12pt"/>
    </style:style>
    <style:style style:name="P44" style:family="paragraph" style:parent-style-name="Standard">
      <style:paragraph-properties fo:margin-top="0cm" fo:margin-bottom="0cm" loext:contextual-spacing="false" fo:line-height="150%"/>
      <style:text-properties style:font-name="Times New Roman" fo:font-size="12pt" fo:font-style="italic" fo:font-weight="bold" style:font-name-asian="Times New Roman1" style:font-size-asian="12pt" style:language-asian="pt" style:country-asian="BR" style:font-style-asian="italic" style:font-weight-asian="bold" style:font-name-complex="Times New Roman1" style:font-size-complex="10pt" style:font-weight-complex="bold"/>
    </style:style>
    <style:style style:name="P45" style:family="paragraph" style:parent-style-name="Standard">
      <style:paragraph-properties fo:margin-top="0cm" fo:margin-bottom="0cm" loext:contextual-spacing="false" fo:line-height="100%"/>
      <style:text-properties style:font-name="Times New Roman" fo:font-size="12pt" fo:font-weight="bold" style:font-name-asian="Times New Roman1" style:font-size-asian="12pt" style:language-asian="pt" style:country-asian="BR" style:font-weight-asian="bold" style:font-name-complex="Times New Roman1" style:font-size-complex="10pt"/>
    </style:style>
    <style:style style:name="P46" style:family="paragraph" style:parent-style-name="Standard">
      <style:paragraph-properties fo:margin-top="0cm" fo:margin-bottom="0cm" loext:contextual-spacing="false" fo:text-align="center" style:justify-single-word="false"/>
      <style:text-properties style:font-name="Times New Roman" fo:font-size="12pt" fo:font-weight="bold" style:font-name-asian="Times New Roman1" style:font-size-asian="12pt" style:language-asian="pt" style:country-asian="BR" style:font-weight-asian="bold" style:font-name-complex="Times New Roman1"/>
    </style:style>
    <style:style style:name="P47" style:family="paragraph" style:parent-style-name="Standard">
      <style:paragraph-properties fo:margin-top="0cm" fo:margin-bottom="0cm" loext:contextual-spacing="false" fo:line-height="100%"/>
      <style:text-properties style:font-name="Times New Roman" fo:font-weight="bold" style:font-name-asian="Times New Roman1" style:language-asian="pt" style:country-asian="BR" style:font-weight-asian="bold" style:font-name-complex="Times New Roman1" style:font-size-complex="10pt"/>
    </style:style>
    <style:style style:name="P48" style:family="paragraph" style:parent-style-name="Standard">
      <style:paragraph-properties fo:margin-top="0cm" fo:margin-bottom="0cm" loext:contextual-spacing="false" fo:line-height="100%"/>
      <style:text-properties style:font-name="Times New Roman" fo:font-weight="bold" style:font-name-asian="Times New Roman1" style:language-asian="pt" style:country-asian="BR" style:font-weight-asian="bold" style:font-name-complex="Times New Roman1" style:font-size-complex="10pt" fo:background-color="#c0c0c0"/>
    </style:style>
    <style:style style:name="P49" style:family="paragraph" style:parent-style-name="Standard">
      <style:paragraph-properties fo:margin-top="0cm" fo:margin-bottom="0cm" loext:contextual-spacing="false" fo:line-height="100%"/>
      <style:text-properties fo:color="#000000" style:font-name="Times New Roman" fo:font-size="12pt" style:font-name-asian="Times New Roman1" style:font-size-asian="12pt" style:language-asian="pt" style:country-asian="BR" style:font-name-complex="Times New Roman1" style:font-size-complex="12pt"/>
    </style:style>
    <style:style style:name="P50" style:family="paragraph" style:parent-style-name="Standard">
      <style:paragraph-properties fo:margin-top="0cm" fo:margin-bottom="0cm" loext:contextual-spacing="false" fo:line-height="100%"/>
      <style:text-properties fo:color="#000000" style:font-name="Times New Roman" fo:font-size="12pt" style:font-name-asian="Times New Roman1" style:font-size-asian="12pt" style:language-asian="pt" style:country-asian="BR" style:font-name-complex="Times New Roman1" style:font-size-complex="10pt"/>
    </style:style>
    <style:style style:name="P51" style:family="paragraph" style:parent-style-name="Standard">
      <style:paragraph-properties fo:margin-top="0cm" fo:margin-bottom="0cm" loext:contextual-spacing="false" fo:line-height="100%"/>
      <style:text-properties fo:color="#000000" fo:font-size="12pt" style:font-size-asian="12pt" style:font-size-complex="12pt"/>
    </style:style>
    <style:style style:name="P52" style:family="paragraph" style:parent-style-name="Standard">
      <style:paragraph-properties fo:margin-top="1.764cm" fo:margin-bottom="0cm" loext:contextual-spacing="false" fo:line-height="150%" fo:text-align="center" style:justify-single-word="false"/>
    </style:style>
    <style:style style:name="P53" style:family="paragraph" style:parent-style-name="Standard">
      <style:paragraph-properties fo:margin-top="6.35cm" fo:margin-bottom="0cm" loext:contextual-spacing="false" fo:line-height="150%" fo:text-align="center" style:justify-single-word="false"/>
    </style:style>
    <style:style style:name="P54" style:family="paragraph" style:parent-style-name="Standard">
      <style:paragraph-properties fo:margin-top="10.583cm" fo:margin-bottom="0cm" loext:contextual-spacing="false" fo:line-height="150%" fo:text-align="center" style:justify-single-word="false"/>
    </style:style>
    <style:style style:name="P55" style:family="paragraph" style:parent-style-name="Standard" style:master-page-name="Standard">
      <style:paragraph-properties fo:line-height="150%" fo:text-align="center" style:justify-single-word="false" style:page-number="10"/>
    </style:style>
    <style:style style:name="P56" style:family="paragraph" style:parent-style-name="Standard">
      <style:paragraph-properties fo:margin-top="0cm" fo:margin-bottom="2.469cm" loext:contextual-spacing="false" fo:line-height="150%" fo:text-align="center" style:justify-single-word="false"/>
    </style:style>
    <style:style style:name="P57" style:family="paragraph" style:parent-style-name="Standard" style:master-page-name="Converted19">
      <style:paragraph-properties fo:margin-top="0cm" fo:margin-bottom="2.469cm" loext:contextual-spacing="false" fo:line-height="150%" fo:text-align="center" style:justify-single-word="false" style:page-number="1"/>
    </style:style>
    <style:style style:name="P58" style:family="paragraph" style:parent-style-name="Standard">
      <style:paragraph-properties fo:margin-top="0cm" fo:margin-bottom="2.117cm" loext:contextual-spacing="false" fo:line-height="150%" fo:text-align="center" style:justify-single-word="false"/>
    </style:style>
    <style:style style:name="P59" style:family="paragraph" style:parent-style-name="Standard">
      <style:paragraph-properties fo:margin-left="8.001cm" fo:margin-right="0cm" fo:text-align="justify" style:justify-single-word="false" fo:text-indent="0cm" style:auto-text-indent="false"/>
    </style:style>
    <style:style style:name="P60" style:family="paragraph" style:parent-style-name="Standard">
      <style:paragraph-properties fo:margin-left="8.001cm" fo:margin-right="0cm" fo:text-align="justify" style:justify-single-word="false" fo:text-indent="0cm" style:auto-text-indent="false">
        <style:tab-stops>
          <style:tab-stop style:position="10.753cm"/>
        </style:tab-stops>
      </style:paragraph-properties>
    </style:style>
    <style:style style:name="P61" style:family="paragraph" style:parent-style-name="Standard">
      <style:paragraph-properties fo:margin-left="8.001cm" fo:margin-right="0cm" fo:text-align="justify" style:justify-single-word="false" fo:orphans="0" fo:widows="0" fo:text-indent="0cm" style:auto-text-indent="false"/>
    </style:style>
    <style:style style:name="P62" style:family="paragraph" style:parent-style-name="Standard">
      <style:paragraph-properties fo:margin-left="8.001cm" fo:margin-right="0cm" fo:line-height="150%" fo:text-align="justify" style:justify-single-word="false" fo:text-indent="0cm" style:auto-text-indent="false"/>
      <style:text-properties fo:font-size="12pt" style:font-size-asian="12pt" style:font-size-complex="12pt"/>
    </style:style>
    <style:style style:name="P63" style:family="paragraph" style:parent-style-name="Standard">
      <style:paragraph-properties fo:margin-left="8.001cm" fo:margin-right="0cm" fo:line-height="150%" fo:text-align="justify" style:justify-single-word="false" fo:text-indent="0cm" style:auto-text-indent="false">
        <style:tab-stops>
          <style:tab-stop style:position="10.753cm"/>
        </style:tab-stops>
      </style:paragraph-properties>
      <style:text-properties fo:font-size="12pt" style:font-size-asian="12pt" style:font-size-complex="12pt"/>
    </style:style>
    <style:style style:name="P64" style:family="paragraph" style:parent-style-name="Standard">
      <style:paragraph-properties fo:margin-left="8.001cm" fo:margin-right="0cm" fo:text-align="justify" style:justify-single-word="false" fo:text-indent="0cm" style:auto-text-indent="false">
        <style:tab-stops>
          <style:tab-stop style:position="10.753cm"/>
        </style:tab-stops>
      </style:paragraph-properties>
      <style:text-properties fo:font-size="12pt" style:font-size-asian="12pt" style:font-size-complex="12pt"/>
    </style:style>
    <style:style style:name="P65" style:family="paragraph" style:parent-style-name="Standard">
      <style:paragraph-properties fo:margin-left="8.001cm" fo:margin-right="0cm" fo:line-height="150%" fo:text-align="justify" style:justify-single-word="false" fo:text-indent="0cm" style:auto-text-indent="false"/>
    </style:style>
    <style:style style:name="P66" style:family="paragraph" style:parent-style-name="Standard">
      <style:paragraph-properties fo:margin-left="8.001cm" fo:margin-right="0cm" fo:line-height="150%" fo:text-align="justify" style:justify-single-word="false" fo:text-indent="0cm" style:auto-text-indent="false">
        <style:tab-stops>
          <style:tab-stop style:position="10.753cm"/>
        </style:tab-stops>
      </style:paragraph-properties>
    </style:style>
    <style:style style:name="P67" style:family="paragraph" style:parent-style-name="Standard">
      <style:paragraph-properties fo:margin-left="8.001cm" fo:margin-right="0cm" fo:line-height="150%" fo:text-align="justify" style:justify-single-word="false" fo:orphans="0" fo:widows="0" fo:text-indent="0cm" style:auto-text-indent="false"/>
    </style:style>
    <style:style style:name="P68" style:family="paragraph" style:parent-style-name="Standard">
      <style:paragraph-properties fo:margin-left="8.001cm" fo:margin-right="0cm" fo:margin-top="0cm" fo:margin-bottom="1.411cm" loext:contextual-spacing="false" fo:line-height="150%" fo:text-align="justify" style:justify-single-word="false" fo:text-indent="0cm" style:auto-text-indent="false"/>
    </style:style>
    <style:style style:name="P69" style:family="paragraph" style:parent-style-name="Standard">
      <style:paragraph-properties fo:margin-left="8.001cm" fo:margin-right="0cm" fo:margin-top="0cm" fo:margin-bottom="0.988cm" loext:contextual-spacing="false" fo:line-height="150%" fo:text-align="justify" style:justify-single-word="false" fo:text-indent="0cm" style:auto-text-indent="false"/>
    </style:style>
    <style:style style:name="P70" style:family="paragraph" style:parent-style-name="Standard">
      <style:paragraph-properties fo:margin-left="0cm" fo:margin-right="0cm" fo:line-height="150%" fo:text-align="justify" style:justify-single-word="false" fo:text-indent="8.001cm" style:auto-text-indent="false"/>
    </style:style>
    <style:style style:name="P71" style:family="paragraph" style:parent-style-name="Standard">
      <style:paragraph-properties fo:margin-left="0cm" fo:margin-right="0cm" fo:line-height="150%" fo:text-align="justify" style:justify-single-word="false" fo:text-indent="8.001cm" style:auto-text-indent="false"/>
      <style:text-properties fo:font-size="12pt" style:font-size-asian="12pt" style:font-size-complex="12pt"/>
    </style:style>
    <style:style style:name="P72" style:family="paragraph" style:parent-style-name="Standard">
      <style:paragraph-properties fo:margin-left="0cm" fo:margin-right="0cm" fo:margin-top="0cm" fo:margin-bottom="2.117cm" loext:contextual-spacing="false" fo:line-height="150%" fo:text-align="justify" style:justify-single-word="false" fo:text-indent="8.001cm" style:auto-text-indent="false"/>
    </style:style>
    <style:style style:name="P73" style:family="paragraph" style:parent-style-name="Standard">
      <style:paragraph-properties fo:margin-left="0cm" fo:margin-right="0cm" fo:line-height="150%" fo:text-align="justify" style:justify-single-word="false" fo:text-indent="1.251cm" style:auto-text-indent="false"/>
      <style:text-properties fo:font-size="14pt" style:font-size-asian="14pt"/>
    </style:style>
    <style:style style:name="P74" style:family="paragraph" style:parent-style-name="Standard">
      <style:paragraph-properties fo:margin-left="0cm" fo:margin-right="0cm" fo:line-height="150%" fo:text-indent="1.251cm" style:auto-text-indent="false"/>
    </style:style>
    <style:style style:name="P75" style:family="paragraph" style:parent-style-name="Standard">
      <style:paragraph-properties fo:margin-left="0cm" fo:margin-right="0cm" fo:line-height="150%" fo:text-align="justify" style:justify-single-word="false" fo:text-indent="1.251cm" style:auto-text-indent="false"/>
    </style:style>
    <style:style style:name="P76" style:family="paragraph" style:parent-style-name="Standard">
      <style:paragraph-properties fo:margin-left="0cm" fo:margin-right="0cm" fo:line-height="150%" fo:text-indent="1.251cm" style:auto-text-indent="false"/>
      <style:text-properties fo:font-size="12pt" style:font-size-asian="12pt" style:font-size-complex="12pt"/>
    </style:style>
    <style:style style:name="P77"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78" style:family="paragraph" style:parent-style-name="Standard">
      <style:paragraph-properties fo:margin-left="0cm" fo:margin-right="0cm" fo:line-height="150%" fo:text-align="justify" style:justify-single-word="false" fo:text-indent="1.251cm" style:auto-text-indent="false" fo:break-before="page"/>
      <style:text-properties fo:font-size="12pt" fo:font-style="italic" style:font-size-asian="12pt" style:font-style-asian="italic" style:font-size-complex="12pt"/>
    </style:style>
    <style:style style:name="P79" style:family="paragraph" style:parent-style-name="Standard">
      <style:paragraph-properties fo:margin-left="0cm" fo:margin-right="0cm" fo:margin-top="17.639cm" fo:margin-bottom="0cm" loext:contextual-spacing="false" fo:line-height="150%" fo:text-align="end" style:justify-single-word="false" fo:text-indent="1.251cm" style:auto-text-indent="false"/>
    </style:style>
    <style:style style:name="P80" style:family="paragraph" style:parent-style-name="Standard">
      <style:paragraph-properties fo:margin-left="0cm" fo:margin-right="0cm" fo:margin-top="0cm" fo:margin-bottom="0cm" loext:contextual-spacing="false" fo:line-height="150%" fo:text-indent="1.251cm" style:auto-text-indent="false"/>
      <style:text-properties style:font-name="Times New Roman" style:font-name-asian="Times New Roman1" style:language-asian="pt" style:country-asian="BR" style:font-name-complex="Times New Roman1"/>
    </style:style>
    <style:style style:name="P81" style:family="paragraph" style:parent-style-name="Standard">
      <style:paragraph-properties fo:margin-left="0cm" fo:margin-right="0cm" fo:margin-top="0cm" fo:margin-bottom="0cm" loext:contextual-spacing="false" fo:line-height="150%" fo:text-indent="1.251cm" style:auto-text-indent="false"/>
      <style:text-properties style:font-name="Times New Roman" fo:font-size="12pt" style:font-name-asian="Times New Roman1" style:font-size-asian="12pt" style:language-asian="pt" style:country-asian="BR" style:font-name-complex="Times New Roman1" style:font-size-complex="12pt"/>
    </style:style>
    <style:style style:name="P82" style:family="paragraph" style:parent-style-name="Standard" style:master-page-name="Converted31">
      <style:paragraph-properties fo:line-height="150%" fo:text-align="center" style:justify-single-word="false" style:page-number="1"/>
    </style:style>
    <style:style style:name="P83" style:family="paragraph" style:parent-style-name="Standard">
      <style:paragraph-properties fo:margin-left="1.588cm" fo:margin-right="0cm" fo:line-height="150%" fo:text-align="justify" style:justify-single-word="false" fo:text-indent="-1.588cm" style:auto-text-indent="false"/>
    </style:style>
    <style:style style:name="P84" style:family="paragraph" style:parent-style-name="Standard" style:master-page-name="Converted38">
      <style:paragraph-properties fo:line-height="150%" fo:text-align="justify" style:justify-single-word="false" style:page-number="1"/>
    </style:style>
    <style:style style:name="P85" style:family="paragraph" style:parent-style-name="Standard" style:master-page-name="Converted59">
      <style:paragraph-properties fo:margin-top="13.547cm" fo:margin-bottom="0cm" loext:contextual-spacing="false" fo:line-height="150%" fo:text-align="center" style:justify-single-word="false" style:page-number="1"/>
    </style:style>
    <style:style style:name="P86" style:family="paragraph" style:parent-style-name="Standard">
      <style:paragraph-properties fo:break-before="page"/>
    </style:style>
    <style:style style:name="P87" style:family="paragraph" style:parent-style-name="Standard">
      <style:paragraph-properties fo:line-height="150%" fo:text-align="center" style:justify-single-word="false" fo:break-before="page"/>
    </style:style>
    <style:style style:name="P88" style:family="paragraph" style:parent-style-name="Standard">
      <style:paragraph-properties fo:text-align="center" style:justify-single-word="false" fo:break-before="page"/>
    </style:style>
    <style:style style:name="P89" style:family="paragraph" style:parent-style-name="Standard">
      <style:paragraph-properties fo:margin-top="0cm" fo:margin-bottom="0.353cm" loext:contextual-spacing="false" fo:line-height="115%"/>
      <style:text-properties fo:font-size="12pt" style:font-size-asian="12pt" style:font-size-complex="12pt"/>
    </style:style>
    <style:style style:name="P90" style:family="paragraph" style:parent-style-name="Standard">
      <style:paragraph-properties fo:margin-left="0cm" fo:margin-right="0.75cm" fo:text-align="justify" style:justify-single-word="false" fo:text-indent="0cm" style:auto-text-indent="false">
        <style:tab-stops>
          <style:tab-stop style:position="16.002cm" style:type="right" style:leader-style="dotted" style:leader-text="."/>
        </style:tab-stops>
      </style:paragraph-properties>
      <style:text-properties fo:font-size="16pt" fo:font-weight="bold" style:font-size-asian="16pt" style:font-weight-asian="bold" style:font-size-complex="16pt"/>
    </style:style>
    <style:style style:name="P91" style:family="paragraph" style:parent-style-name="Standard">
      <style:paragraph-properties fo:margin-left="1.501cm" fo:margin-right="0cm" fo:line-height="150%" fo:text-indent="-0.75cm" style:auto-text-indent="false">
        <style:tab-stops>
          <style:tab-stop style:position="1.501cm"/>
        </style:tab-stops>
      </style:paragraph-properties>
      <style:text-properties fo:font-size="12pt" fo:font-weight="bold" style:font-size-asian="12pt" style:font-weight-asian="bold" style:font-size-complex="12pt"/>
    </style:style>
    <style:style style:name="P92" style:family="paragraph" style:parent-style-name="Standard" style:master-page-name="Converted62">
      <style:paragraph-properties fo:line-height="150%" style:page-number="15"/>
    </style:style>
    <style:style style:name="P93" style:family="paragraph" style:parent-style-name="Standard" style:master-page-name="Converted63">
      <style:paragraph-properties fo:line-height="150%" style:page-number="auto"/>
    </style:style>
    <style:style style:name="P94" style:family="paragraph" style:parent-style-name="Standard">
      <style:paragraph-properties fo:margin-top="0cm" fo:margin-bottom="0.423cm" loext:contextual-spacing="false"/>
    </style:style>
    <style:style style:name="P95" style:family="paragraph" style:parent-style-name="Standard" style:master-page-name="Converted72">
      <style:paragraph-properties fo:line-height="150%" fo:text-align="center" style:justify-single-word="false" style:page-number="auto"/>
    </style:style>
    <style:style style:name="P96" style:family="paragraph" style:parent-style-name="Standard">
      <style:paragraph-properties fo:margin-left="2.752cm" fo:margin-right="0cm" fo:text-indent="-2.752cm" style:auto-text-indent="false"/>
    </style:style>
    <style:style style:name="P97" style:family="paragraph" style:parent-style-name="Standard">
      <style:paragraph-properties fo:margin-left="0.309cm" fo:margin-right="0cm" fo:margin-top="0cm" fo:margin-bottom="0cm" loext:contextual-spacing="false" fo:line-height="100%" fo:text-indent="-0.309cm" style:auto-text-indent="false"/>
      <style:text-properties style:font-name="Times New Roman" style:font-name-asian="Times New Roman1" style:language-asian="pt" style:country-asian="BR" style:font-name-complex="Times New Roman1"/>
    </style:style>
    <style:style style:name="P98" style:family="paragraph" style:parent-style-name="Standard">
      <style:paragraph-properties fo:margin-left="0.342cm" fo:margin-right="0cm" fo:margin-top="0cm" fo:margin-bottom="0cm" loext:contextual-spacing="false" fo:line-height="100%" fo:text-indent="-0.342cm" style:auto-text-indent="false"/>
      <style:text-properties style:font-name="Times New Roman" style:font-name-asian="Times New Roman1" style:language-asian="pt" style:country-asian="BR" style:font-name-complex="Times New Roman1"/>
    </style:style>
    <style:style style:name="P99" style:family="paragraph" style:parent-style-name="Standard">
      <style:paragraph-properties fo:margin-left="0.31cm" fo:margin-right="0cm" fo:margin-top="0cm" fo:margin-bottom="0cm" loext:contextual-spacing="false" fo:line-height="100%" fo:text-indent="-0.31cm" style:auto-text-indent="false"/>
      <style:text-properties style:font-name="Times New Roman" style:font-name-asian="Times New Roman1" style:language-asian="pt" style:country-asian="BR" style:font-name-complex="Times New Roman1"/>
    </style:style>
    <style:style style:name="P100" style:family="paragraph" style:parent-style-name="Standard">
      <style:paragraph-properties fo:margin-left="1.559cm" fo:margin-right="0cm" fo:margin-top="0cm" fo:margin-bottom="0cm" loext:contextual-spacing="false" fo:line-height="100%" fo:text-indent="-1.559cm" style:auto-text-indent="false"/>
      <style:text-properties style:font-name="Times New Roman" style:font-name-asian="Times New Roman1" style:language-asian="pt" style:country-asian="BR" style:font-name-complex="Times New Roman1"/>
    </style:style>
    <style:style style:name="P101" style:family="paragraph" style:parent-style-name="Standard">
      <style:paragraph-properties fo:margin-left="2.157cm" fo:margin-right="0cm" fo:margin-top="0cm" fo:margin-bottom="0cm" loext:contextual-spacing="false" fo:line-height="100%" fo:text-indent="-2.157cm" style:auto-text-indent="false"/>
      <style:text-properties style:font-name="Times New Roman" fo:font-size="12pt" style:font-name-asian="Times New Roman1" style:font-size-asian="12pt" style:language-asian="pt" style:country-asian="BR" style:font-name-complex="Times New Roman1" style:font-size-complex="10pt"/>
    </style:style>
    <style:style style:name="P102" style:family="paragraph" style:parent-style-name="Standard" style:master-page-name="Converted80">
      <style:paragraph-properties fo:line-height="150%" fo:text-align="center" style:justify-single-word="false" style:page-number="auto"/>
    </style:style>
    <style:style style:name="P103" style:family="paragraph" style:parent-style-name="Standard">
      <style:paragraph-properties fo:margin-left="1.251cm" fo:margin-right="0cm" fo:text-indent="-1.251cm" style:auto-text-indent="false"/>
    </style:style>
    <style:style style:name="P104" style:family="paragraph" style:parent-style-name="Standard" style:master-page-name="Converted81">
      <style:paragraph-properties fo:text-align="center" style:justify-single-word="false" style:page-number="auto"/>
    </style:style>
    <style:style style:name="P105" style:family="paragraph" style:parent-style-name="Standard" style:master-page-name="Converted89">
      <style:paragraph-properties fo:line-height="150%" fo:text-align="center" style:justify-single-word="false" style:page-number="auto"/>
    </style:style>
    <style:style style:name="P106" style:family="paragraph" style:parent-style-name="Standard" style:master-page-name="Converted96">
      <style:paragraph-properties fo:line-height="150%" fo:text-align="center" style:justify-single-word="false" style:page-number="auto"/>
    </style:style>
    <style:style style:name="P107" style:family="paragraph" style:parent-style-name="Standard" style:master-page-name="Converted103">
      <style:paragraph-properties fo:line-height="150%" fo:text-align="center" style:justify-single-word="false" style:page-number="auto"/>
    </style:style>
    <style:style style:name="P108" style:family="paragraph" style:parent-style-name="Standard" style:master-page-name="Converted105">
      <style:paragraph-properties fo:text-align="justify" style:justify-single-word="false" style:page-number="auto"/>
    </style:style>
    <style:style style:name="P109" style:family="paragraph" style:parent-style-name="Standard" style:master-page-name="Converted110">
      <style:paragraph-properties fo:line-height="150%" fo:text-align="center" style:justify-single-word="false" style:page-number="auto" fo:break-before="page"/>
    </style:style>
    <style:style style:name="P110" style:family="paragraph" style:parent-style-name="Standard" style:master-page-name="Converted112">
      <style:paragraph-properties fo:line-height="150%" fo:text-align="center" style:justify-single-word="false" style:page-number="auto">
        <style:tab-stops>
          <style:tab-stop style:position="1.501cm"/>
        </style:tab-stops>
      </style:paragraph-properties>
    </style:style>
    <style:style style:name="P111" style:family="paragraph" style:parent-style-name="Text_20_body">
      <style:paragraph-properties fo:margin-left="2cm" fo:margin-right="0.847cm" fo:text-align="start" style:justify-single-word="false" fo:text-indent="0cm" style:auto-text-indent="false">
        <style:tab-stops>
          <style:tab-stop style:position="2.223cm"/>
          <style:tab-stop style:position="2.54cm"/>
          <style:tab-stop style:position="16.002cm"/>
        </style:tab-stops>
      </style:paragraph-properties>
      <style:text-properties style:use-window-font-color="true"/>
    </style:style>
    <style:style style:name="P112" style:family="paragraph" style:parent-style-name="Text_20_body">
      <style:paragraph-properties fo:margin-left="2cm" fo:margin-right="0.85cm" fo:line-height="100%" fo:text-align="start" style:justify-single-word="false" fo:text-indent="-1.9cm" style:auto-text-indent="false">
        <style:tab-stops>
          <style:tab-stop style:position="2.223cm"/>
          <style:tab-stop style:position="2.54cm"/>
          <style:tab-stop style:position="16.002cm"/>
        </style:tab-stops>
      </style:paragraph-properties>
      <style:text-properties style:use-window-font-color="true"/>
    </style:style>
    <style:style style:name="P113" style:family="paragraph" style:parent-style-name="Text_20_body">
      <style:paragraph-properties fo:margin-left="2cm" fo:margin-right="0.85cm" fo:line-height="100%" fo:text-align="start" style:justify-single-word="false" fo:text-indent="-1.9cm" style:auto-text-indent="false">
        <style:tab-stops>
          <style:tab-stop style:position="2.223cm"/>
          <style:tab-stop style:position="2.54cm"/>
          <style:tab-stop style:position="16.002cm"/>
        </style:tab-stops>
      </style:paragraph-properties>
      <style:text-properties style:use-window-font-color="true" fo:font-size="10pt" style:font-size-asian="10pt" style:font-size-complex="10pt"/>
    </style:style>
    <style:style style:name="P114" style:family="paragraph" style:parent-style-name="Text_20_body">
      <style:paragraph-properties fo:margin-left="2cm" fo:margin-right="0.85cm" fo:line-height="100%" fo:text-align="start" style:justify-single-word="false" fo:text-indent="0cm" style:auto-text-indent="false"/>
      <style:text-properties style:use-window-font-color="true"/>
    </style:style>
    <style:style style:name="P115" style:family="paragraph" style:parent-style-name="Text_20_body">
      <style:paragraph-properties fo:margin-left="2cm" fo:margin-right="0.85cm" fo:line-height="100%" fo:text-align="start" style:justify-single-word="false" fo:text-indent="0cm" style:auto-text-indent="false">
        <style:tab-stops>
          <style:tab-stop style:position="2.223cm"/>
          <style:tab-stop style:position="2.54cm"/>
          <style:tab-stop style:position="16.002cm"/>
        </style:tab-stops>
      </style:paragraph-properties>
      <style:text-properties style:use-window-font-color="true" fo:font-size="10pt" style:font-size-asian="10pt" style:font-size-complex="10pt"/>
    </style:style>
    <style:style style:name="P116" style:family="paragraph" style:parent-style-name="Text_20_body">
      <style:paragraph-properties fo:margin-left="2cm" fo:margin-right="0.85cm" fo:text-indent="5.502cm" style:auto-text-indent="false">
        <style:tab-stops>
          <style:tab-stop style:position="2.223cm"/>
          <style:tab-stop style:position="2.54cm"/>
          <style:tab-stop style:position="16.002cm"/>
        </style:tab-stops>
      </style:paragraph-properties>
      <style:text-properties style:use-window-font-color="true"/>
    </style:style>
    <style:style style:name="P117" style:family="paragraph" style:parent-style-name="Footnote" style:list-style-name="WWNum5">
      <style:paragraph-properties fo:text-align="justify" style:justify-single-word="false"/>
    </style:style>
    <style:style style:name="P118" style:family="paragraph" style:parent-style-name="Footnote" style:master-page-name="Converted69">
      <style:paragraph-properties style:page-number="auto"/>
    </style:style>
    <style:style style:name="P119" style:family="paragraph" style:parent-style-name="Footnote" style:master-page-name="Converted75">
      <style:paragraph-properties style:page-number="auto"/>
    </style:style>
    <style:style style:name="P120" style:family="paragraph" style:parent-style-name="Footnote" style:master-page-name="Converted77">
      <style:paragraph-properties style:page-number="auto"/>
    </style:style>
    <style:style style:name="P121" style:family="paragraph" style:parent-style-name="Footnote" style:master-page-name="Converted79">
      <style:paragraph-properties style:page-number="auto"/>
    </style:style>
    <style:style style:name="P122" style:family="paragraph" style:parent-style-name="Footer">
      <style:paragraph-properties fo:text-align="end" style:justify-single-word="false"/>
    </style:style>
    <style:style style:name="P123" style:family="paragraph" style:parent-style-name="Footer">
      <style:paragraph-properties fo:text-align="end" style:justify-single-word="false"/>
      <style:text-properties style:font-name="Book Antiqua"/>
    </style:style>
    <style:style style:name="P124" style:family="paragraph" style:parent-style-name="Body_20_Text_20_3">
      <style:paragraph-properties fo:line-height="150%"/>
    </style:style>
    <style:style style:name="P125" style:family="paragraph" style:parent-style-name="Body_20_Text_20_3">
      <style:paragraph-properties fo:line-height="150%" fo:text-align="justify" style:justify-single-word="false"/>
      <style:text-properties fo:font-weight="normal" style:font-weight-asian="normal"/>
    </style:style>
    <style:style style:name="P126" style:family="paragraph" style:parent-style-name="Body_20_Text_20_3">
      <style:paragraph-properties fo:text-align="start" style:justify-single-word="false"/>
      <style:text-properties fo:font-weight="normal" style:font-weight-asian="normal"/>
    </style:style>
    <style:style style:name="P127" style:family="paragraph" style:parent-style-name="Body_20_Text_20_3">
      <style:paragraph-properties fo:text-align="justify" style:justify-single-word="false"/>
      <style:text-properties fo:font-weight="normal" style:font-weight-asian="normal"/>
    </style:style>
    <style:style style:name="P128" style:family="paragraph" style:parent-style-name="Body_20_Text_20_3">
      <style:paragraph-properties fo:text-align="start" style:justify-single-word="false"/>
    </style:style>
    <style:style style:name="P129" style:family="paragraph" style:parent-style-name="Body_20_Text_20_3">
      <style:paragraph-properties fo:margin-left="1.27cm" fo:margin-right="0cm" fo:text-align="start" style:justify-single-word="false" fo:text-indent="0cm" style:auto-text-indent="false"/>
      <style:text-properties fo:font-weight="normal" style:font-weight-asian="normal"/>
    </style:style>
    <style:style style:name="P130" style:family="paragraph" style:parent-style-name="Body_20_Text_20_3">
      <style:paragraph-properties fo:margin-left="1.27cm" fo:margin-right="2.35cm" fo:text-align="start" style:justify-single-word="false" fo:text-indent="0cm" style:auto-text-indent="false"/>
      <style:text-properties fo:font-weight="normal" style:font-weight-asian="normal"/>
    </style:style>
    <style:style style:name="P131" style:family="paragraph" style:parent-style-name="Body_20_Text_20_3">
      <style:paragraph-properties fo:margin-left="1.27cm" fo:margin-right="2.35cm" fo:text-align="start" style:justify-single-word="false" fo:text-indent="0cm" style:auto-text-indent="false"/>
    </style:style>
    <style:style style:name="P132" style:family="paragraph" style:parent-style-name="Body_20_Text_20_3" style:master-page-name="Converted21">
      <style:paragraph-properties fo:line-height="150%" fo:text-align="justify" style:justify-single-word="false" style:page-number="1"/>
    </style:style>
    <style:style style:name="P133" style:family="paragraph" style:parent-style-name="table_20_of_20_figures">
      <style:paragraph-properties fo:margin-left="1.9cm" fo:margin-right="0.499cm" fo:text-align="justify" style:justify-single-word="false" fo:text-indent="-1.9cm" style:auto-text-indent="false">
        <style:tab-stops>
          <style:tab-stop style:position="16.002cm" style:type="right" style:leader-style="dotted" style:leader-text="."/>
        </style:tab-stops>
      </style:paragraph-properties>
    </style:style>
    <style:style style:name="P134" style:family="paragraph" style:parent-style-name="table_20_of_20_figures">
      <style:paragraph-properties fo:margin-left="1.9cm" fo:margin-right="0.499cm" fo:text-indent="-1.9cm" style:auto-text-indent="false">
        <style:tab-stops>
          <style:tab-stop style:position="16.002cm" style:type="right" style:leader-style="dotted" style:leader-text="."/>
        </style:tab-stops>
      </style:paragraph-properties>
    </style:style>
    <style:style style:name="P135" style:family="paragraph" style:parent-style-name="table_20_of_20_figures">
      <style:paragraph-properties fo:margin-left="2cm" fo:margin-right="0.499cm" fo:text-align="justify" style:justify-single-word="false" fo:text-indent="-2cm" style:auto-text-indent="false">
        <style:tab-stops>
          <style:tab-stop style:position="16.002cm" style:type="right" style:leader-style="dotted" style:leader-text="."/>
        </style:tab-stops>
      </style:paragraph-properties>
    </style:style>
    <style:style style:name="P136" style:family="paragraph" style:parent-style-name="table_20_of_20_figures">
      <style:paragraph-properties fo:margin-left="1.9cm" fo:margin-right="0.75cm" fo:text-align="justify" style:justify-single-word="false" fo:text-indent="-1.9cm" style:auto-text-indent="false">
        <style:tab-stops>
          <style:tab-stop style:position="16.002cm" style:type="right" style:leader-style="dotted" style:leader-text="."/>
        </style:tab-stops>
      </style:paragraph-properties>
    </style:style>
    <style:style style:name="P137" style:family="paragraph" style:parent-style-name="table_20_of_20_figures">
      <style:paragraph-properties fo:margin-left="2cm" fo:margin-right="0.75cm" fo:text-align="justify" style:justify-single-word="false" fo:text-indent="-2cm" style:auto-text-indent="false">
        <style:tab-stops>
          <style:tab-stop style:position="16.002cm" style:type="right" style:leader-style="dotted" style:leader-text="."/>
        </style:tab-stops>
      </style:paragraph-properties>
    </style:style>
    <style:style style:name="P138" style:family="paragraph" style:parent-style-name="Contents_20_1" style:master-page-name="Converted64">
      <style:paragraph-properties style:page-number="auto"/>
    </style:style>
    <style:style style:name="P139" style:family="paragraph" style:parent-style-name="Contents_20_1" style:master-page-name="Converted65">
      <style:paragraph-properties style:page-number="auto"/>
    </style:style>
    <style:style style:name="P140" style:family="paragraph" style:parent-style-name="Contents_20_1" style:master-page-name="Converted66">
      <style:paragraph-properties style:page-number="auto"/>
    </style:style>
    <style:style style:name="P141" style:family="paragraph" style:parent-style-name="Contents_20_1" style:master-page-name="Converted67">
      <style:paragraph-properties style:page-number="auto"/>
    </style:style>
    <style:style style:name="P142" style:family="paragraph" style:parent-style-name="Contents_20_1">
      <style:paragraph-properties fo:margin-top="0cm" fo:margin-bottom="0cm" loext:contextual-spacing="false"/>
      <style:text-properties style:font-name="Times New Roman" style:font-name-asian="Times New Roman1" style:language-asian="pt" style:country-asian="BR" style:font-name-complex="Times New Roman1"/>
    </style:style>
    <style:style style:name="P143" style:family="paragraph" style:parent-style-name="WW-Corpo_20_de_20_texto_20_2">
      <style:paragraph-properties fo:line-height="150%" fo:text-align="center" style:justify-single-word="false">
        <style:tab-stops>
          <style:tab-stop style:position="0cm"/>
          <style:tab-stop style:position="15.252cm" style:leader-style="dotted" style:leader-text="."/>
          <style:tab-stop style:position="24.754cm" style:type="right" style:leader-style="dotted" style:leader-text="."/>
        </style:tab-stops>
      </style:paragraph-properties>
      <style:text-properties fo:language="pt" fo:country="BR" fo:font-weight="bold" style:font-weight-asian="bold" style:font-weight-complex="bold"/>
    </style:style>
    <style:style style:name="P144" style:family="paragraph" style:parent-style-name="WW-Corpo_20_de_20_texto_20_2">
      <style:paragraph-properties fo:line-height="150%">
        <style:tab-stops>
          <style:tab-stop style:position="1.752cm"/>
          <style:tab-stop style:position="15.252cm" style:leader-style="dotted" style:leader-text="."/>
          <style:tab-stop style:position="24.754cm" style:type="right" style:leader-style="dotted" style:leader-text="."/>
        </style:tab-stops>
      </style:paragraph-properties>
    </style:style>
    <style:style style:name="P145" style:family="paragraph" style:parent-style-name="WW-Corpo_20_de_20_texto_20_2">
      <style:paragraph-properties fo:line-height="150%" fo:text-align="start" style:justify-single-word="false">
        <style:tab-stops>
          <style:tab-stop style:position="1.752cm"/>
          <style:tab-stop style:position="15.252cm" style:leader-style="dotted" style:leader-text="."/>
          <style:tab-stop style:position="24.754cm" style:type="right" style:leader-style="dotted" style:leader-text="."/>
        </style:tab-stops>
      </style:paragraph-properties>
    </style:style>
    <style:style style:name="P146" style:family="paragraph" style:parent-style-name="WW-Corpo_20_de_20_texto_20_2">
      <style:paragraph-properties fo:margin-left="0cm" fo:margin-right="0cm" fo:line-height="150%" fo:text-indent="1.251cm" style:auto-text-indent="false">
        <style:tab-stops>
          <style:tab-stop style:position="1.752cm"/>
          <style:tab-stop style:position="15.252cm" style:leader-style="dotted" style:leader-text="."/>
          <style:tab-stop style:position="24.754cm" style:type="right" style:leader-style="dotted" style:leader-text="."/>
        </style:tab-stops>
      </style:paragraph-properties>
      <style:text-properties fo:language="pt" fo:country="BR" style:font-weight-complex="bold"/>
    </style:style>
    <style:style style:name="P147" style:family="paragraph" style:parent-style-name="WW-Corpo_20_de_20_texto_20_2">
      <style:paragraph-properties fo:margin-left="0cm" fo:margin-right="0cm" fo:line-height="150%" fo:text-align="start" style:justify-single-word="false" fo:text-indent="1.251cm" style:auto-text-indent="false">
        <style:tab-stops>
          <style:tab-stop style:position="1.752cm"/>
          <style:tab-stop style:position="15.252cm" style:leader-style="dotted" style:leader-text="."/>
          <style:tab-stop style:position="24.754cm" style:type="right" style:leader-style="dotted" style:leader-text="."/>
        </style:tab-stops>
      </style:paragraph-properties>
      <style:text-properties fo:language="pt" fo:country="BR" style:font-weight-complex="bold"/>
    </style:style>
    <style:style style:name="P148" style:family="paragraph" style:parent-style-name="WW-Corpo_20_de_20_texto_20_2">
      <style:paragraph-properties fo:margin-left="0cm" fo:margin-right="0cm" fo:line-height="150%" fo:text-indent="1.251cm" style:auto-text-indent="false">
        <style:tab-stops>
          <style:tab-stop style:position="1.752cm"/>
          <style:tab-stop style:position="15.252cm" style:leader-style="dotted" style:leader-text="."/>
          <style:tab-stop style:position="24.754cm" style:type="right" style:leader-style="dotted" style:leader-text="."/>
        </style:tab-stops>
      </style:paragraph-properties>
    </style:style>
    <style:style style:name="P149" style:family="paragraph" style:parent-style-name="WW-Corpo_20_de_20_texto_20_2">
      <style:paragraph-properties fo:margin-left="0cm" fo:margin-right="0cm" fo:line-height="150%" fo:text-align="start" style:justify-single-word="false" fo:text-indent="1.251cm" style:auto-text-indent="false">
        <style:tab-stops>
          <style:tab-stop style:position="1.752cm"/>
          <style:tab-stop style:position="15.252cm" style:leader-style="dotted" style:leader-text="."/>
          <style:tab-stop style:position="24.754cm" style:type="right" style:leader-style="dotted" style:leader-text="."/>
        </style:tab-stops>
      </style:paragraph-properties>
    </style:style>
    <style:style style:name="P150" style:family="paragraph" style:parent-style-name="WW-Corpo_20_de_20_texto_20_2">
      <style:paragraph-properties fo:margin-left="1.501cm" fo:margin-right="1.078cm" fo:line-height="150%" fo:text-indent="-1.501cm" style:auto-text-indent="false">
        <style:tab-stops>
          <style:tab-stop style:position="1.752cm"/>
          <style:tab-stop style:position="15.252cm" style:leader-style="dotted" style:leader-text="."/>
          <style:tab-stop style:position="24.754cm" style:type="right" style:leader-style="dotted" style:leader-text="."/>
        </style:tab-stops>
      </style:paragraph-properties>
    </style:style>
    <style:style style:name="P151" style:family="paragraph" style:parent-style-name="WW-Corpo_20_de_20_texto_20_2">
      <style:paragraph-properties fo:margin-left="0.951cm" fo:margin-right="1.395cm" fo:line-height="150%" fo:text-indent="-0.951cm" style:auto-text-indent="false">
        <style:tab-stops>
          <style:tab-stop style:position="1.752cm"/>
          <style:tab-stop style:position="15.252cm" style:leader-style="dotted" style:leader-text="."/>
          <style:tab-stop style:position="24.754cm" style:type="right" style:leader-style="dotted" style:leader-text="."/>
        </style:tab-stops>
      </style:paragraph-properties>
    </style:style>
    <style:style style:name="P152" style:family="paragraph" style:parent-style-name="WW-Corpo_20_de_20_texto_20_2">
      <style:paragraph-properties fo:margin-top="0cm" fo:margin-bottom="0.423cm" loext:contextual-spacing="false" fo:text-align="start" style:justify-single-word="false">
        <style:tab-stops>
          <style:tab-stop style:position="1.501cm"/>
          <style:tab-stop style:position="15.252cm" style:leader-style="dotted" style:leader-text="."/>
          <style:tab-stop style:position="24.754cm" style:type="right" style:leader-style="dotted" style:leader-text="."/>
        </style:tab-stops>
      </style:paragraph-properties>
    </style:style>
    <style:style style:name="P153" style:family="paragraph" style:parent-style-name="WW-Corpo_20_de_20_texto_20_2">
      <style:paragraph-properties fo:margin-left="1.501cm" fo:margin-right="1.501cm" fo:text-indent="-1.501cm" style:auto-text-indent="false">
        <style:tab-stops>
          <style:tab-stop style:position="1.501cm"/>
          <style:tab-stop style:position="15.252cm" style:leader-style="dotted" style:leader-text="."/>
          <style:tab-stop style:position="24.754cm" style:type="right" style:leader-style="dotted" style:leader-text="."/>
        </style:tab-stops>
      </style:paragraph-properties>
      <style:text-properties fo:language="pt" fo:country="BR" fo:font-weight="bold" style:font-weight-asian="bold" style:font-weight-complex="bold"/>
    </style:style>
    <style:style style:name="P154" style:family="paragraph" style:parent-style-name="Header">
      <style:paragraph-properties fo:text-align="end" style:justify-single-word="false"/>
    </style:style>
    <style:style style:name="P155" style:family="paragraph" style:parent-style-name="Default">
      <style:text-properties style:font-name="Times New Roman" style:font-name-complex="Times New Roman1"/>
    </style:style>
    <style:style style:name="P156" style:family="paragraph" style:parent-style-name="Default">
      <style:text-properties style:font-name="Times New Roman" fo:font-weight="bold" style:font-weight-asian="bold" style:font-name-complex="Times New Roman1"/>
    </style:style>
    <style:style style:name="P157" style:family="paragraph" style:parent-style-name="Default">
      <style:paragraph-properties fo:margin-top="0cm" fo:margin-bottom="0cm" loext:contextual-spacing="false" fo:line-height="150%" fo:text-align="justify" style:justify-single-word="false"/>
      <style:text-properties style:font-name-asian="Times New Roman1" style:language-asian="pt" style:country-asian="BR" style:font-size-complex="10pt"/>
    </style:style>
    <style:style style:name="P158" style:family="paragraph" style:parent-style-name="Default">
      <style:paragraph-properties fo:margin-top="0cm" fo:margin-bottom="0cm" loext:contextual-spacing="false"/>
      <style:text-properties style:font-name="Times New Roman" style:font-name-asian="Times New Roman1" style:language-asian="pt" style:country-asian="BR" style:font-name-complex="Times New Roman1"/>
    </style:style>
    <style:style style:name="P159" style:family="paragraph" style:parent-style-name="Default">
      <style:paragraph-properties fo:margin-left="1.27cm" fo:margin-right="0cm" fo:text-indent="0cm" style:auto-text-indent="false"/>
      <style:text-properties style:font-name="Times New Roman" fo:font-weight="bold" style:font-weight-asian="bold" style:font-name-complex="Times New Roman1"/>
    </style:style>
    <style:style style:name="P160" style:family="paragraph" style:parent-style-name="Default" style:master-page-name="Converted109">
      <style:paragraph-properties fo:text-align="center" style:justify-single-word="false" style:page-number="auto"/>
    </style:style>
    <style:style style:name="P161" style:family="paragraph" style:parent-style-name="TOCI">
      <style:paragraph-properties fo:margin-left="2cm" fo:margin-right="0cm" fo:margin-top="0cm" fo:margin-bottom="0cm" loext:contextual-spacing="false" fo:line-height="100%" fo:text-align="justify" style:justify-single-word="false" fo:text-indent="0cm" style:auto-text-indent="false"/>
    </style:style>
    <style:style style:name="P162" style:family="paragraph" style:parent-style-name="TOCI">
      <style:paragraph-properties fo:margin-top="0cm" fo:margin-bottom="0cm" loext:contextual-spacing="false" fo:line-height="100%"/>
      <style:text-properties style:font-name-asian="Times New Roman1" style:language-asian="pt" style:country-asian="BR" style:font-size-complex="10pt"/>
    </style:style>
    <style:style style:name="P163" style:family="paragraph" style:parent-style-name="TOCI">
      <style:paragraph-properties fo:margin-top="0cm" fo:margin-bottom="0cm" loext:contextual-spacing="false" fo:line-height="100%" fo:text-align="justify" style:justify-single-word="false"/>
      <style:text-properties style:font-name-asian="Times New Roman1" style:language-asian="pt" style:country-asian="BR" style:font-size-complex="10pt"/>
    </style:style>
    <style:style style:name="P164" style:family="paragraph" style:parent-style-name="TOCI">
      <style:paragraph-properties fo:margin-left="0cm" fo:margin-right="-0.071cm" fo:margin-top="0.635cm" fo:margin-bottom="0cm" loext:contextual-spacing="false" fo:line-height="100%" fo:text-indent="0cm" style:auto-text-indent="false"/>
      <style:text-properties style:font-name-asian="Times New Roman1" style:language-asian="pt" style:country-asian="BR" style:font-size-complex="10pt"/>
    </style:style>
    <style:style style:name="P165" style:family="paragraph" style:parent-style-name="caption">
      <style:paragraph-properties fo:margin-left="2cm" fo:margin-right="0cm" fo:margin-top="0cm" fo:margin-bottom="0cm" loext:contextual-spacing="false" fo:line-height="100%" fo:text-align="justify" style:justify-single-word="false" fo:text-indent="-2cm" style:auto-text-indent="false"/>
    </style:style>
    <style:style style:name="P166" style:family="paragraph" style:parent-style-name="Frame_20_contents">
      <style:text-properties style:use-window-font-color="true"/>
    </style:style>
    <style:style style:name="P167" style:family="paragraph" style:parent-style-name="Frame_20_contents">
      <style:paragraph-properties fo:margin-left="1.501cm" fo:margin-right="0.891cm" fo:text-align="justify" style:justify-single-word="false" fo:text-indent="0cm" style:auto-text-indent="false">
        <style:tab-stops>
          <style:tab-stop style:position="1.251cm"/>
          <style:tab-stop style:position="12.252cm"/>
        </style:tab-stops>
      </style:paragraph-properties>
      <style:text-properties style:use-window-font-color="true" style:font-name="CaslonFiveForty-Roman"/>
    </style:style>
    <style:style style:name="P168" style:family="paragraph" style:parent-style-name="Frame_20_contents">
      <style:paragraph-properties fo:margin-left="1.501cm" fo:margin-right="0.891cm" fo:text-indent="0cm" style:auto-text-indent="false">
        <style:tab-stops>
          <style:tab-stop style:position="1.251cm"/>
          <style:tab-stop style:position="2.223cm"/>
          <style:tab-stop style:position="12.252cm"/>
        </style:tab-stops>
      </style:paragraph-properties>
      <style:text-properties style:use-window-font-color="true"/>
    </style:style>
    <style:style style:name="P169" style:family="paragraph" style:parent-style-name="Frame_20_contents">
      <style:paragraph-properties fo:margin-left="1.905cm" fo:margin-right="0cm" fo:text-indent="-1.905cm" style:auto-text-indent="false">
        <style:tab-stops>
          <style:tab-stop style:position="2.54cm"/>
        </style:tab-stops>
      </style:paragraph-properties>
      <style:text-properties style:use-window-font-color="true" style:font-name="CaslonFiveForty-Roman" style:font-name-complex="Arial1"/>
    </style:style>
    <style:style style:name="P170" style:family="paragraph" style:parent-style-name="Frame_20_contents">
      <style:paragraph-properties fo:margin-left="1.905cm" fo:margin-right="0cm" fo:text-indent="-1.905cm" style:auto-text-indent="false">
        <style:tab-stops>
          <style:tab-stop style:position="2.54cm"/>
        </style:tab-stops>
      </style:paragraph-properties>
      <style:text-properties style:use-window-font-color="true"/>
    </style:style>
    <style:style style:name="P171" style:family="paragraph" style:parent-style-name="Frame_20_contents">
      <style:paragraph-properties fo:margin-left="1.905cm" fo:margin-right="0cm" fo:text-indent="-1.905cm" style:auto-text-indent="false">
        <style:tab-stops>
          <style:tab-stop style:position="2.501cm"/>
        </style:tab-stops>
      </style:paragraph-properties>
      <style:text-properties style:use-window-font-color="true"/>
    </style:style>
    <style:style style:name="P172" style:family="paragraph" style:parent-style-name="Frame_20_contents">
      <style:paragraph-properties fo:padding-left="0.035cm" fo:padding-right="0cm" fo:padding-top="0.035cm" fo:padding-bottom="0.035cm" fo:border="0.74pt solid #000000"/>
      <style:text-properties style:use-window-font-color="true"/>
    </style:style>
    <style:style style:name="P173" style:family="paragraph">
      <loext:graphic-properties draw:fill="none"/>
      <style:paragraph-properties fo:text-align="start"/>
      <style:text-properties fo:font-size="18pt"/>
    </style:style>
    <style:style style:name="T1" style:family="text">
      <style:text-properties fo:text-transform="uppercase" fo:font-size="12pt" style:font-size-asian="12pt" style:font-size-complex="12pt"/>
    </style:style>
    <style:style style:name="T2" style:family="text">
      <style:text-properties fo:text-transform="uppercase" fo:font-size="12pt" fo:font-weight="bold" style:font-size-asian="12pt" style:font-weight-asian="bold" style:font-size-complex="12pt"/>
    </style:style>
    <style:style style:name="T3" style:family="text">
      <style:text-properties fo:text-transform="uppercase" style:font-name="Times New Roman" fo:font-weight="bold" style:font-weight-asian="bold" style:font-name-complex="Times New Roman1"/>
    </style:style>
    <style:style style:name="T4" style:family="text">
      <style:text-properties fo:font-size="12pt" fo:font-weight="bold" style:font-size-asian="12pt" style:font-weight-asian="bold"/>
    </style:style>
    <style:style style:name="T5" style:family="text">
      <style:text-properties fo:font-size="12pt" fo:font-weight="bold" style:font-size-asian="12pt" style:font-weight-asian="bold"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size-asian="12pt" style:font-weight-asian="bold" style:font-size-complex="12pt" style:font-style-complex="italic"/>
    </style:style>
    <style:style style:name="T8" style:family="text">
      <style:text-properties fo:font-size="12pt" fo:font-weight="bold" fo:background-color="#ffffff" loext:char-shading-value="0" style:font-size-asian="12pt" style:font-weight-asian="bold" style:font-size-complex="12pt" style:font-style-complex="italic" style:font-weight-complex="bold"/>
    </style:style>
    <style:style style:name="T9" style:family="text">
      <style:text-properties fo:font-size="12pt" style:font-size-asian="12pt" style:font-size-complex="12pt"/>
    </style:style>
    <style:style style:name="T10" style:family="text">
      <style:text-properties fo:font-size="12pt" style:font-size-asian="12pt" style:font-size-complex="12pt" style:font-weight-complex="bold"/>
    </style:style>
    <style:style style:name="T11" style:family="text">
      <style:text-properties fo:font-size="12pt" style:font-size-asian="12pt" style:font-size-complex="12pt" loext:padding="0cm" loext:border="none"/>
    </style:style>
    <style:style style:name="T12" style:family="text">
      <style:text-properties fo:font-size="12pt" style:font-size-asian="12pt" style:font-size-complex="16pt"/>
    </style:style>
    <style:style style:name="T13" style:family="text">
      <style:text-properties fo:font-size="12pt" style:letter-kerning="true" style:font-size-asian="12pt" style:font-size-complex="12pt" style:font-weight-complex="bold"/>
    </style:style>
    <style:style style:name="T14" style:family="text">
      <style:text-properties fo:font-size="12pt" fo:font-style="italic" style:font-size-asian="12pt" style:font-style-asian="italic" style:font-size-complex="12pt"/>
    </style:style>
    <style:style style:name="T15" style:family="text">
      <style:text-properties fo:font-size="12pt" fo:font-style="italic" fo:font-weight="bold" style:font-size-asian="12pt" style:font-style-asian="italic" style:font-weight-asian="bold" style:font-size-complex="12pt"/>
    </style:style>
    <style:style style:name="T16" style:family="text">
      <style:text-properties fo:font-size="12pt" fo:font-style="italic" fo:font-weight="bold" style:font-size-asian="12pt" style:font-style-asian="italic" style:font-weight-asian="bold" style:font-size-complex="12pt" style:font-weight-complex="bold"/>
    </style:style>
    <style:style style:name="T17" style:family="text">
      <style:text-properties fo:font-size="12pt" fo:font-style="italic" fo:font-weight="bold" style:font-size-asian="12pt" style:language-asian="ar" style:country-asian="SA" style:font-style-asian="italic" style:font-weight-asian="bold" style:font-size-complex="12pt"/>
    </style:style>
    <style:style style:name="T18" style:family="text">
      <style:text-properties fo:font-size="12pt" fo:language="en" fo:country="US" style:font-size-asian="12pt" style:font-size-complex="12pt"/>
    </style:style>
    <style:style style:name="T19" style:family="text">
      <style:text-properties fo:font-size="12pt" fo:language="en" fo:country="US" fo:font-weight="bold" style:font-size-asian="12pt" style:font-weight-asian="bold" style:font-size-complex="12pt"/>
    </style:style>
    <style:style style:name="T20" style:family="text">
      <style:text-properties fo:font-size="12pt" fo:font-weight="normal" style:font-size-asian="12pt" style:font-weight-asian="normal" style:font-size-complex="12pt"/>
    </style:style>
    <style:style style:name="T21" style:family="text">
      <style:text-properties fo:font-size="12pt" fo:font-weight="normal" style:font-size-asian="12pt" style:font-weight-asian="normal" style:font-size-complex="12pt" loext:padding="0cm" loext:border="none"/>
    </style:style>
    <style:style style:name="T2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 style:family="text">
      <style:text-properties fo:font-size="12pt" fo:letter-spacing="-0.071cm" style:font-size-asian="12pt" style:font-size-complex="12pt"/>
    </style:style>
    <style:style style:name="T24" style:family="text">
      <style:text-properties fo:font-size="12pt" fo:background-color="#ffffff" loext:char-shading-value="0" style:font-size-asian="12pt" style:font-size-complex="12pt"/>
    </style:style>
    <style:style style:name="T25" style:family="text">
      <style:text-properties fo:font-size="12pt" fo:background-color="#ffffff" loext:char-shading-value="0" style:font-size-asian="12pt" style:font-size-complex="12pt" style:font-style-complex="italic" style:font-weight-complex="bold"/>
    </style:style>
    <style:style style:name="T26" style:family="text">
      <style:text-properties fo:font-size="10pt" style:font-size-asian="10pt" style:font-size-complex="10pt"/>
    </style:style>
    <style:style style:name="T27" style:family="text">
      <style:text-properties fo:font-size="10pt" style:font-size-asian="10pt" style:font-size-complex="10pt" style:font-weight-complex="bold"/>
    </style:style>
    <style:style style:name="T28" style:family="text">
      <style:text-properties fo:font-style="italic" style:font-style-asian="italic"/>
    </style:style>
    <style:style style:name="T29" style:family="text">
      <style:text-properties fo:font-weight="normal" style:font-weight-asian="normal"/>
    </style:style>
    <style:style style:name="T30" style:family="text">
      <style:text-properties style:font-name="CaslonFiveForty-Roman" style:font-name-complex="Arial1"/>
    </style:style>
    <style:style style:name="T31" style:family="text">
      <style:text-properties style:font-weight-complex="bold"/>
    </style:style>
    <style:style style:name="T32" style:family="text">
      <style:text-properties fo:font-size="20pt" fo:language="en" fo:country="US" fo:font-style="italic" fo:font-weight="bold" style:font-size-asian="20pt" style:font-style-asian="italic" style:font-weight-asian="bold" style:font-size-complex="20pt"/>
    </style:style>
    <style:style style:name="T33" style:family="text">
      <style:text-properties text:display="true"/>
    </style:style>
    <style:style style:name="T34" style:family="text">
      <style:text-properties style:font-name="Times New Roman" fo:font-weight="bold" style:font-weight-asian="bold" style:font-name-complex="Times New Roman1"/>
    </style:style>
    <style:style style:name="T35" style:family="text">
      <style:text-properties style:font-name="Times New Roman" fo:font-size="12pt" style:font-name-asian="Times New Roman1" style:font-size-asian="12pt" style:language-asian="pt" style:country-asian="BR" style:font-name-complex="Times New Roman1" style:font-size-complex="12pt"/>
    </style:style>
    <style:style style:name="T36" style:family="text">
      <style:text-properties style:font-name="Times New Roman" fo:font-size="12pt" fo:font-weight="bold" style:font-name-asian="Times New Roman1" style:font-size-asian="12pt" style:language-asian="pt" style:country-asian="BR" style:font-weight-asian="bold" style:font-name-complex="Times New Roman1" style:font-size-complex="12pt"/>
    </style:style>
    <style:style style:name="T37" style:family="text">
      <style:text-properties style:font-name="Times New Roman" fo:font-size="12pt" fo:font-weight="normal" style:font-size-asian="12pt" style:font-weight-asian="normal" style:font-name-complex="Times New Roman1" style:font-size-complex="12pt"/>
    </style:style>
    <style:style style:name="T38" style:family="text">
      <style:text-properties style:font-name="Times New Roman" fo:font-size="12pt" fo:font-style="italic" fo:font-weight="normal" style:font-size-asian="12pt" style:font-style-asian="italic" style:font-weight-asian="normal" style:font-name-complex="Times New Roman1" style:font-size-complex="12pt"/>
    </style:style>
    <style:style style:name="T39" style:family="text">
      <style:text-properties style:font-name="Times New Roman" style:font-name-complex="Times New Roman1"/>
    </style:style>
    <style:style style:name="T40" style:family="text">
      <style:text-properties style:font-name="Times New Roman" fo:font-style="italic" fo:font-weight="bold" style:font-style-asian="italic" style:font-weight-asian="bold" style:font-name-complex="Times New Roman1"/>
    </style:style>
    <style:style style:name="T41" style:family="text">
      <style:text-properties style:font-name="Calibri" fo:font-size="11pt" style:font-name-asian="F" style:font-size-asian="11pt" style:font-name-complex="F" style:font-size-complex="11pt"/>
    </style:style>
    <style:style style:name="T42" style:family="text">
      <style:text-properties style:font-name="Calibri" style:font-name-asian="F" style:font-name-complex="F" style:font-size-complex="12pt"/>
    </style:style>
    <style:style style:name="T43" style:family="text">
      <style:text-properties style:font-size-complex="12pt"/>
    </style:style>
    <style:style style:name="T44" style:family="text">
      <style:text-properties style:font-size-complex="12pt" text:display="true"/>
    </style:style>
    <style:style style:name="T45" style:family="text">
      <style:text-properties style:font-size-complex="12pt" style:font-weight-complex="bold" text:display="true"/>
    </style:style>
    <style:style style:name="T46" style:family="text">
      <style:text-properties fo:font-weight="bold" style:font-weight-asian="bold"/>
    </style:style>
    <style:style style:name="T47" style:family="text">
      <style:text-properties fo:font-weight="bold" style:font-weight-asian="bold" style:font-weight-complex="bold" text:display="true"/>
    </style:style>
    <style:style style:name="T48" style:family="text">
      <style:text-properties fo:font-weight="bold" style:font-weight-asian="bold" style:font-size-complex="12pt" style:font-weight-complex="bold" text:display="true"/>
    </style:style>
    <style:style style:name="T49" style:family="text">
      <style:text-properties fo:font-size="16pt" fo:font-weight="bold" style:font-size-asian="16pt" style:font-weight-asian="bold" style:font-size-complex="16pt"/>
    </style:style>
    <style:style style:name="T50" style:family="text">
      <style:text-properties fo:color="#000000" fo:font-size="12pt" fo:font-weight="bold" style:font-size-asian="12pt" style:font-weight-asian="bold" style:font-size-complex="12pt"/>
    </style:style>
    <style:style style:name="T51" style:family="text">
      <style:text-properties fo:color="#000000" fo:font-size="12pt" style:font-size-asian="12pt" style:font-size-complex="12pt"/>
    </style:style>
    <style:style style:name="T52" style:family="text">
      <style:text-properties fo:color="#000000" fo:font-size="12pt" style:font-name-asian="F" style:font-size-asian="12pt" style:font-size-complex="12pt"/>
    </style:style>
    <style:style style:name="T53" style:family="text">
      <style:text-properties fo:color="#000000"/>
    </style:style>
    <style:style style:name="T54" style:family="text">
      <style:text-properties fo:color="#000000" style:font-name="Times New Roman" fo:font-weight="bold" style:font-weight-asian="bold" style:font-name-complex="Times New Roman1" style:font-weight-complex="bold"/>
    </style:style>
    <style:style style:name="T55" style:family="text">
      <style:text-properties fo:color="#000000" style:font-name="Times New Roman" style:font-name-complex="Times New Roman1" style:font-weight-complex="bold"/>
    </style:style>
    <style:style style:name="T56" style:family="text">
      <style:text-properties fo:color="#000000" style:font-name="Times New Roman" style:font-name-complex="Times New Roman1"/>
    </style:style>
    <style:style style:name="T57" style:family="text">
      <style:text-properties fo:language="pt" fo:country="BR"/>
    </style:style>
    <style:style style:name="T58" style:family="text">
      <style:text-properties fo:language="pt" fo:country="BR" style:font-weight-complex="bold"/>
    </style:style>
    <style:style style:name="T59" style:family="text">
      <style:text-properties fo:language="pt" fo:country="BR" fo:font-weight="bold" style:font-weight-asian="bold"/>
    </style:style>
    <style:style style:name="T60" style:family="text">
      <style:text-properties fo:language="pt" fo:country="BR" fo:font-weight="bold" style:font-weight-asian="bold" style:font-weight-complex="bold"/>
    </style:style>
    <style:style style:name="T61" style:family="text">
      <style:text-properties fo:language="pt" fo:country="BR" fo:font-weight="bold" style:font-weight-asian="bold" style:font-style-complex="italic"/>
    </style:style>
    <style:style style:name="T62" style:family="text">
      <style:text-properties fo:language="pt" fo:country="BR" style:text-underline-style="solid" style:text-underline-width="auto" style:text-underline-color="font-color" fo:font-weight="bold" style:font-weight-asian="bold" style:font-weight-complex="bold"/>
    </style:style>
    <style:style style:name="T63" style:family="text">
      <style:text-properties fo:language="pt" fo:country="BR" fo:font-style="italic" fo:font-weight="bold" style:font-style-asian="italic" style:font-weight-asian="bold" style:font-weight-complex="bold"/>
    </style:style>
    <style:style style:name="T64" style:family="text">
      <style:text-properties fo:font-size="11pt" style:font-size-asian="11pt" style:font-size-complex="11pt"/>
    </style:style>
    <style:style style:name="T65" style:family="text">
      <style:text-properties style:font-name="Times New Roman" fo:font-size="12pt" style:font-size-asian="12pt" style:font-name-complex="Times New Roman1" style:font-size-complex="12pt"/>
    </style:style>
    <style:style style:name="T66" style:family="text">
      <style:text-properties style:font-name-asian="Calibri1" style:language-asian="en" style:country-asian="US"/>
    </style:style>
    <style:style style:name="T67" style:family="text">
      <style:text-properties style:font-name="Helvetica-Bold" style:font-name-complex="Helvetica-Bold1" style:font-weight-complex="bold"/>
    </style:style>
    <style:style style:name="T68" style:family="text">
      <style:text-properties fo:color="#000000" fo:font-size="11pt" style:font-size-asian="11pt" style:font-size-complex="11pt"/>
    </style:style>
    <style:style style:name="T69" style:family="text">
      <style:text-properties style:font-name="Times New Roman" fo:font-size="11pt" style:font-size-asian="11pt" style:font-name-complex="Times New Roman1" style:font-size-complex="11pt"/>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1.729cm" fo:min-width="1.729cm" fo:padding-top="0cm" fo:padding-bottom="0cm" fo:padding-left="0cm" fo:padding-right="0cm" fo:wrap-option="wrap" fo:margin-left="0.318cm" fo:margin-right="0.362cm" fo:margin-top="0cm" fo:margin-bottom="0.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5.018cm" fo:min-width="8.421cm" fo:padding-top="0cm" fo:padding-bottom="0cm" fo:padding-left="0cm" fo:padding-right="0cm" fo:wrap-option="wrap" fo:margin-left="0.318cm" fo:margin-right="0.362cm" fo:margin-top="0cm" fo:margin-bottom="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5.399cm" fo:min-width="8.348cm" fo:padding-top="0cm" fo:padding-bottom="0cm" fo:padding-left="0cm" fo:padding-right="0cm" fo:wrap-option="wrap" fo:margin-left="0.318cm" fo:margin-right="0.358cm" fo:margin-top="0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s>
      <text:p text:style-name="P55"><text:soft-page-break/><text:span text:style-name="T1"><office:annotation office:name="__Annotation__3_3426993730"><dc:creator>biblioteca</dc:creator><dc:date>2015-05-27T20:59:00</dc:date><loext:sender-initials>b</loext:sender-initials><text:p/><text:p>- Elemento CAPA (obrigatório).</text:p><text:p>- Não deve ser impressa quando encadernada em brochura ou capa dura.</text:p><text:p>- MANTER ESTA ORDEM DE APRESENTAÇÃO DOS ELEMENTOS</text:p><text:p>- Inicia-se na primeira linha da folha.</text:p><text:p>- Centralizada.</text:p><text:p>- Todas as letras em maiúsculas.</text:p><text:p>- Não utilizar siglas.</text:p><text:p>- Sem negrito.</text:p><text:p>- Tipo de fonte (letra) única na monografia inteira.</text:p><text:p>- Tipo de fonte, letra legível para facilitar a leitura. Exemplos: Arial, Times New Roman, Calibri, etc.</text:p><text:p>- Tamanho da fonte : 12 - na monografia inteira. Ver apêndice A para as exceções.</text:p><text:p>- Espaçamento entre as linhas: 1,5 – na monografia inteira. Ver apêndice A para as exceções.</text:p></office:annotation></text:span><text:span text:style-name="T1">universidade de são paulo</text:span><office:annotation-end office:name="__Annotation__3_3426993730"/></text:p>
      <text:p text:style-name="P2"><text:span text:style-name="T1">Escola de artes, ciências e humanidades</text:span></text:p>
      <text:p text:style-name="P2"><text:span text:style-name="T1">PROGRAMA DE PÓS-GRADUAÇÃO EM </text:span><text:span text:style-name="T1"><office:annotation office:name="__Annotation__9_3426993730"><dc:creator>biblioteca</dc:creator><dc:date>2015-06-09T18:52:00</dc:date><loext:sender-initials>b</loext:sender-initials><text:p/><text:p>- Identificar o nome do programa de pós-graduação ao qual pertence.</text:p></office:annotation></text:span><text:span text:style-name="T1">xxxxxx xxxxxxxxxx</text:span><office:annotation-end office:name="__Annotation__9_3426993730"/></text:p>
      <text:p text:style-name="P52"><text:span text:style-name="T1"><office:annotation office:name="__Annotation__13_3426993730"><dc:creator>biblioteca</dc:creator><dc:date>2015-05-20T21:37:00</dc:date><loext:sender-initials>b</loext:sender-initials><text:p/><text:p>- Centralizado.</text:p><text:p>- Todas as letras em maiúsculas.</text:p><text:p>- Sem negrito.</text:p><text:p>- Não abreviar ou omitir qualquer prenome ou sobrenome.</text:p><text:p>- Não colocar pseudônimo ou apelido.</text:p></office:annotation></text:span><text:span text:style-name="T1">nome completo do AUTOR</text:span><office:annotation-end office:name="__Annotation__13_3426993730"/></text:p>
      <text:p text:style-name="P53"><text:span text:style-name="T5"><office:annotation office:name="__Annotation__18_3426993730"><dc:creator>biblioteca</dc:creator><dc:date>2015-06-09T18:53:00</dc:date><loext:sender-initials>b</loext:sender-initials><text:p/><text:p>- Com negrito.</text:p><text:p>- Centralizado.</text:p><text:p>- <text:span text:style-name="T39">E</text:span><text:span text:style-name="T69">m letras minúsculas, com exceção da primeira letra, nomes próprios e/ou científicos.</text:span></text:p><text:p><text:span text:style-name="T69">- DEFINIR COM CUIDADO O TÍTULO, POIS, APÓS DEPOSITAR A VERSÃO ORIGINAL, ESTE NÃO PODERÁ SER MODIFICADO. </text:span></text:p></office:annotation></text:span><text:span text:style-name="T5">Título : subtítulo</text:span><office:annotation-end office:name="__Annotation__18_3426993730"/></text:p>
      <text:p text:style-name="P54"><text:span text:style-name="T9">Local</text:span><office:annotation><dc:creator>biblioteca</dc:creator><dc:date>2015-05-20T21:24:00</dc:date><loext:sender-initials>b</loext:sender-initials><text:p/><text:p>- Cidade.</text:p><text:p>- Sem negrito.</text:p><text:p>- Centralizado.</text:p></office:annotation></text:p>
      <text:p text:style-name="P2"><text:span text:style-name="T9">Ano do depósito</text:span><office:annotation><dc:creator>biblioteca</dc:creator><dc:date>2015-06-03T15:15:00</dc:date><loext:sender-initials>b</loext:sender-initials><text:p/><text:p>- Ano. Não colocar dia e mês.</text:p><text:p>- Sem negrito.</text:p><text:p>- Centralizado.</text:p></office:annotation></text:p>
      <text:p text:style-name="P12"/>
      <text:p text:style-name="P57"><text:span text:style-name="T1"><office:annotation office:name="__Annotation__28_3426993730"><dc:creator>biblioteca</dc:creator><dc:date>2015-06-03T15:15:00</dc:date><loext:sender-initials>b</loext:sender-initials><text:p/><text:p>- Elemento PÁGINA DE ROSTO (obrigatório).</text:p><text:p>- Inicia-se na primeira linha da folha.</text:p><text:p>- Não colocar o nome da universidade, unidade e programa de pós-graduação.</text:p><text:p>- Outros apontamentos para este item ver CAPA</text:p></office:annotation></text:span><text:span text:style-name="T1">nome completo do Autor</text:span><office:annotation-end office:name="__Annotation__28_3426993730"/></text:p>
      <text:p text:style-name="P58"><text:span text:style-name="T5"><office:annotation office:name="__Annotation__32_3426993730"><dc:creator>biblioteca</dc:creator><dc:date>2015-05-20T20:54:00</dc:date><loext:sender-initials>b</loext:sender-initials><text:p/><text:p>- Apontamentos para este item ver CAPA</text:p></office:annotation></text:span><text:span text:style-name="T5">Título : subtítulo</text:span><office:annotation-end office:name="__Annotation__32_3426993730"/></text:p>
      <text:p text:style-name="P58"><text:span text:style-name="T9"><office:annotation office:name="__Annotation__36_3426993730"><dc:creator>biblioteca</dc:creator><dc:date>2015-06-10T13:22:00</dc:date><loext:sender-initials>b</loext:sender-initials><text:p/><text:p>- Este elemento é o MODELO DE PÁGINA DE ROSTO DA VERSÃO ORIGINAL.</text:p><text:p>- Definindo os tipos das versões:</text:p><text:p><text:s/>original – versão depositada para avaliação da Banca Examinadora;</text:p><text:p><text:s/>corrigida - <text:s/>versão contendo as alterações e sugestões da Banca Examinadora (Modelo, ver apêndice C);</text:p><text:p>Simplificada – versão parcial, contendo: capa, folha de rosto, ficha catalográfica, folha de avaliação, resumos, introdução, conclusão e referências. Servirá para consulta pelo período de resguardo do conteúdo integral da monografia a pedido do autor e anuência da CPG (Modelo ver apêndice D).</text:p><text:p>- Deve conter a expressão “Versão original”.</text:p><text:p>- Centralizada.</text:p><text:p>- Sem negrito.</text:p><text:p>- Posição : entre o título da monografia e o texto identificador de grau, titulação, curso e instituição.</text:p></office:annotation></text:span><text:span text:style-name="T9">Versão original</text:span><office:annotation-end office:name="__Annotation__36_3426993730"/></text:p>
      <text:p text:style-name="P60"><text:span text:style-name="T9"><office:annotation office:name="__Annotation__40_3426993730"><dc:creator>biblioteca</dc:creator><dc:date>2015-06-03T15:16:00</dc:date><loext:sender-initials>b</loext:sender-initials><text:p/><text:p>- Texto identificador do tipo de monografia, grau e titulação deverá ter:</text:p><text:p>espaçamento entre linhas simples;</text:p><text:p>a<text:span text:style-name="T66">linhar do meio da mancha gráfica para a margem direita.</text:span></text:p></office:annotation></text:span><text:span text:style-name="T9">Dissertação</text:span><office:annotation-end office:name="__Annotation__40_3426993730"/><text:span text:style-name="T9"> apresentada à Escola de Artes, Ciências e Humanidades da Universidade de São Paulo para obtenção do título de </text:span><text:span text:style-name="T9"><office:annotation office:name="__Annotation__47_3426993730"><dc:creator>biblioteca</dc:creator><dc:date>2015-05-20T20:53:00</dc:date><loext:sender-initials>b</loext:sender-initials><text:p/><text:p>- Consultar titulação no Programa ao qual pertence ou o Setor de Pós-Graduação.</text:p></office:annotation></text:span><text:span text:style-name="T9">Mestre em Xxxxxxx </text:span><office:annotation-end office:name="__Annotation__47_3426993730"/><text:span text:style-name="T9"><text:s/>pelo Programa de Pós-graduação em </text:span><text:span text:style-name="T9"><office:annotation office:name="__Annotation__55_3426993730"><dc:creator>biblioteca</dc:creator><dc:date>2015-06-09T21:44:00</dc:date><loext:sender-initials>b</loext:sender-initials><text:p/><text:p>- Identificar o nome do programa de pós-graduação ao qual pertence.</text:p></office:annotation></text:span><text:span text:style-name="T9">Xxxxxxxx Xxxxxxxx </text:span><office:annotation-end office:name="__Annotation__55_3426993730"/><text:span text:style-name="T9">.</text:span></text:p>
      <text:p text:style-name="P63"/>
      <text:p text:style-name="P66"><text:bookmark text:name="_GoBack"/></text:p>
      <text:p text:style-name="P70"><text:span text:style-name="T9"><office:annotation office:name="__Annotation__63_3426993730"><dc:creator>biblioteca</dc:creator><dc:date>2015-05-20T21:19:00</dc:date><loext:sender-initials>b</loext:sender-initials><text:p/><text:p>- <text:span text:style-name="T66">Alinhar do meio da mancha gráfica para a margem direita esta expressão.</text:span></text:p><text:p><text:span text:style-name="T66">- Sem negrito.</text:span></text:p></office:annotation></text:span><text:span text:style-name="T9">Área de Concentração: </text:span><office:annotation-end office:name="__Annotation__63_3426993730"/></text:p>
      <text:p text:style-name="P70"><text:span text:style-name="T9"><office:annotation office:name="__Annotation__69_3426993730"><dc:creator>biblioteca</dc:creator><dc:date>2015-06-10T12:51:00</dc:date><loext:sender-initials>b</loext:sender-initials><text:p/><text:p>- <text:span text:style-name="T66">Alinhar do meio da mancha gráfica para a margem direita o nome da área.</text:span></text:p><text:p><text:span text:style-name="T66">- Sem negrito.</text:span></text:p><text:p>- Na linha seguinte a expressão, identificar a área de concentração (consultar o Programa de Pós-Graduação ou no Setor da Pós-Graduação qual <text:s/>pertence).</text:p><text:p>- Sem negrito.</text:p></office:annotation></text:span><text:span text:style-name="T9">Xxxxx Xxxxx</text:span><office:annotation-end office:name="__Annotation__69_3426993730"/></text:p>
      <text:p text:style-name="P71"/>
      <text:p text:style-name="P70"><text:span text:style-name="T9"><office:annotation office:name="__Annotation__73_3426993730"><dc:creator>biblioteca</dc:creator><dc:date>2015-05-20T21:21:00</dc:date><loext:sender-initials>b</loext:sender-initials><text:p/><text:p>- <text:span text:style-name="T66">Alinhar do meio da mancha gráfica para a margem direita esta expressão.</text:span></text:p><text:p><text:span text:style-name="T66">- Sem negrito.</text:span></text:p><text:p>- Alterar a identificação do docente para o gênero feminino quando for o caso.</text:p></office:annotation></text:span><text:span text:style-name="T9">Orientador: </text:span><office:annotation-end office:name="__Annotation__73_3426993730"/></text:p>
      <text:p text:style-name="P70"><text:span text:style-name="T9">Prof. Dr.</text:span><text:span text:style-name="T9"><office:annotation office:name="__Annotation__78_3426993730"><dc:creator>biblioteca</dc:creator><dc:date>2015-05-20T21:23:00</dc:date><loext:sender-initials>b</loext:sender-initials><text:p/><text:p>- <text:span text:style-name="T66">Alinhar do meio da mancha gráfica para a margem direita o nome completo.</text:span></text:p><text:p><text:span text:style-name="T66">- Sem negrito.</text:span></text:p><text:p>- Consultar o nome completo do(a) orientador(a), principalmente a grafia. </text:p><text:p>- Não abreviarou omitir pré nome ou sobrenome.</text:p><text:p>- Alterar a titulação do docente para o gênero feminino quando for o caso.</text:p></office:annotation></text:span><text:span text:style-name="T9">Fulano de Tal</text:span><office:annotation-end office:name="__Annotation__78_3426993730"/></text:p>
      <text:p text:style-name="P71"/>
      <text:p text:style-name="P70"><text:span text:style-name="T9"><office:annotation office:name="__Annotation__82_3426993730"><dc:creator>biblioteca</dc:creator><dc:date>2015-05-20T20:33:00</dc:date><loext:sender-initials>b</loext:sender-initials><text:p/><text:p>- Se houver, seguir os apontamentos do(a) orientador(a).</text:p><text:p>- Se não houver, deletar estas orientações.</text:p></office:annotation></text:span><text:span text:style-name="T9">Co-orientador: </text:span><office:annotation-end office:name="__Annotation__82_3426993730"/></text:p>
      <text:p text:style-name="P72"><text:span text:style-name="T9">Prof. Dr.Fulano de Tal</text:span></text:p>
      <text:p text:style-name="P12"/>
      <text:p text:style-name="P2"><text:span text:style-name="T9"><office:annotation office:name="__Annotation__88_3426993730"><dc:creator>biblioteca</dc:creator><dc:date>2015-06-10T11:16:00</dc:date><loext:sender-initials>b</loext:sender-initials><text:p/><text:p>- Apontamentos para estes itens ver CAPA.</text:p></office:annotation></text:span><text:span text:style-name="T9">Local</text:span></text:p>
      <text:p text:style-name="P3"><text:span text:style-name="T9">Ano do depósito</text:span><office:annotation-end office:name="__Annotation__88_3426993730"/></text:p>
      <text:p text:style-name="P13"/>
      <text:p text:style-name="P132"><text:span text:style-name="T29">Autorizo a reprodução e divulgação total ou parcial deste trabalho, por qualquer meio convencional ou eletrônico, para fins de estudo e pesquisa, desde que citada a fonte.</text:span></text:p>
      <text:p text:style-name="P125"/>
      <text:p text:style-name="P127"/>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9"/>
      <text:p text:style-name="P130"/>
      <text:p text:style-name="P130"/>
      <text:p text:style-name="P130"/>
      <text:p text:style-name="P130"/>
      <text:p text:style-name="P130"/>
      <text:p text:style-name="P130"/>
      <text:p text:style-name="P124"><text:span text:style-name="T29"><office:annotation office:name="__Annotation__93_3426993730"><dc:creator>biblioteca</dc:creator><dc:date>2015-06-10T12:58:00</dc:date><loext:sender-initials>b</loext:sender-initials><text:p/><text:p><text:span text:style-name="T26">- Elemento FICHA CATALOGRÁFICA (obrigatório) </text:span></text:p><text:p><text:span text:style-name="T26">- OBRIGATORIAMETE ELABORADA PELA BIBLIOTECA DA EACH.</text:span></text:p><text:p><text:span text:style-name="T26">– </text:span><text:span text:style-name="T26">PERIODO DE ENVIO APÓS O RECEBIMENTO DE TODAS AS INFORMAÇÕES SOLICITADAS: ATÉ CINCO DIAS ÚTEIS.</text:span></text:p><text:p><text:span text:style-name="T26">- Procedimentos para solicitar a ficha catalográfica ver no site da EACH – BIBLIOTECA.</text:span></text:p><text:p><text:span text:style-name="T26">- Para cada versão da monografia (original, corrigida e simplificada) deverá ser solicitada uma nova ficha catalográfica eseguir o mesmo procedimento. </text:span></text:p><text:p><text:span text:style-name="T26">- Esta página deverá ser impressa no verso da página de rosto. </text:span></text:p></office:annotation></text:span><text:span text:style-name="T29">CATALOGAÇÃO-NA-PUBLICAÇÃO</text:span><office:annotation-end office:name="__Annotation__93_3426993730"/></text:p>
      <text:p text:style-name="P124"><text:span text:style-name="T29">(Universidade de São Paulo. Escola de Artes, Ciências e Humanidades. Biblioteca)</text:span></text:p>
      <text:p text:style-name="P131"/>
      <text:p text:style-name="P128"><draw:custom-shape text:anchor-type="paragraph" draw:z-index="2" draw:name="Retângulo 3" draw:style-name="gr3" draw:text-style-name="P173" svg:width="8.347cm" svg:height="5.398cm" svg:x="1.27cm" svg:y="0.023cm"><text:p text:style-name="P167"/><text:p text:style-name="P169"/><text:p text:style-name="P170"><text:span text:style-name="T30"><text:tab/>Sobrenome, Prenome(s)</text:span></text:p><text:p text:style-name="P171"><text:tab/>Título : subtítulo <text:span text:style-name="T31">/ Nome do autor do trabalho ; orientador(a) Nome do orientador (a)</text:span>. – Local, ano do depósito</text:p><text:p text:style-name="P111"><text:span text:style-name="T26"><text:tab/> <text:s text:c="2"/>XX f. : il. </text:span></text:p><text:p text:style-name="P168"/><text:p text:style-name="P112"><text:span text:style-name="T26"><text:tab/><text:tab/> <text:s text:c="2"/>Dissertação (Mestrado em Xxxxxx) - Programa de Pós-Graduação em XxxxxXxxxx, Escola de Artes, Ciências e Humanidades, Universidade de São Paulo</text:span></text:p><text:p text:style-name="P112"><text:span text:style-name="T26"><text:tab/><text:tab/> <text:s text:c="2"/>Versão original [ou] Versão corrigida [ou] Versão simplificada</text:span></text:p><text:p text:style-name="P113"/><text:p text:style-name="P114"><text:span text:style-name="T26"><text:tab/>1. DescritorI. <text:s/>2. DescritorII. <text:s/>3. DescritorIII. <text:s/>4. DescritorIV. <text:s/>5. DescritorV. <text:s/>I. Sobrenome, Prenome(s)</text:span><text:span text:style-name="T27">, orient. </text:span><text:span text:style-name="T26"><text:s/>II. Título.</text:span></text:p><text:p text:style-name="P115"/><text:p text:style-name="P116"><text:span text:style-name="T26">CDD 22.ed. – NNN.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tângulo 2" draw:style-name="gr1" draw:text-style-name="P173" svg:width="1.728cm" svg:height="1.728cm" svg:x="0.965cm" svg:y="1.489cm"><text:p text:style-name="P16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Retângulo 1" draw:style-name="gr2" draw:text-style-name="P173" svg:width="8.42cm" svg:height="5.017cm" svg:x="1.27cm" svg:y="0.265cm"><text:p text:style-name="P17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1"/>
      <text:p text:style-name="P82"><text:span text:style-name="T5"><office:annotation office:name="__Annotation__132_3426993730"><dc:creator>biblioteca</dc:creator><dc:date>2015-06-10T12:58:00</dc:date><loext:sender-initials>b</loext:sender-initials><text:p/><text:p>- Elemento ERRATA (opcional).</text:p><text:p>- Esta folha é colada a encadernação entre a página da ficha catalográfica e a folha de avaliação. Tamanho desta folha deve ser menor que o tamanho das folhas da monografia, ou seja, A4.</text:p><text:p>- Título ERRATA :</text:p><text:p>inicia-se na primeira linha da folha;</text:p><text:p>centralizado;</text:p><text:p>todas as letras em maiúsculas;</text:p><text:p>com negrito;</text:p><text:p>espaçamento entre o título do elemento e a primeira linha da referência é 1 espaço de 1,5.</text:p></office:annotation></text:span><text:span text:style-name="T5">ERRATA</text:span><office:annotation-end office:name="__Annotation__132_3426993730"/></text:p>
      <text:p text:style-name="P17"/>
      <text:p text:style-name="Standard"><text:span text:style-name="T9"><office:annotation office:name="__Annotation__136_3426993730"><dc:creator>biblioteca</dc:creator><dc:date>2015-05-27T13:31:00</dc:date><loext:sender-initials>b</loext:sender-initials><text:p/><text:p>- Toda referência é alinhada à esquerda (não é justificada).</text:p><text:p>- O espaçamento entre linhas de uma referência é simples.</text:p></office:annotation></text:span><text:span text:style-name="T9">SOBR</text:span><office:annotation-end office:name="__Annotation__136_3426993730"/><text:span text:style-name="T9">ENOME, Prenomes abreviados. </text:span><text:span text:style-name="T5">Título </text:span><text:span text:style-name="T9">: subtítulo</text:span><text:span text:style-name="T10">. Ano de depósito.</text:span><text:span text:style-name="T9">Número total f. Dissertação (Mestrado em </text:span><text:span text:style-name="T9"><office:annotation office:name="__Annotation__148_3426993730"><dc:creator>biblioteca</dc:creator><dc:date>2015-05-27T13:11:00</dc:date><loext:sender-initials>b</loext:sender-initials><text:p/><text:p>- Apontamentos para este item ver PÁGINA DE ROSTO.</text:p></office:annotation></text:span><text:span text:style-name="T9">Xxxxxx</text:span><office:annotation-end office:name="__Annotation__148_3426993730"/><text:span text:style-name="T9">) - Escola de Artes, Ciências e Humanidades, Universidade de São Paulo, São Paulo, Ano de defesa. </text:span></text:p>
      <text:p text:style-name="P1"><office:annotation><dc:creator>biblioteca</dc:creator><dc:date>2015-06-09T21:46:00</dc:date><loext:sender-initials>b</loext:sender-initials><text:p/><text:p>- Espaço entre a última linha da referência e o quadro é de 1,5.</text:p></office:annot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6"><office:annotation office:name="__Annotation__161_3426993730"><dc:creator>biblioteca</dc:creator><dc:date>2015-05-27T13:13:00</dc:date><loext:sender-initials>b</loext:sender-initials><text:p/><text:p>- Itens de orientação:</text:p><text:p>em negritos;</text:p><text:p>manter a ordem apresentada.</text:p></office:annotation></text:span><text:span text:style-name="T6">Folha</text:span></text:p>
          </table:table-cell>
          <table:table-cell table:style-name="Table1.A1" office:value-type="string">
            <text:p text:style-name="P1"><text:span text:style-name="T6">Linha</text:span></text:p>
          </table:table-cell>
          <table:table-cell table:style-name="Table1.A1" office:value-type="string">
            <text:p text:style-name="P1"><text:span text:style-name="T6">Onde se lê </text:span></text:p>
          </table:table-cell>
          <table:table-cell table:style-name="Table1.A1" office:value-type="string">
            <text:p text:style-name="P1"><text:span text:style-name="T6">Leia-se</text:span><office:annotation-end office:name="__Annotation__161_3426993730"/></text:p>
          </table:table-cell>
        </table:table-row>
        <table:table-row table:style-name="Table1.1">
          <table:table-cell table:style-name="Table1.A1" office:value-type="string">
            <text:p text:style-name="P1"><text:span text:style-name="T10"><office:annotation office:name="__Annotation__165_3426993730"><dc:creator>biblioteca</dc:creator><dc:date>2015-05-27T13:11:00</dc:date><loext:sender-initials>b</loext:sender-initials><text:p/><text:p>- Número da folha ou página onde se encontra o erro.</text:p></office:annotation></text:span><text:span text:style-name="T10">18</text:span><office:annotation-end office:name="__Annotation__165_3426993730"/></text:p>
          </table:table-cell>
          <table:table-cell table:style-name="Table1.A1" office:value-type="string">
            <text:p text:style-name="P1"><text:span text:style-name="T10"><office:annotation office:name="__Annotation__169_3426993730"><dc:creator>biblioteca</dc:creator><dc:date>2015-05-27T13:11:00</dc:date><loext:sender-initials>b</loext:sender-initials><text:p/><text:p>- Número da linha onde se encontra o erro.</text:p></office:annotation></text:span><text:span text:style-name="T10">10</text:span><office:annotation-end office:name="__Annotation__169_3426993730"/></text:p>
          </table:table-cell>
          <table:table-cell table:style-name="Table1.A1" office:value-type="string">
            <text:p text:style-name="P1"><text:span text:style-name="T9"><office:annotation office:name="__Annotation__173_3426993730"><dc:creator>biblioteca</dc:creator><dc:date>2015-05-27T13:11:00</dc:date><loext:sender-initials>b</loext:sender-initials><text:p/><text:p>- Transcrever o dado errado.</text:p></office:annotation></text:span><text:span text:style-name="T9">auto-clavado</text:span><office:annotation-end office:name="__Annotation__173_3426993730"/></text:p>
          </table:table-cell>
          <table:table-cell table:style-name="Table1.A1" office:value-type="string">
            <text:p text:style-name="P1"><text:span text:style-name="T9"><office:annotation office:name="__Annotation__177_3426993730"><dc:creator>biblioteca</dc:creator><dc:date>2015-05-27T13:12:00</dc:date><loext:sender-initials>b</loext:sender-initials><text:p/><text:p>- Transcrever o dado correto.</text:p></office:annotation></text:span><text:span text:style-name="T9">Autoclavado</text:span><office:annotation-end office:name="__Annotation__177_3426993730"/></text:p>
          </table:table-cell>
        </table:table-row>
      </table:table>
      <text:p text:style-name="P73"/>
      <text:p text:style-name="P73"/>
      <text:p text:style-name="P73"/>
      <text:p text:style-name="P73"/>
      <text:p text:style-name="P73"/>
      <text:p text:style-name="P84"><text:span text:style-name="T9"><office:annotation office:name="__Annotation__197_3426993730"><dc:creator>biblioteca</dc:creator><dc:date>2015-06-10T11:17:00</dc:date><loext:sender-initials>b</loext:sender-initials><text:p/><text:p>- Elemento FOLHA DE AVALIAÇÃO (obrigatório).</text:p><text:p>- Inicia-se na primeira linha da folha.</text:p><text:p>- Alinhar à esquerda.</text:p><text:p>- Incluir a palavra : “Nome” seguido de dois pontos (:).</text:p><text:p>- Colocar o nome completo do autor, porém de forma invertida, neste formato : SOBRENOME, Prenome(s)</text:p><text:p>- Ver modelo de folha de avaliação da versão corrigida no apêndice E.</text:p></office:annotation></text:span><text:span text:style-name="T9">Nome</text:span><office:annotation-end office:name="__Annotation__197_3426993730"/><text:span text:style-name="T9">:SOBRENOME, Prenomes</text:span></text:p>
      <text:p text:style-name="P83"><text:span text:style-name="T9">Título:Título : subtítulo</text:span></text:p>
      <text:p text:style-name="P14"/>
      <text:p text:style-name="P14"/>
      <text:p text:style-name="P61"><text:span text:style-name="T9"><office:annotation office:name="__Annotation__206_3426993730"><dc:creator>biblioteca</dc:creator><dc:date>2015-05-20T20:58:00</dc:date><loext:sender-initials>b</loext:sender-initials><text:p/><text:p>- Texto e formatação iguais ao da página de rosto.</text:p></office:annotation></text:span><text:span text:style-name="T9">Dissertação apresentada à Escola de Artes, Ciências e Humanidades da Universidade de São Paulo para obtenção do título de Mestre em Xxxxx do Programa de Pós-Graduação em Xxxxxxxxx Xxxxx.</text:span><office:annotation-end office:name="__Annotation__206_3426993730"/></text:p>
      <text:p text:style-name="P15"/>
      <text:p text:style-name="P70"><text:span text:style-name="T9"><office:annotation office:name="__Annotation__210_3426993730"><dc:creator>biblioteca</dc:creator><dc:date>2015-05-20T21:29:00</dc:date><loext:sender-initials>b</loext:sender-initials><text:p/><text:p>- Texto e formatação iguais ao da página de rosto.</text:p></office:annotation></text:span><text:span text:style-name="T9">Área de Concentração: </text:span><office:annotation-end office:name="__Annotation__210_3426993730"/></text:p>
      <text:p text:style-name="P67"><text:span text:style-name="T9"><office:annotation office:name="__Annotation__214_3426993730"><dc:creator>biblioteca</dc:creator><dc:date>2015-05-20T21:29:00</dc:date><loext:sender-initials>b</loext:sender-initials><text:p/><text:p>- Texto e formatação iguais ao da página de rosto.</text:p></office:annotation></text:span><text:span text:style-name="T9">XxxxxXxxxx</text:span><office:annotation-end office:name="__Annotation__214_3426993730"/></text:p>
      <text:p text:style-name="P11"/>
      <text:p text:style-name="P1"><text:span text:style-name="T9">Aprovado em: </text:span><text:span text:style-name="T9"><office:annotation office:name="__Annotation__219_3426993730"><dc:creator>biblioteca</dc:creator><dc:date>2015-05-27T16:17:00</dc:date><loext:sender-initials>b</loext:sender-initials><text:p/><text:p>- Para a versão original, não preencher a data, que deverá ser preenchida no dia da defesa.</text:p></office:annotation></text:span><text:span text:style-name="T9">___ / ___ / _____</text:span><office:annotation-end office:name="__Annotation__219_3426993730"/></text:p>
      <text:p text:style-name="P11"/>
      <text:p text:style-name="P11"/>
      <text:p text:style-name="P2"><text:span text:style-name="T5">Banca Examinadora</text:span></text:p>
      <text:p text:style-name="P12"/>
      <text:p text:style-name="P1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2"><text:span text:style-name="T9">Prof. Dr.</text:span></text:p>
          </table:table-cell>
          <table:table-cell table:style-name="Table2.A1" office:value-type="string">
            <text:p text:style-name="P32"><text:span text:style-name="T9">____________________</text:span></text:p>
          </table:table-cell>
          <table:table-cell table:style-name="Table2.A1" office:value-type="string">
            <text:p text:style-name="P40"/>
          </table:table-cell>
          <table:table-cell table:style-name="Table2.A1" office:value-type="string">
            <text:p text:style-name="P32"><text:span text:style-name="T9">Instituição:</text:span></text:p>
          </table:table-cell>
          <table:table-cell table:style-name="Table2.A1" office:value-type="string">
            <text:p text:style-name="P32"><text:span text:style-name="T9">__________________</text:span></text:p>
          </table:table-cell>
        </table:table-row>
        <table:table-row table:style-name="Table2.1">
          <table:table-cell table:style-name="Table2.A1" office:value-type="string">
            <text:p text:style-name="P32"><text:span text:style-name="T9">Julgamento:</text:span></text:p>
          </table:table-cell>
          <table:table-cell table:style-name="Table2.A1" office:value-type="string">
            <text:p text:style-name="P32"><text:span text:style-name="T9">____________________</text:span></text:p>
          </table:table-cell>
          <table:table-cell table:style-name="Table2.A1" office:value-type="string">
            <text:p text:style-name="P40"/>
          </table:table-cell>
          <table:table-cell table:style-name="Table2.A1" office:value-type="string">
            <text:p text:style-name="P32"><text:span text:style-name="T9">Assinatura:</text:span></text:p>
          </table:table-cell>
          <table:table-cell table:style-name="Table2.A1" office:value-type="string">
            <text:p text:style-name="P32"><text:span text:style-name="T9">__________________</text:span></text:p>
          </table:table-cell>
        </table:table-row>
        <table:table-row table:style-name="Table2.1">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1" office:value-type="string">
            <text:p text:style-name="P32"><text:span text:style-name="T9">Prof. Dr.</text:span></text:p>
          </table:table-cell>
          <table:table-cell table:style-name="Table2.A1" office:value-type="string">
            <text:p text:style-name="P32"><text:span text:style-name="T9">____________________</text:span></text:p>
          </table:table-cell>
          <table:table-cell table:style-name="Table2.A1" office:value-type="string">
            <text:p text:style-name="P40"/>
          </table:table-cell>
          <table:table-cell table:style-name="Table2.A1" office:value-type="string">
            <text:p text:style-name="P32"><text:span text:style-name="T9">Instituição:</text:span></text:p>
          </table:table-cell>
          <table:table-cell table:style-name="Table2.A1" office:value-type="string">
            <text:p text:style-name="P32"><text:span text:style-name="T9">__________________</text:span></text:p>
          </table:table-cell>
        </table:table-row>
        <table:table-row table:style-name="Table2.1">
          <table:table-cell table:style-name="Table2.A1" office:value-type="string">
            <text:p text:style-name="P32"><text:span text:style-name="T9">Julgamento:</text:span></text:p>
          </table:table-cell>
          <table:table-cell table:style-name="Table2.A1" office:value-type="string">
            <text:p text:style-name="P32"><text:span text:style-name="T9">____________________</text:span></text:p>
          </table:table-cell>
          <table:table-cell table:style-name="Table2.A1" office:value-type="string">
            <text:p text:style-name="P40"/>
          </table:table-cell>
          <table:table-cell table:style-name="Table2.A1" office:value-type="string">
            <text:p text:style-name="P32"><text:span text:style-name="T9">Assinatura:</text:span></text:p>
          </table:table-cell>
          <table:table-cell table:style-name="Table2.A1" office:value-type="string">
            <text:p text:style-name="P32"><text:span text:style-name="T9">__________________</text:span></text:p>
          </table:table-cell>
        </table:table-row>
        <table:table-row table:style-name="Table2.1">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cell table:style-name="Table2.A1" office:value-type="string">
            <text:p text:style-name="P40"/>
          </table:table-cell>
        </table:table-row>
        <table:table-row table:style-name="Table2.1">
          <table:table-cell table:style-name="Table2.A1" office:value-type="string">
            <text:p text:style-name="P32"><text:span text:style-name="T9">Prof. Dr.</text:span></text:p>
          </table:table-cell>
          <table:table-cell table:style-name="Table2.A1" office:value-type="string">
            <text:p text:style-name="P32"><text:span text:style-name="T9">____________________</text:span></text:p>
          </table:table-cell>
          <table:table-cell table:style-name="Table2.A1" office:value-type="string">
            <text:p text:style-name="P40"/>
          </table:table-cell>
          <table:table-cell table:style-name="Table2.A1" office:value-type="string">
            <text:p text:style-name="P32"><text:span text:style-name="T9">Instituição:</text:span></text:p>
          </table:table-cell>
          <table:table-cell table:style-name="Table2.A1" office:value-type="string">
            <text:p text:style-name="P32"><text:span text:style-name="T9">__________________</text:span></text:p>
          </table:table-cell>
        </table:table-row>
        <table:table-row table:style-name="Table2.1">
          <table:table-cell table:style-name="Table2.A1" office:value-type="string">
            <text:p text:style-name="P32"><office:annotation office:name="__Annotation__247_3426993730"><dc:creator>biblioteca</dc:creator><dc:date>2015-05-27T13:21:00</dc:date><loext:sender-initials>b</loext:sender-initials><text:p/><text:p>- Para a versão original, não preencher os nomes dos membros da banca examinadora e os nomes das instituições.</text:p><text:p>- Estes deverão ser preenchidos, no dia da defesa, após a comunicação da banca examinadora sobre o resultado. </text:p><text:p>- Importante: letra legível.</text:p></office:annotation><text:span text:style-name="T9">Julgamento:</text:span></text:p>
          </table:table-cell>
          <table:table-cell table:style-name="Table2.A1" office:value-type="string">
            <text:p text:style-name="P32"><text:span text:style-name="T9">____________________</text:span></text:p>
          </table:table-cell>
          <table:table-cell table:style-name="Table2.A1" office:value-type="string">
            <text:p text:style-name="P40"/>
          </table:table-cell>
          <table:table-cell table:style-name="Table2.A1" office:value-type="string">
            <text:p text:style-name="P32"><text:span text:style-name="T9">Assinatura:</text:span></text:p>
          </table:table-cell>
          <table:table-cell table:style-name="Table2.A1" office:value-type="string">
            <text:p text:style-name="P32"><text:span text:style-name="T9">_________________</text:span><office:annotation-end office:name="__Annotation__247_3426993730"/></text:p>
          </table:table-cell>
        </table:table-row>
      </table:table>
      <text:p text:style-name="P85"><text:span text:style-name="T14"><office:annotation office:name="__Annotation__331_3426993730"><dc:creator>biblioteca</dc:creator><dc:date>2015-05-27T15:00:00</dc:date><loext:sender-initials>b</loext:sender-initials><text:p/><text:p>- Elemento DEDICATÓRIA (opcional).</text:p><text:p>- Redação livre.</text:p><text:p>- Tipo e tamanho de letra, espacejamento e margens da folha ou página, respeitar as regras citadas.</text:p></office:annotation></text:span><text:span text:style-name="T14">Escreva aqui sua dedicatória, se desejar, ou remova esta página</text:span><office:annotation-end office:name="__Annotation__331_3426993730"/><text:span text:style-name="T14">...</text:span></text:p>
      <text:p text:style-name="P87"><text:span text:style-name="T5"><office:annotation office:name="__Annotation__336_3426993730"><dc:creator>biblioteca</dc:creator><dc:date>2015-05-27T15:11:00</dc:date><loext:sender-initials>b</loext:sender-initials><text:p/><text:p>- Elemento AGRADECIMENTOS (opcional).</text:p><text:p>- Apontamentos para este elemento ver DEDICATÓRIA</text:p></office:annotation></text:span><text:span text:style-name="T5">Agradecimentos</text:span><office:annotation-end office:name="__Annotation__336_3426993730"/></text:p>
      <text:p text:style-name="P18"/>
      <text:p text:style-name="P75"><text:span text:style-name="T9">Texto de exemplo, </text:span><text:span text:style-name="T5">agradecer a agência de fomento (se houver) que deu apoio financeiro e citar os identificadores dorespectivo processo</text:span><text:span text:style-name="T9">. Texto de exemplo, texto de exemplo, texto de exemplo, texto de exemplo, texto de exemplo, texto de exemplo, texto de exemplo, texto de exemplo, texto de exemplo, texto de exemplo, texto de exemplo, texto de exemplo, texto de exemplo, texto de exemplo, texto de exemplo, texto de exemplo, texto de exemplo, texto de exemplo, texto de exemplo, texto de exemplo, texto de exemplo.</text:span></text:p>
      <text:p text:style-name="P89"/>
      <text:p text:style-name="P78"/>
      <text:p text:style-name="P79"><text:span text:style-name="T14"><office:annotation office:name="__Annotation__349_3426993730"><dc:creator>biblioteca</dc:creator><dc:date>2015-05-27T15:11:00</dc:date><loext:sender-initials>b</loext:sender-initials><text:p/><text:p>- Elemento EPÍGRAFE (opcional).</text:p><text:p>- Apontamentos para este elemento ver DEDICATÓRIA</text:p><text:p/></office:annotation></text:span><text:span text:style-name="T14">“Escreva aqui uma epígrafe, se desejar, ou remova esta página...”</text:span><office:annotation-end office:name="__Annotation__349_3426993730"/></text:p>
      <text:p text:style-name="P7"><text:span text:style-name="T9">(</text:span><text:span text:style-name="T9"><office:annotation office:name="__Annotation__356_3426993730"><dc:creator>biblioteca</dc:creator><dc:date>2015-05-27T13:26:00</dc:date><loext:sender-initials>b</loext:sender-initials><text:p/><text:p>- Indicar na lista final (Referências) a referência desta citação.</text:p><text:p>- “x” substituir pelo número da folha ou página.</text:p></office:annotation></text:span><text:span text:style-name="T9">SOBRENOME, ano, p. x</text:span><office:annotation-end office:name="__Annotation__356_3426993730"/><text:span text:style-name="T9">)</text:span></text:p>
      <text:p text:style-name="P87"><text:span text:style-name="T5"><office:annotation office:name="__Annotation__361_3426993730"><dc:creator>biblioteca</dc:creator><dc:date>2015-05-27T16:17:00</dc:date><loext:sender-initials>b</loext:sender-initials><text:p/><text:p>- Elemento RESUMO (obrigatório).</text:p><text:p>- Título RESUMO :</text:p><text:p>inicia-se na primeira linha da folha;</text:p><text:p>centralizado;</text:p><text:p>todas as letras em maiúsculas;</text:p><text:p>com negrito;</text:p><text:p>espaçamento entre o título do elemento e a primeira linha da referência é 1 espaço de 1,5.</text:p><text:p>- Se a monografia for redigida em outro idioma (de acordo com o Programa de Pós-Graduação) os resumos deverão obrigatoriamente vir na seguinte sequência:</text:p><text:p>resumo no idioma principal (inglês ou outros);</text:p><text:p>resumo na língua portuguesa;</text:p><text:p>resumo na língua inglesa (se o idioma principal não for o inglês).</text:p></office:annotation></text:span><text:span text:style-name="T5">RESUMO</text:span><office:annotation-end office:name="__Annotation__361_3426993730"/></text:p>
      <text:p text:style-name="P18"/>
      <text:p text:style-name="Standard"><text:span text:style-name="T9"><office:annotation office:name="__Annotation__365_3426993730"><dc:creator>biblioteca</dc:creator><dc:date>2015-05-27T13:33:00</dc:date><loext:sender-initials>b</loext:sender-initials><text:p/><text:p>- Toda referência é alinhada à esquerda (não é justificada).</text:p><text:p>- O espaçamento entre linhas de uma referência é simples.</text:p></office:annotation></text:span><text:span text:style-name="T9">SOBRENOME</text:span><office:annotation-end office:name="__Annotation__365_3426993730"/><text:span text:style-name="T9">, Prenome(s). </text:span><text:span text:style-name="T5">Título</text:span><text:span text:style-name="T9">: subtítulo. Ano de depósito. Número total de f. Dissertação (Mestrado em </text:span><text:span text:style-name="T9"><office:annotation office:name="__Annotation__383_3426993730"><dc:creator>biblioteca</dc:creator><dc:date>2015-05-27T13:36:00</dc:date><loext:sender-initials>b</loext:sender-initials><text:p/><text:p>- Apontamentos para este item ver PÁGINA DE ROSTO.</text:p></office:annotation></text:span><text:span text:style-name="T9">XXXX</text:span><office:annotation-end office:name="__Annotation__383_3426993730"/><text:span text:style-name="T9">) – Escola de Artes, Ciências e Humanidades, Universidade de São Paulo, São Paulo, Ano de defesa. Versão </text:span><text:span text:style-name="T9"><office:annotation office:name="__Annotation__393_3426993730"><dc:creator>Maria Fatima</dc:creator><dc:date>2015-06-10T13:44:00</dc:date><loext:sender-initials>MF</loext:sender-initials><text:p>Inserir o tipo de versão, original ou corrigida, de acordo com a informação contida na PÁGINA DE ROSTO.</text:p></office:annotation></text:span><text:span text:style-name="T9">xxxxxxxx</text:span><office:annotation-end office:name="__Annotation__393_3426993730"/><text:span text:style-name="T9">. </text:span></text:p>
      <text:p text:style-name="P1"><office:annotation><dc:creator>biblioteca</dc:creator><dc:date>2015-05-27T13:39:00</dc:date><loext:sender-initials>b</loext:sender-initials><text:p/><text:p>- Espaçamento entre a referência e a primeira linha do texto do resumo é 1 espaço de 1,5.</text:p></office:annotation></text:p>
      <text:p text:style-name="P4"><text:span text:style-name="T9"><office:annotation office:name="__Annotation__403_3426993730"><dc:creator>biblioteca</dc:creator><dc:date>2015-05-27T15:17:00</dc:date><loext:sender-initials>b</loext:sender-initials><text:p/><text:p>- Espaçamento entre linhas é 1,5.</text:p></office:annotation></text:span><text:span text:style-name="T9">Texto formado por uma sequência de frases concisas e objetivas. Deve apresentar os objetivos, métodos empregados, resultados e conclusões redigido em parágrafo único. Conter de 150 a 500 palavras.</text:span><office:annotation-end office:name="__Annotation__403_3426993730"/></text:p>
      <text:p text:style-name="P4"><office:annotation><dc:creator>biblioteca</dc:creator><dc:date>2015-05-27T13:58:00</dc:date><loext:sender-initials>b</loext:sender-initials><text:p/><text:p>- Espaçamento entre o texto e as palavras-chave é 1 espaço de 1,5</text:p></office:annotation></text:p>
      <text:p text:style-name="P25"><text:span text:style-name="T9"><office:annotation office:name="__Annotation__408_3426993730"><dc:creator>biblioteca</dc:creator><dc:date>2015-05-27T14:17:00</dc:date><loext:sender-initials>b</loext:sender-initials><text:p/><text:p>- Sem negrito.</text:p></office:annotation></text:span><text:span text:style-name="T9">Palavras-chave: </text:span><office:annotation-end office:name="__Annotation__408_3426993730"/><text:span text:style-name="T9"><office:annotation office:name="__Annotation__423_3426993730"><dc:creator>biblioteca</dc:creator><dc:date>2015-05-27T14:23:00</dc:date><loext:sender-initials>b</loext:sender-initials><text:p/><text:p><text:span text:style-name="T64">- Os termos representativos do conteúdo do trabalho devem constar logo abaixo do resumo, antecedido pela expressão “Palavras-chave:”, separadas entre si por ponto e 1 espaço e finalizadas também por ponto.</text:span></text:p><text:p><text:span text:style-name="T64">- O conteúdo do trabalho (palavras-chave) deve ser atribuído, preferencialmente, de acordo com o VocabulárioControladodoSIBi/USP</text:span><text:span text:style-name="T68">.</text:span></text:p><text:p><text:span text:style-name="T68">- A letra inicial da palavra-chave deve ser maiúscula. Exemplo: Ação cultural.</text:span></text:p><text:p><text:span text:style-name="T68">- Se as palavras-chave ocuparem uma segunda linha, esta deverá ser iniciada abaixo da primeira letra da primeira palavra-chave.</text:span></text:p></office:annotation></text:span><text:span text:style-name="T9">Palavra1. Palavra2. Palavra3. Palavra4. </text:span><text:span text:style-name="T18">Palavra palavra5.</text:span><office:annotation-end office:name="__Annotation__423_3426993730"/></text:p>
      <text:p text:style-name="P87"><text:span text:style-name="T19"><office:annotation office:name="__Annotation__427_3426993730"><dc:creator>biblioteca</dc:creator><dc:date>2015-05-27T15:23:00</dc:date><loext:sender-initials>b</loext:sender-initials><text:p/><text:p>- Elemento ABSTRACT (obrigatório).</text:p><text:p>- Apontamentos para este elemento ver RESUMO.</text:p><text:p>- As informações deste elemento devem ser no idioma inglês. </text:p></office:annotation></text:span><text:span text:style-name="T19">ABSTRACT</text:span><office:annotation-end office:name="__Annotation__427_3426993730"/></text:p>
      <text:p text:style-name="P19"/>
      <text:p text:style-name="Standard"><text:span text:style-name="T18">SURNAME, FirstNameMiddleName. </text:span><text:span text:style-name="T19">Title</text:span><text:span text:style-name="T18">: subtitle.DepositYear. Number of pages p. Dissertation (Master of Science) – School of Arts, Sciences and Humanities, University of São Paulo, São Paulo, DefenseYear. Type version.</text:span></text:p>
      <text:p text:style-name="P22"/>
      <text:p text:style-name="P4"><text:span text:style-name="T18">Write here the English version of your "Resumo".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 example text.</text:span></text:p>
      <text:p text:style-name="P20"/>
      <text:p text:style-name="P4"><text:span text:style-name="T18">Keywords: Keyword1. Keyword2.Keyword3. Keyword4. Keyword keyword5.</text:span></text:p>
      <text:p text:style-name="P87"><text:span text:style-name="T5"><office:annotation office:name="__Annotation__450_3426993730"><dc:creator>biblioteca</dc:creator><dc:date>2015-06-10T13:55:00</dc:date><loext:sender-initials>b</loext:sender-initials><text:p/><text:p>- Elemento LISTA DE FIGURAS (opcional). </text:p><text:p>NOTA, o autor decide elaborar ou não a lista independente da quantidade de itens.</text:p><text:p>- Título LISTA DE FIGURAS :</text:p><text:p>inicia-se na primeira linha da folha;</text:p><text:p>centralizado;</text:p><text:p>todas as letras em maiúsculas;</text:p><text:p>com negrito;</text:p><text:p>espaçamento entre o título do elemento e a primeira linha é 1 espaço de 1,5.</text:p><text:p><text:span text:style-name="T64">- Elaborada seguindo a mesma ordem apresentada no texto.</text:span></text:p><text:p><text:span text:style-name="T64">- Recomenda-se a elaboração de lista própria para cada tipo de ilustração.</text:span></text:p><text:p><text:span text:style-name="T64">- nn substituir pelo número de folha ou página onde se localiza a ilustração.</text:span></text:p></office:annotation></text:span><text:span text:style-name="T5">LISTA DE FIGURAS</text:span><office:annotation-end office:name="__Annotation__450_3426993730"/></text:p>
      <text:p text:style-name="P8"><text:span text:style-name="T5"><text:tab/></text:span><office:annotation office:name="__Annotation__545_3426993730"><dc:creator>biblioteca</dc:creator><dc:date>2015-05-27T16:53:00</dc:date><loext:sender-initials>b</loext:sender-initials><text:p/><text:p>- Espaçamento entre linhas é 1,5.</text:p><text:p>- Sem destaque tipográfico (negrito, itálico, sublinhado, etc.).</text:p></office:annotation></text:p>
      <text:illustration-index text:style-name="Sect1" text:protected="true" text:name="Illustration Index1">
        <text:illustration-index-source text:caption-sequence-name="Figura"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33"><text:a xlink:type="simple" xlink:href="#_Toc414761754" text:style-name="Index_20_Link" text:visited-style-name="Index_20_Link">Figura1 – Título de ilustração do tipo figura</text:a><text:a xlink:type="simple" xlink:href="#_Toc414761754" text:style-name="Index_20_Link" text:visited-style-name="Index_20_Link"><text:span text:style-name="T33"><text:tab/></text:span></text:a>nn</text:p>
          <text:p text:style-name="P135"><text:a xlink:type="simple" xlink:href="#_Toc414761755" text:style-name="Index_20_Link" text:visited-style-name="Index_20_Link">Figura 2 – Título de ilustração do tipo figura, </text:a><text:a xlink:type="simple" xlink:href="#_Toc414761755" text:style-name="Index_20_Link" text:visited-style-name="Index_20_Link"><text:span text:style-name="T43">designada por seu nome específico</text:span></text:a><text:a xlink:type="simple" xlink:href="#_Toc414761755" text:style-name="Index_20_Link" text:visited-style-name="Index_20_Link"><text:span text:style-name="T20">e quando for o caso, incluir local geográfico, ano ou período</text:span></text:a><text:a xlink:type="simple" xlink:href="#_Toc414761755" text:style-name="Index_20_Link" text:visited-style-name="Index_20_Link"><text:span text:style-name="T33"><text:tab/></text:span></text:a><text:a xlink:type="simple" xlink:href="#_Toc414761755" text:style-name="Index_20_Link" text:visited-style-name="Index_20_Link"><text:span text:style-name="T47">.</text:span></text:a>nn</text:p>
          <text:p text:style-name="P134"><text:a xlink:type="simple" xlink:href="#_Toc414761756" text:style-name="Index_20_Link" text:visited-style-name="Index_20_Link">Figura 3 – Título de ilustração do tipo figura</text:a><text:a xlink:type="simple" xlink:href="#_Toc414761756" text:style-name="Index_20_Link" text:visited-style-name="Index_20_Link"><text:span text:style-name="T33"><text:tab/></text:span></text:a>nn</text:p>
          <text:p text:style-name="P133"><text:a xlink:type="simple" xlink:href="#_Toc414761757" text:style-name="Index_20_Link" text:visited-style-name="Index_20_Link">Figura 4 – Título de ilustração do tipo figura</text:a><text:a xlink:type="simple" xlink:href="#_Toc414761757" text:style-name="Index_20_Link" text:visited-style-name="Index_20_Link"><text:span text:style-name="T33"><text:tab/></text:span></text:a><text:a xlink:type="simple" xlink:href="#_Toc414761757" text:style-name="Index_20_Link" text:visited-style-name="Index_20_Link"><text:span text:style-name="T47">.</text:span></text:a>nn</text:p>
          <text:p text:style-name="P134"><text:a xlink:type="simple" xlink:href="#_Toc414761758" text:style-name="Index_20_Link" text:visited-style-name="Index_20_Link">Figura 5 – Título de ilustração do tipo figura</text:a><text:a xlink:type="simple" xlink:href="#_Toc414761758" text:style-name="Index_20_Link" text:visited-style-name="Index_20_Link"><text:span text:style-name="T33"><text:tab/></text:span></text:a><text:a xlink:type="simple" xlink:href="#_Toc414761758" text:style-name="Index_20_Link" text:visited-style-name="Index_20_Link"><text:span text:style-name="T47">.</text:span></text:a>nn</text:p>
          <text:p text:style-name="Standard"><office:annotation-end office:name="__Annotation__545_3426993730"/></text:p>
        </text:index-body>
      </text:illustration-index>
      <text:p text:style-name="P88"><text:span text:style-name="T5"><office:annotation office:name="__Annotation__549_3426993730"><dc:creator>biblioteca</dc:creator><dc:date>2015-05-27T16:54:00</dc:date><loext:sender-initials>b</loext:sender-initials><text:p/><text:p>- Elemento LISTA DE TABELAS (opcional). </text:p><text:p>- Apontamentos para este elemento ver LISTA DE FIGURAS.</text:p></office:annotation></text:span><text:span text:style-name="T5">LISTA DE TABELAS</text:span><office:annotation-end office:name="__Annotation__549_3426993730"/></text:p>
      <text:p text:style-name="P2"/>
      <text:illustration-index text:style-name="Sect1" text:protected="true" text:name="Illustration Index1">
        <text:illustration-index-source text:caption-sequence-name="Tabela"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136"><text:a xlink:type="simple" xlink:href="#_Toc414761763" text:style-name="Index_20_Link" text:visited-style-name="Index_20_Link"><text:span text:style-name="T43">Tabela 1 – Título de tabela</text:span></text:a><text:a xlink:type="simple" xlink:href="#_Toc414761763" text:style-name="Index_20_Link" text:visited-style-name="Index_20_Link"><text:span text:style-name="T44"><text:tab/></text:span></text:a><text:a xlink:type="simple" xlink:href="#_Toc414761763" text:style-name="Index_20_Link" text:visited-style-name="Index_20_Link"><text:span text:style-name="T48">.</text:span></text:a>nn</text:p>
          <text:p text:style-name="P136"><text:a xlink:type="simple" xlink:href="#_Toc414761764" text:style-name="Index_20_Link" text:visited-style-name="Index_20_Link"><text:span text:style-name="T43">Tabela 2 – Título de tabela</text:span></text:a><text:a xlink:type="simple" xlink:href="#_Toc414761764" text:style-name="Index_20_Link" text:visited-style-name="Index_20_Link"><text:span text:style-name="T44"><text:tab/></text:span></text:a><text:a xlink:type="simple" xlink:href="#_Toc414761764" text:style-name="Index_20_Link" text:visited-style-name="Index_20_Link"><text:span text:style-name="T48">.</text:span></text:a>nn</text:p>
          <text:p text:style-name="P136"><text:a xlink:type="simple" xlink:href="#_Toc414761765" text:style-name="Index_20_Link" text:visited-style-name="Index_20_Link"><text:span text:style-name="T43">Tabela 3 – Título de tabela</text:span></text:a><text:a xlink:type="simple" xlink:href="#_Toc414761765" text:style-name="Index_20_Link" text:visited-style-name="Index_20_Link"><text:span text:style-name="T44"><text:tab/></text:span></text:a><text:a xlink:type="simple" xlink:href="#_Toc414761765" text:style-name="Index_20_Link" text:visited-style-name="Index_20_Link"><text:span text:style-name="T45">nn</text:span></text:a></text:p>
          <text:p text:style-name="P137"><text:a xlink:type="simple" xlink:href="#_Toc414761766" text:style-name="Index_20_Link" text:visited-style-name="Index_20_Link"><text:span text:style-name="T43">Tabela 4 –Título de tabela, designada por seu nome específico e <text:s/>quando for o caso, incluir local geográfico, ano ou período</text:span></text:a><text:a xlink:type="simple" xlink:href="#_Toc414761766" text:style-name="Index_20_Link" text:visited-style-name="Index_20_Link"><text:span text:style-name="T44"><text:tab/></text:span></text:a><text:a xlink:type="simple" xlink:href="#_Toc414761766" text:style-name="Index_20_Link" text:visited-style-name="Index_20_Link"><text:span text:style-name="T48">.</text:span></text:a>nn</text:p>
          <text:p text:style-name="P136"><text:a xlink:type="simple" xlink:href="#_Toc414761767" text:style-name="Index_20_Link" text:visited-style-name="Index_20_Link"><text:span text:style-name="T43">Tabela 5 – Título de tabela</text:span></text:a><text:a xlink:type="simple" xlink:href="#_Toc414761767" text:style-name="Index_20_Link" text:visited-style-name="Index_20_Link"><text:span text:style-name="T44"><text:tab/></text:span></text:a><text:a xlink:type="simple" xlink:href="#_Toc414761767" text:style-name="Index_20_Link" text:visited-style-name="Index_20_Link"><text:span text:style-name="T45">nn.</text:span></text:a></text:p>
          <text:p text:style-name="P90"/>
        </text:index-body>
      </text:illustration-index>
      <text:p text:style-name="P87"><text:span text:style-name="T5"><office:annotation office:name="__Annotation__634_3426993730"><dc:creator>biblioteca</dc:creator><dc:date>2015-06-10T12:21:00</dc:date><loext:sender-initials>b</loext:sender-initials><text:p/><text:p>- Elemento LISTA DE ABREVIATURAS E SIGLAS (opcional). </text:p><text:p><text:span text:style-name="T64">- Ordem alfabética das abreviaturas e siglas utilizadas no texto, seguidas das palavras ou expressões correspondentes grafadas por extenso. </text:span></text:p><text:p><text:span text:style-name="T64">- Quando necessário, recomenda-se a elaboração de lista própria para cada tipo.</text:span></text:p><text:p>- Outros apontamentos para este elemento ver LISTA DE FIGURAS.</text:p></office:annotation></text:span><text:span text:style-name="T5">LISTA DE ABREVIATURAS E SIGLAS</text:span><office:annotation-end office:name="__Annotation__634_3426993730"/></text:p>
      <text:p text:style-name="P17"/>
      <text:p text:style-name="P5"><text:span text:style-name="T12">Sigla/abreviatura A<text:tab/>Definição da sigla ou da abreviatura por extenso</text:span></text:p>
      <text:p text:style-name="P5"><text:span text:style-name="T12">Sigla/abreviatura B<text:tab/>Definição da sigla ou da abreviatura por extenso</text:span></text:p>
      <text:p text:style-name="P5"><text:span text:style-name="T12">Sigla/abreviatura C<text:tab/>Definição da sigla ou da abreviatura por extenso</text:span></text:p>
      <text:p text:style-name="P5"><text:span text:style-name="T12">Sigla/abreviatura D<text:tab/>Definição da sigla ou da abreviatura por extenso</text:span></text:p>
      <text:p text:style-name="P5"><text:span text:style-name="T12">Sigla/abreviatura Da<text:tab/>Definição da sigla ou da abreviatura por extenso</text:span></text:p>
      <text:p text:style-name="P5"><text:span text:style-name="T12">Sigla/abreviatura Db<text:tab/>Definição da sigla ou da abreviatura por extenso</text:span></text:p>
      <text:p text:style-name="P27"/>
      <text:p text:style-name="P87"><text:span text:style-name="T5"><office:annotation office:name="__Annotation__662_3426993730"><dc:creator>biblioteca</dc:creator><dc:date>2015-05-27T17:08:00</dc:date><loext:sender-initials>b</loext:sender-initials><text:p/><text:p>- Elemento LISTA DE SÍMBOLOS (opcional). </text:p><text:p><text:span text:style-name="T64">- Elaborada seguindo a mesma ordem apresentada no texto.Cada símbolo deve vir seguido pelo significado correspondente. </text:span></text:p><text:p>- Outros apontamentos para este elemento ver LISTA DE FIGURAS.</text:p></office:annotation></text:span><text:span text:style-name="T5">LISTA DE SÍMBOLOS</text:span><office:annotation-end office:name="__Annotation__662_3426993730"/></text:p>
      <text:p text:style-name="P17"/>
      <text:p text:style-name="P6"><text:span text:style-name="T12">Símbolo 1º.<text:tab/>Significado do símbolo por extenso</text:span></text:p>
      <text:p text:style-name="P6"><text:span text:style-name="T12">Símbolo 2º.<text:tab/>Significado do símbolo por extenso</text:span></text:p>
      <text:p text:style-name="P6"><text:span text:style-name="T12">Símbolo 3º.<text:tab/>Significado do símbolo por extenso</text:span></text:p>
      <text:p text:style-name="P6"><text:span text:style-name="T12">Símbolo 4º.<text:tab/>Significado do símbolo por extenso</text:span></text:p>
      <text:p text:style-name="P6"><text:span text:style-name="T12">Símbolo 5º.<text:tab/>Significado do símbolo por extenso</text:span></text:p>
      <text:p text:style-name="P6"><text:span text:style-name="T12">Símbolo 6º.<text:tab/>Significado do símbolo por extenso</text:span></text:p>
      <text:p text:style-name="P6"><text:span text:style-name="T12">Símbolo 7º.<text:tab/>Significado do símbolo por extenso</text:span></text:p>
      <text:p text:style-name="P6"><text:span text:style-name="T12">Símbolo 8º.<text:tab/>Significado do símbolo por extenso</text:span></text:p>
      <text:p text:style-name="P6"><text:span text:style-name="T12">Símbolo 9º.<text:tab/>Significado do símbolo por extenso</text:span></text:p>
      <text:p text:style-name="P6"><text:span text:style-name="T12">Símbolo 10º.<text:tab/>Significado do símbolo por extenso</text:span></text:p>
      <text:p text:style-name="P27"/>
      <text:p text:style-name="P87"><text:span text:style-name="T5"><office:annotation office:name="__Annotation__706_3426993730"><dc:creator>Maria Fatima</dc:creator><dc:date>2015-06-11T06:47:00</dc:date><loext:sender-initials>MF</loext:sender-initials><text:p/><text:p>- Elemento SUMÁRIO (obrigatório).</text:p><text:p>- Título SUMÁRIO :</text:p><text:p>inicia-se na primeira linha da folha;</text:p><text:p>centralizado;</text:p><text:p>todas as letras em maiúsculas;</text:p><text:p>com negrito;</text:p><text:p>espaçamento entre o título do elemento e a primeira linha da referência é 1 espaço de 1,5.</text:p><text:p>- A subordinação das seções do sumário deve ser destacada pela apresentação tipográfica utilizada no texto.</text:p><text:p>- Destacam-se gradativamente os títulos das seções, utilizando os recursos de negritos, itálico ou grifo, caixa alta (maiúscula) ou versal e outro. </text:p><text:p>- Cada nível tem que possuir sua apresentação tipográfica única.</text:p><text:p/></office:annotation></text:span><text:span text:style-name="T5">SUMÁRIO</text:span><office:annotation-end office:name="__Annotation__706_3426993730"/></text:p>
      <text:p text:style-name="P1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text:span text:style-name="T9">1</text:span></text:p>
          </table:table-cell>
          <table:table-cell table:style-name="Table3.A1" office:value-type="string">
            <text:p text:style-name="P32"><text:span text:style-name="T5">INTRODUÇÃO......................................................................................</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9">2</text:span></text:p>
          </table:table-cell>
          <table:table-cell table:style-name="Table3.A1" office:value-type="string">
            <text:p text:style-name="P32"><text:span text:style-name="T5">OBJETIVOS............................................................................................</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9">3</text:span></text:p>
          </table:table-cell>
          <table:table-cell table:style-name="Table3.A1" office:value-type="string">
            <text:p text:style-name="P32"><text:span text:style-name="T5">MÉTODOS..............................................................................................</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9">3.1</text:span></text:p>
          </table:table-cell>
          <table:table-cell table:style-name="Table3.A1" office:value-type="string">
            <text:p text:style-name="P32"><text:span text:style-name="T9">PARTICIPANTES....................................................................................</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10">3.2</text:span></text:p>
          </table:table-cell>
          <table:table-cell table:style-name="Table3.A1" office:value-type="string">
            <text:p text:style-name="P32"><text:span text:style-name="T10">INSTRUMENTOS....................................................................................</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10">3.3</text:span></text:p>
          </table:table-cell>
          <table:table-cell table:style-name="Table3.A1" office:value-type="string">
            <text:p text:style-name="P32"><text:span text:style-name="T10">PROCEDIMENTOS................................................................................</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10">3.4</text:span></text:p>
          </table:table-cell>
          <table:table-cell table:style-name="Table3.A1" office:value-type="string">
            <text:p text:style-name="P32"><text:span text:style-name="T9">PROJETO </text:span><text:span text:style-name="T10">MÍDIAS SOCIAIS.................................................................</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10">3.5</text:span></text:p>
          </table:table-cell>
          <table:table-cell table:style-name="Table3.A1" office:value-type="string">
            <text:p text:style-name="P32"><text:span text:style-name="T10">ANÁLISE ESTATÍSTICAS.....................................................................</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10">3.6</text:span></text:p>
          </table:table-cell>
          <table:table-cell table:style-name="Table3.A1" office:value-type="string">
            <text:p text:style-name="P32"><text:span text:style-name="T9">ASPECTOS ÉTICOS E LEGAIS DA PESQUISA..................................</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5">4</text:span></text:p>
          </table:table-cell>
          <table:table-cell table:style-name="Table3.A1" office:value-type="string">
            <text:p text:style-name="P32"><text:span text:style-name="T5">RESULTADOS.......................................................................................</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10">4.1</text:span></text:p>
          </table:table-cell>
          <table:table-cell table:style-name="Table3.A1" office:value-type="string">
            <text:p text:style-name="P32"><text:span text:style-name="T10">PERFIL SÓCIODEMOGRÁFICO DOS ENTREVISTADOS................</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10">4.2</text:span></text:p>
          </table:table-cell>
          <table:table-cell table:style-name="Table3.A1" office:value-type="string">
            <text:p text:style-name="P32"><text:span text:style-name="T10">CONTRIBUTOS DAS MÍDIAS SOCIAIS.............................................</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6">4.2.1</text:span></text:p>
          </table:table-cell>
          <table:table-cell table:style-name="Table3.A1" office:value-type="string">
            <text:p text:style-name="P32"><text:span text:style-name="T6">Facebook..................................................................................................</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22">4.2.1.1</text:span></text:p>
          </table:table-cell>
          <table:table-cell table:style-name="Table3.A1" office:value-type="string">
            <text:p text:style-name="P32"><text:span text:style-name="T22">Relações entre os usuários do Fabebook</text:span><text:span text:style-name="T6">...............................................</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16">4.2.1.1.1</text:span></text:p>
          </table:table-cell>
          <table:table-cell table:style-name="Table3.A1" office:value-type="string">
            <text:p text:style-name="P32"><text:span text:style-name="T16">Curtir x Comentário x Compartilhar......................................................</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5">5</text:span></text:p>
          </table:table-cell>
          <table:table-cell table:style-name="Table3.A1" office:value-type="string">
            <text:p text:style-name="P32"><text:span text:style-name="T5">DISCUSSÃO...........................................................................................</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32"><text:span text:style-name="T5">6</text:span></text:p>
          </table:table-cell>
          <table:table-cell table:style-name="Table3.A1" office:value-type="string">
            <text:p text:style-name="P32"><text:span text:style-name="T5">CONCLUSÃO........................................................................................</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44"/>
          </table:table-cell>
          <table:table-cell table:style-name="Table3.A1" office:value-type="string">
            <text:p text:style-name="P32"><text:span text:style-name="T5">REFERÊNCIAS......................................................................................</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44"/>
          </table:table-cell>
          <table:table-cell table:style-name="Table3.A1" office:value-type="string">
            <text:p text:style-name="P33"><text:span text:style-name="T50">APÊNDICE A - TRABALHO ACADÊMICO (APRESENTAÇÃO GRÁFICA) ............................................................................................</text:span></text:p>
          </table:table-cell>
          <table:table-cell table:style-name="Table3.A1" office:value-type="string">
            <text:p text:style-name="P42"/>
            <text:p text:style-name="P32"><text:span text:style-name="T9">nn</text:span></text:p>
          </table:table-cell>
        </table:table-row>
        <table:table-row table:style-name="Table3.1">
          <table:table-cell table:style-name="Table3.A1" office:value-type="string">
            <text:p text:style-name="P44"/>
          </table:table-cell>
          <table:table-cell table:style-name="Table3.A1" office:value-type="string">
            <text:p text:style-name="P32"><text:span text:style-name="T5">APÊNDICE B - TRABALHO ACADÊMICO (ESTRUTURA)........</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44"/>
          </table:table-cell>
          <table:table-cell table:style-name="Table3.A1" office:value-type="string">
            <text:p text:style-name="P33"><text:span text:style-name="T2">APÊNDICE C – modelo de página de rosto da versão corrigida........................................................................</text:span></text:p>
          </table:table-cell>
          <table:table-cell table:style-name="Table3.A1" office:value-type="string">
            <text:p text:style-name="P42"/>
            <text:p text:style-name="P32"><text:span text:style-name="T9">nn</text:span></text:p>
          </table:table-cell>
        </table:table-row>
        <table:table-row table:style-name="Table3.1">
          <table:table-cell table:style-name="Table3.A1" office:value-type="string">
            <text:p text:style-name="P44"/>
          </table:table-cell>
          <table:table-cell table:style-name="Table3.A1" office:value-type="string">
            <text:p text:style-name="P33"><text:span text:style-name="T2">APÊNDICE D – modelo de página de rosto da versão simplificada..................................................................</text:span></text:p>
          </table:table-cell>
          <table:table-cell table:style-name="Table3.A1" office:value-type="string">
            <text:p text:style-name="P42"/>
            <text:p text:style-name="P32"><text:span text:style-name="T9">nn</text:span></text:p>
          </table:table-cell>
        </table:table-row>
        <table:table-row table:style-name="Table3.1">
          <table:table-cell table:style-name="Table3.A1" office:value-type="string">
            <text:p text:style-name="P44"/>
          </table:table-cell>
          <table:table-cell table:style-name="Table3.A1" office:value-type="string">
            <text:p text:style-name="P33"><text:span text:style-name="T2">APÊNDICE E – modelo de FOLHA DE AVALIAÇÃO DA VERSÃO CORRIGIDA E SIMPLIFICADA......................................</text:span></text:p>
          </table:table-cell>
          <table:table-cell table:style-name="Table3.A1" office:value-type="string">
            <text:p text:style-name="P42"/>
            <text:p text:style-name="P32"><text:span text:style-name="T9">nn</text:span></text:p>
          </table:table-cell>
        </table:table-row>
        <table:table-row table:style-name="Table3.1">
          <table:table-cell table:style-name="Table3.A1" office:value-type="string">
            <text:p text:style-name="P44"/>
          </table:table-cell>
          <table:table-cell table:style-name="Table3.A1" office:value-type="string">
            <text:p text:style-name="P157"><text:span text:style-name="T34">APÊNDICE F – EXEMPLO DE APRESENTAÇÃO DA ILUSTRAÇÃO OU TABELA...............................................................</text:span></text:p>
          </table:table-cell>
          <table:table-cell table:style-name="Table3.A1" office:value-type="string">
            <text:p text:style-name="P42"/>
            <text:p text:style-name="P32"><text:span text:style-name="T9">nn</text:span></text:p>
          </table:table-cell>
        </table:table-row>
        <table:table-row table:style-name="Table3.1">
          <table:table-cell table:style-name="Table3.A1" office:value-type="string">
            <text:p text:style-name="P44"/>
          </table:table-cell>
          <table:table-cell table:style-name="Table3.A1" office:value-type="string">
            <text:p text:style-name="P32"><text:span text:style-name="T5">APÊNDICE G – CHECKLIST..............................................................</text:span></text:p>
          </table:table-cell>
          <table:table-cell table:style-name="Table3.A1" office:value-type="string">
            <text:p text:style-name="P32"><text:span text:style-name="T9">nn</text:span></text:p>
          </table:table-cell>
        </table:table-row>
        <table:table-row table:style-name="Table3.1">
          <table:table-cell table:style-name="Table3.A1" office:value-type="string">
            <text:p text:style-name="P44"/>
          </table:table-cell>
          <table:table-cell table:style-name="Table3.A1" office:value-type="string">
            <text:p text:style-name="P33"><text:span text:style-name="T5">ANEXO A – EXEMPLO DE NUMERAÇÃO PROGRESSIVA DAS SEÇÕES DE UM DOCUMENTO..............................................</text:span></text:p>
          </table:table-cell>
          <table:table-cell table:style-name="Table3.A1" office:value-type="string">
            <text:p text:style-name="P42"/>
            <text:p text:style-name="P32"><text:span text:style-name="T9">nn</text:span></text:p>
          </table:table-cell>
        </table:table-row>
      </table:table>
      <text:p text:style-name="P91"/>
      <text:p text:style-name="P92"><text:span text:style-name="T5"><office:annotation office:name="__Annotation__968_3426993730"><dc:creator>biblioteca</dc:creator><dc:date>2015-06-11T06:29:00</dc:date><loext:sender-initials>b</loext:sender-initials><text:p/><text:p>- A numeração começa a aparecer na primeira página da introdução.</text:p><text:p>- As folhas ou páginas anteriores são contadas (exceto a capa).</text:p><text:p>- <text:span text:style-name="T67">Algarismo arábico, , única seqüencia de números.</text:span></text:p></office:annotation></text:span><text:span text:style-name="T5">1 INTRODUÇÃO</text:span><office:annotation-end office:name="__Annotation__968_3426993730"/></text:p>
      <text:p text:style-name="P76"/>
      <text:p text:style-name="P74"><text:span text:style-name="T9"><office:annotation office:name="__Annotation__972_3426993730"><dc:creator>Maria Fatima</dc:creator><dc:date>2015-06-11T07:07:00</dc:date><loext:sender-initials>MF</loext:sender-initials><text:p/><text:p>- Deve conter um texto toda seção aberta.</text:p><text:p>- Espaçamento entre o título da seção e o texto e do texto para o título da seção é 1 espaço de 1,5.</text:p><text:p>- Toda seção primária se inicia-se em nova folha/página em seu anverso.</text:p></office:annotation></text:span><text:span text:style-name="T9">Texto (...).</text:span><office:annotation-end office:name="__Annotation__972_3426993730"/></text:p>
      <text:p text:style-name="P76"/>
      <text:p text:style-name="P93"><text:span text:style-name="T5">2 OBJETIVOS</text:span></text:p>
      <text:p text:style-name="P11"/>
      <text:p text:style-name="P74"><text:span text:style-name="T9">Texto (...).</text:span></text:p>
      <text:p text:style-name="P11"/>
      <text:p text:style-name="P138">3 MÉTODOS</text:p>
      <text:p text:style-name="P146"/>
      <text:p text:style-name="P148"><text:span text:style-name="T58">Texto (...).</text:span></text:p>
      <text:p text:style-name="P146"/>
      <text:p text:style-name="P144"><text:span text:style-name="T58">3.1 PARTICIPANTES</text:span></text:p>
      <text:p text:style-name="P146"/>
      <text:p text:style-name="P148"><text:span text:style-name="T58">Texto (...).</text:span></text:p>
      <text:p text:style-name="P146"/>
      <text:p text:style-name="P145"><text:span text:style-name="T58">3.2 INSTRUMENTOS</text:span></text:p>
      <text:p text:style-name="P146"/>
      <text:p text:style-name="P148"><text:span text:style-name="T58">Texto (...).</text:span></text:p>
      <text:p text:style-name="P146"/>
      <text:p text:style-name="P145"><text:span text:style-name="T58">3.3 PROCEDIMENTOS</text:span></text:p>
      <text:p text:style-name="P146"/>
      <text:p text:style-name="P148"><text:span text:style-name="T58">Texto (...).</text:span></text:p>
      <text:p text:style-name="P146"/>
      <text:p text:style-name="P150"><text:span text:style-name="T58">3.4</text:span><text:span text:style-name="T57">PROJETO</text:span><text:span text:style-name="T58">MÍDIAS SOCIAIS</text:span></text:p>
      <text:p text:style-name="P146"/>
      <text:p text:style-name="P148"><text:span text:style-name="T58">Texto (...).</text:span></text:p>
      <text:p text:style-name="P146"/>
      <text:p text:style-name="P145"><text:span text:style-name="T58">3.5 ANÁLISE ESTATÍSTICAS</text:span></text:p>
      <text:p text:style-name="P146"/>
      <text:p text:style-name="P148"><text:span text:style-name="T58">Texto (...).</text:span></text:p>
      <text:p text:style-name="P146"/>
      <text:p text:style-name="P145"><text:span text:style-name="T58">3.6 </text:span><text:span text:style-name="T57">ASPECTOS ÉTICOS E LEGAIS DA PESQUISA</text:span></text:p>
      <text:p text:style-name="P146"/>
      <text:p text:style-name="P148"><text:span text:style-name="T58">Texto (...).</text:span></text:p>
      <text:p text:style-name="P146"/>
      <text:p text:style-name="P139">4 RESULTADOS</text:p>
      <text:p text:style-name="P147"/>
      <text:p text:style-name="P149"><text:span text:style-name="T58">Texto (...). </text:span></text:p>
      <text:p text:style-name="P147"/>
      <text:p text:style-name="P145"><text:span text:style-name="T58">4.1 PERFIL SÓCIODEMOGRÁFICO DOS ENTREVISTADOS</text:span></text:p>
      <text:p text:style-name="P146"/>
      <text:p text:style-name="P148"><text:span text:style-name="T58">Texto (...).</text:span></text:p>
      <text:p text:style-name="P146"/>
      <text:p text:style-name="P151"><text:span text:style-name="T58">4.2 CONTRIBUTOS DAS MÍDIAS SOCIAIS</text:span></text:p>
      <text:p text:style-name="P146"/>
      <text:p text:style-name="P148"><text:span text:style-name="T58">Texto (...).</text:span></text:p>
      <text:p text:style-name="P146"/>
      <text:p text:style-name="P151"><text:span text:style-name="T60">4.2.1<text:tab/>Facebook</text:span></text:p>
      <text:p text:style-name="P146"/>
      <text:p text:style-name="P148"><text:span text:style-name="T58">Texto (...).</text:span></text:p>
      <text:p text:style-name="P146"/>
      <text:p text:style-name="P151"><text:span text:style-name="T62">4.2.1.1Relações entre os usuários do Fabebook</text:span></text:p>
      <text:p text:style-name="P146"/>
      <text:p text:style-name="P148"><text:span text:style-name="T58">Texto (...).</text:span></text:p>
      <text:p text:style-name="P146"/>
      <text:p text:style-name="P151"><text:span text:style-name="T63">4.2.1.1.1Curtir x Comentário x Compartilhar</text:span></text:p>
      <text:p text:style-name="P146"/>
      <text:p text:style-name="P148"><text:span text:style-name="T58">Texto (...).</text:span></text:p>
      <text:p text:style-name="P146"/>
      <text:p text:style-name="P140">5 DISCUSSÃO</text:p>
      <text:p text:style-name="P11"/>
      <text:p text:style-name="P75"><text:span text:style-name="T9">Texto (...)</text:span></text:p>
      <text:p text:style-name="P77"/>
      <text:p text:style-name="P141">6 CONCLUSÃO</text:p>
      <text:p text:style-name="Contents_20_1"/>
      <text:p text:style-name="P75"><text:span text:style-name="T9">Texto (...)</text:span></text:p>
      <text:p text:style-name="P77"/>
      <text:p text:style-name="P95"><text:span text:style-name="T5">REFERÊNCIAS</text:span><text:span text:style-name="Footnote_20_Symbol"><text:span text:style-name="T5"><office:annotation office:name="__Annotation__1027_3426993730"><dc:creator>Maria Fatima</dc:creator><dc:date>2015-06-10T21:32:00</dc:date><loext:sender-initials>MF</loext:sender-initials><text:p/><text:p>- Elemento REFERÊNCIA (obrigatório).</text:p><text:p>- Título REFERÊNCIAS :</text:p><text:p>inicia-se na primeira linha da folha;</text:p><text:p>centralizado;</text:p><text:p>todas as letras em maiúsculas;</text:p><text:p>com negrito;</text:p><text:p>espaçamento entre o título do elemento e a primeira linha da referência é 1 espaço de 1,5.</text:p><text:p>- Em nota de rodapé, deve indicar a norma utilizada para as referências (ABNT, APA, ISO, VANCOUVER) (UNIVERSIDADE DE SÃO PAULO, 2009).</text:p><text:p>-As citações das referências <text:s/>no texto esta vinculada a norma de referência escolhida. </text:p></office:annotation></text:span></text:span><text:span text:style-name="Footnote_20_Symbol"><text:span text:style-name="T5"><text:note text:id="ftn1" text:note-class="footnote"><text:note-citation>1</text:note-citation><text:note-body><text:p text:style-name="P118"><text:span text:style-name="Footnote_20_Symbol"/>De acordo com a Associação Brasileira de Normas Técnicas. NBR 6023 (2002).</text:p></text:note-body></text:note></text:span></text:span><office:annotation-end office:name="__Annotation__1027_3426993730"/></text:p>
      <text:p text:style-name="P17"/>
      <text:p text:style-name="P94"><office:annotation office:name="__Annotation__1042_3426993730"><dc:creator>Maria Fatima</dc:creator><dc:date>2015-06-10T21:33:00</dc:date><loext:sender-initials>MF</loext:sender-initials><text:p/><text:p>- Ordenação alfabética.</text:p><text:p>- Alinhada à esquerda.</text:p><text:p>- Espaçamento entre linhas é simples.</text:p><text:p>- Separa-se uma referência da outra com 1 espaço simples</text:p></office:annotation><text:span text:style-name="T9">ASSOCIAÇÃO BRASILEIRA DE NORMAS TÉCNICAS. </text:span><text:span text:style-name="T7">NBR 6023</text:span><text:span text:style-name="T9">: informação e documentação: referências: elaboração. Rio de Janeiro, 2002a. 24 p.</text:span></text:p>
      <text:p text:style-name="P94"><text:span text:style-name="T9">ASSOCIAÇÃO BRASILEIRA DE NORMAS TÉCNICAS. </text:span><text:span text:style-name="T7">NBR 6024</text:span><text:span text:style-name="T9">:</text:span><text:span text:style-name="T6"> </text:span><text:span text:style-name="T9">informação e documentação: numeração progressiva das seções de um documento. Rio de Janeiro, 2012b. 4 p.</text:span></text:p>
      <text:p text:style-name="P94"><office:annotation-end office:name="__Annotation__1042_3426993730"/><text:span text:style-name="T9">ASSOCIAÇÃO BRASILEIRA DE NORMAS TÉCNICAS. </text:span><text:span text:style-name="T7">NBR 6027</text:span><text:span text:style-name="T9">:</text:span><text:span text:style-name="T6"> </text:span><text:span text:style-name="T9">informação e documentação: sumário: apresentação. Rio de Janeiro, 2012b. 3 p.</text:span></text:p>
      <text:p text:style-name="P94"><text:span text:style-name="T9">ASSOCIAÇÃO BRASILEIRA DE NORMAS TÉCNICAS. </text:span><text:span text:style-name="T7">NBR 6028</text:span><text:span text:style-name="T9">:</text:span><text:span text:style-name="T6"> </text:span><text:span text:style-name="T9">informação e documentação: resumo: apresentação. Rio de Janeiro, 2003. 2 p.</text:span></text:p>
      <text:p text:style-name="P94"><text:span text:style-name="T9">ASSOCIAÇÃO BRASILEIRA DE NORMAS TÉCNICAS. </text:span><text:span text:style-name="T7">NBR 10520</text:span><text:span text:style-name="T9">:</text:span><text:span text:style-name="T6"> </text:span><text:span text:style-name="T9">informação e documentação: citações em documentos: apresentação. Rio de Janeiro, 2002b. 7 p.</text:span></text:p>
      <text:p text:style-name="P94"><text:span text:style-name="T9">ASSOCIAÇÃO BRASILEIRA DE NORMAS TÉCNICAS. </text:span><text:span text:style-name="T7">NBR 12225</text:span><text:span text:style-name="T9">:</text:span><text:span text:style-name="T6"> </text:span><text:span text:style-name="T9">informação e documentação: lombada: apresentação. Rio de Janeiro, 2004. 3 p.</text:span></text:p>
      <text:p text:style-name="P94"><text:span text:style-name="T9">ASSOCIAÇÃO BRASILEIRA DE NORMAS TÉCNICAS. </text:span><text:span text:style-name="T7">NBR 14724</text:span><text:span text:style-name="T9">:</text:span><text:span text:style-name="T6"> </text:span><text:span text:style-name="T9">informação e documentação: trabalhos acadêmicos: apresentação. Rio de Janeiro, 2011. 11 p.</text:span></text:p>
      <text:p text:style-name="P152"><text:span text:style-name="T57">INSTITUTO BRASILEIRO DE GEOGRAFIA E ESTATÍSTICA. </text:span><text:span text:style-name="T61">Normas de apresentação tabular</text:span><text:span text:style-name="T57">. 3. ed. Rio de Janeiro, 1993. Disponível em: &lt;</text:span><text:a xlink:type="simple" xlink:href="http://biblioteca.ibge.gov.br/visualizacao/livros/liv23907.pdf" text:style-name="ListLabel_20_17" text:visited-style-name="ListLabel_20_17"><text:span text:style-name="Internet_20_link"><text:span text:style-name="T57">http://biblioteca.ibge.gov.br/visualizacao/livros/liv23907.pdf</text:span></text:span></text:a><text:span text:style-name="T57">&gt;. </text:span>Acesso em: 08 jun. 2015.</text:p>
      <text:p text:style-name="P152"><text:span text:style-name="T57">SANTANA, Solange Alves. Tutoriais: gerenciadores de referências [postagem]. In: REVISTA BRASILEIRA DE EDUCAÇÃO FÍSICA E ESPORTE. </text:span><text:span text:style-name="T59">RBEFE</text:span><text:span text:style-name="T57"> [blog]. São Paulo, [2012?]. Disponível em: &lt;</text:span><text:a xlink:type="simple" xlink:href="http://rbefe.blogspot.com.br/p/blog-page_24.html" text:style-name="ListLabel_20_17" text:visited-style-name="ListLabel_20_17"><text:span text:style-name="Internet_20_link"><text:span text:style-name="T57">http://rbefe.blogspot.com.br/p/blog-page_24.html</text:span></text:span></text:a><text:span text:style-name="T57">&gt;. Acesso em : 10 jun. 2016.</text:span></text:p>
      <text:p text:style-name="P152"><text:span text:style-name="T57">UNIVERSIDADE DE SÃO PAULO. Sistema de Integrado de Bibliotecas. </text:span><text:span text:style-name="T59">Diretrizes para apresentação de dissertações e teses da USP</text:span><text:span text:style-name="T57">: documento eletrônico e impresso. 2. ed. rev. e ampl. São Paulo: SIBi/USP, 2009. 4 v. Parte I (ABNT); Parte II (APA); Parte III (ISO) e Parte IV (Vancouver). Disponível em: &lt;</text:span><text:a xlink:type="simple" xlink:href="http://www.teses.usp.br/index.php?option=com_content&amp;view=article&amp;id=52&amp;Itemid=67&amp;lang=pt-br" text:style-name="ListLabel_20_17" text:visited-style-name="ListLabel_20_17"><text:span text:style-name="Internet_20_link"><text:span text:style-name="T57">http://www.teses.usp.br/index.php?option=com_content&amp;view=article&amp;id=52&amp;Itemid=67&amp;lang=pt-br</text:span></text:span></text:a><text:span text:style-name="T57">&gt;. Acesso em: 10 jun. 2015.</text:span></text:p>
      <text:p text:style-name="P152"><text:span text:style-name="T57">UNIVERSIDADE ESTADUAL PAULISTA (CAMPUS RIO CLARO). Biblioteca. </text:span><text:span text:style-name="T59">Elaboração de referências</text:span><text:span text:style-name="T57">: segundo ABNT/NBR 6023:2002 [Apresentação em Power point]. Rio Claro, 2013. Disponível em : &lt;http://pt.slideshare.net/UnespRC/elaborao-de-referncias-abntnbr-60232002&gt;. Acesso em : 20 jan. 2015.</text:span></text:p>
      <text:p text:style-name="P153"/>
      <text:p text:style-name="P102"><text:span text:style-name="T50"><office:annotation office:name="__Annotation__1114_3426993730"><dc:creator>Maria Fatima</dc:creator><dc:date>2015-06-10T21:40:00</dc:date><loext:sender-initials>MF</loext:sender-initials><text:p/><text:p>- Elemento APÊNDICE <text:s/>(opcional).</text:p><text:p>- Título APÊNDICE::</text:p><text:p>inicia-se na primeira linha da folha;</text:p><text:p>centralizado;</text:p><text:p>todas as letras em maiúsculas;</text:p><text:p>com negrito;</text:p><text:p>espaçamento entre o título do elemento e a primeira linha da referência é 1 espaço de 1,5.</text:p><text:p>- <text:span text:style-name="T51">Apêndice - texto ou documento elaborado pelo autor.</text:span></text:p><text:p><text:span text:style-name="T51">- </text:span><text:span text:style-name="T9">Sua identificação realizada por letras maiúsculas consecutivas, seguidas de hífen e pelos respectivos títulos. </text:span></text:p><text:p><text:span text:style-name="T9">- </text:span><text:span text:style-name="T51">A paginação deve ser contínua, dando seguimento ao texto principal.</text:span></text:p></office:annotation></text:span><text:span text:style-name="T50">APÊNDICE A </text:span><office:annotation-end office:name="__Annotation__1114_3426993730"/><text:span text:style-name="T50">- TRABALHO ACADEMICO (APRESENTAÇÃO GRÁFICA)</text:span></text:p>
      <text:p text:style-name="P28"/>
      <text:p text:style-name="P96"><text:span text:style-name="T9">Quadro 1 – Espacejamento</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5" office:value-type="string">
            <text:p text:style-name="P35"><text:span text:style-name="T5">Espacejamento</text:span></text:p>
          </table:table-cell>
          <table:table-cell table:style-name="Table4.A1" table:number-rows-spanned="2" office:value-type="string">
            <text:p text:style-name="P35"><text:span text:style-name="T9">Entre linhas</text:span></text:p>
          </table:table-cell>
          <table:table-cell table:style-name="Table4.A1" office:value-type="string">
            <text:p text:style-name="P35"><text:span text:style-name="T9">1,5 cm</text:span></text:p>
          </table:table-cell>
          <table:table-cell table:style-name="Table4.A1" office:value-type="string">
            <text:p text:style-name="P35"><text:span text:style-name="T9">- monografia inteira (exceções para os itens listados em espacejamento simples).</text:span></text:p>
          </table:table-cell>
        </table:table-row>
        <table:table-row table:style-name="Table4.1">
          <table:covered-table-cell/>
          <table:covered-table-cell/>
          <table:table-cell table:style-name="Table4.A1" office:value-type="string">
            <text:p text:style-name="P35"><text:span text:style-name="T9">Simples</text:span></text:p>
          </table:table-cell>
          <table:table-cell table:style-name="Table4.A1" office:value-type="string">
            <text:p text:style-name="P35"><text:span text:style-name="T9">- texto de grau, titulação e instituição;</text:span></text:p>
            <text:p text:style-name="P35"><text:span text:style-name="T9">- ficha catalográfica;</text:span></text:p>
            <text:p text:style-name="P35"><text:span text:style-name="T9">- citação de mais de 3 linhas;</text:span></text:p>
            <text:p text:style-name="P35"><text:span text:style-name="T9">- notas de rodapé;</text:span></text:p>
            <text:p text:style-name="P35"><text:span text:style-name="T9">- referências;</text:span></text:p>
            <text:p text:style-name="P97"><text:span text:style-name="T9">- legendas e fontes das ilustrações e das tabelas. </text:span></text:p>
          </table:table-cell>
        </table:table-row>
        <table:table-row table:style-name="Table4.1">
          <table:covered-table-cell/>
          <table:table-cell table:style-name="Table4.A1" office:value-type="string">
            <text:p text:style-name="P31"><text:span text:style-name="T35">Seção</text:span><text:span text:style-name="Footnote_20_Symbol"><text:span text:style-name="T35"><text:note text:id="ftn2" text:note-class="footnote"><text:note-citation>2</text:note-citation><text:note-body><text:p text:style-name="P119"><text:span text:style-name="Footnote_20_Symbol"/> Seção primária sempre se inicia em nova folha ou página no anverso.</text:p></text:note-body></text:note></text:span></text:span><text:span text:style-name="T35"> (secundária à quinaria) e texto</text:span></text:p>
          </table:table-cell>
          <table:table-cell table:style-name="Table4.A1" office:value-type="string">
            <text:p text:style-name="P35"><text:span text:style-name="T9">1 espaço de 1,5</text:span></text:p>
          </table:table-cell>
          <table:table-cell table:style-name="Table4.A1" office:value-type="string">
            <text:p text:style-name="P41"/>
          </table:table-cell>
        </table:table-row>
        <table:table-row table:style-name="Table4.1">
          <table:covered-table-cell/>
          <table:table-cell table:style-name="Table4.A1" office:value-type="string">
            <text:p text:style-name="P35"><text:span text:style-name="T9">Texto e Seção (secundária à quinaria)</text:span></text:p>
          </table:table-cell>
          <table:table-cell table:style-name="Table4.A1" office:value-type="string">
            <text:p text:style-name="P35"><text:span text:style-name="T9">1 espaço de 1,5</text:span></text:p>
          </table:table-cell>
          <table:table-cell table:style-name="Table4.A1" office:value-type="string">
            <text:p text:style-name="P41"/>
          </table:table-cell>
        </table:table-row>
        <table:table-row table:style-name="Table4.1">
          <table:covered-table-cell/>
          <table:table-cell table:style-name="Table4.A1" office:value-type="string">
            <text:p text:style-name="P35"><text:span text:style-name="T9">Entre uma referência e outra</text:span></text:p>
          </table:table-cell>
          <table:table-cell table:style-name="Table4.A1" office:value-type="string">
            <text:p text:style-name="P35"><text:span text:style-name="T9">1 espaço simples</text:span></text:p>
          </table:table-cell>
          <table:table-cell table:style-name="Table4.A1" office:value-type="string">
            <text:p text:style-name="P41"/>
          </table:table-cell>
        </table:table-row>
      </table:table>
      <text:p text:style-name="Standard">Fonte : Maria Fátima dos Santos, 2015.</text:p>
      <text:p text:style-name="Standard"/>
      <text:p text:style-name="Standard"><text:span text:style-name="T9">Quadro 2 – Fonte (letra)</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text:span text:style-name="T5">Tipo</text:span></text:p>
          </table:table-cell>
          <table:table-cell table:style-name="Table5.A1" office:value-type="string">
            <text:p text:style-name="P35"><text:span text:style-name="T9">Legível e única</text:span></text:p>
          </table:table-cell>
          <table:table-cell table:style-name="Table5.A1" office:value-type="string">
            <text:p text:style-name="P35"><text:span text:style-name="T18">Exemplos : Times New Roman, Arial, etc.</text:span></text:p>
          </table:table-cell>
        </table:table-row>
        <table:table-row table:style-name="Table5.1">
          <table:table-cell table:style-name="Table5.A1" table:number-rows-spanned="2" office:value-type="string">
            <text:p text:style-name="P35"><text:span text:style-name="T5">Tamanho</text:span></text:p>
          </table:table-cell>
          <table:table-cell table:style-name="Table5.A1" office:value-type="string">
            <text:p text:style-name="P35"><text:span text:style-name="T9">12</text:span></text:p>
          </table:table-cell>
          <table:table-cell table:style-name="Table5.A1" office:value-type="string">
            <text:p text:style-name="P98"><text:span text:style-name="T9">- monografia inteira (exceções para os itens listados em tamanho 10).</text:span></text:p>
          </table:table-cell>
        </table:table-row>
        <table:table-row table:style-name="Table5.1">
          <table:covered-table-cell/>
          <table:table-cell table:style-name="Table5.A1" office:value-type="string">
            <text:p text:style-name="P35"><text:span text:style-name="T9">10</text:span></text:p>
          </table:table-cell>
          <table:table-cell table:style-name="Table5.A1" office:value-type="string">
            <text:p text:style-name="P35"><text:span text:style-name="T9">- ficha catalográfica;</text:span></text:p>
            <text:p text:style-name="P35"><text:span text:style-name="T9">- paginação;</text:span></text:p>
            <text:p text:style-name="P35"><text:span text:style-name="T9">- citação de mais de 3 linhas;</text:span></text:p>
            <text:p text:style-name="P35"><text:span text:style-name="T9">- notas de rodapé;</text:span></text:p>
            <text:p text:style-name="P35"><text:span text:style-name="T9">- referências;</text:span></text:p>
            <text:p text:style-name="P99"><text:span text:style-name="T9">- legendas e fontes das ilustrações e das tabelas.</text:span></text:p>
          </table:table-cell>
        </table:table-row>
        <table:table-row table:style-name="Table5.1">
          <table:table-cell table:style-name="Table5.A1" office:value-type="string">
            <text:p text:style-name="P35"><text:span text:style-name="T5">Cor </text:span></text:p>
          </table:table-cell>
          <table:table-cell table:style-name="Table5.A1" office:value-type="string">
            <text:p text:style-name="P31"><text:span text:style-name="T35">preta</text:span><text:span text:style-name="Footnote_20_Symbol"><text:span text:style-name="T35"><text:note text:id="ftn3" text:note-class="footnote"><text:note-citation>3</text:note-citation><text:note-body><text:p text:style-name="P120"><text:span text:style-name="Footnote_20_Symbol"/> Apenas as ilustrações (gráficos, mapas, fluxogramas, figuras, etc.) e tabelas poderão ser coloridos.</text:p></text:note-body></text:note></text:span></text:span></text:p>
          </table:table-cell>
          <table:table-cell table:style-name="Table5.A1" office:value-type="string">
            <text:p text:style-name="P41"/>
          </table:table-cell>
        </table:table-row>
      </table:table>
      <text:p text:style-name="Standard">Fonte : Maria Fátima dos Santos, 2015.</text:p>
      <text:p text:style-name="P10"/>
      <text:p text:style-name="P10"/>
      <text:p text:style-name="P86"><text:span text:style-name="T9">Quadro 3 – Apresentação das folhas ou páginas</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1"/>
          </table:table-cell>
          <table:table-cell table:style-name="Table6.A1" office:value-type="string">
            <text:p text:style-name="P35"><text:span text:style-name="T5">Margens</text:span></text:p>
          </table:table-cell>
          <table:table-cell table:style-name="Table6.A1" office:value-type="string">
            <text:p text:style-name="P31"><text:span text:style-name="T36">Numeração (algarismo arábico seqüencial)</text:span><text:span text:style-name="Footnote_20_Symbol"><text:span text:style-name="T35"><text:note text:id="ftn4" text:note-class="footnote"><text:note-citation>4</text:note-citation><text:note-body><text:p text:style-name="P121"><text:span text:style-name="Footnote_20_Symbol"/> Notas:</text:p><text:list xml:id="list1563949948" text:style-name="WWNum5"><text:list-item><text:p text:style-name="P117"><text:span text:style-name="T53">no caso do trabalho ser constituído de mais de um volume, deve ser mantida uma única sequência de numeração das folhas ou páginas, do primeiro ao último volume;</text:span></text:p></text:list-item><text:list-item><text:p text:style-name="P117"><text:span text:style-name="T53">aparece, pela primeira vez, a numeração das folhas ou páginas na primeira folha ou página da introdução (ou seja, primeira parte textual), porém todas as folhas ou páginas anteriores são contadas, incluindo a ficha catalográfica. Destaco que a capa não é contada;</text:span></text:p></text:list-item><text:list-item><text:p text:style-name="P117"><text:span text:style-name="T53">havendo apêndice e anexo, as suas folhas ou páginas devem ser numeradas de maneira contínua e sua paginação deve dar seguimento à do texto principal.</text:span></text:p></text:list-item></text:list></text:note-body></text:note></text:span></text:span></text:p>
          </table:table-cell>
          <table:table-cell table:style-name="Table6.A1" office:value-type="string">
            <text:p text:style-name="P35"><text:span text:style-name="T5">Inicia-se no anverso</text:span></text:p>
          </table:table-cell>
        </table:table-row>
        <table:table-row table:style-name="Table6.1">
          <table:table-cell table:style-name="Table6.A1" office:value-type="string">
            <text:p text:style-name="P35"><text:span text:style-name="T5">Impressão anverso (“frente”)</text:span></text:p>
          </table:table-cell>
          <table:table-cell table:style-name="Table6.A1" office:value-type="string">
            <text:p text:style-name="P35"><text:span text:style-name="T9">- esquerda : 3 cm;</text:span></text:p>
            <text:p text:style-name="P35"><text:span text:style-name="T9">- superior : 3 cm;</text:span></text:p>
            <text:p text:style-name="P35"><text:span text:style-name="T9">- direita : 2 cm;</text:span></text:p>
            <text:p text:style-name="P35"><text:span text:style-name="T9">- inferior : 2 cm.</text:span></text:p>
          </table:table-cell>
          <table:table-cell table:style-name="Table6.A1" office:value-type="string">
            <text:p text:style-name="P35"><text:span text:style-name="T51">- 2 cm borda superior;</text:span></text:p>
            <text:p text:style-name="P35"><text:span text:style-name="T51">- 2 cm borda direita.</text:span></text:p>
          </table:table-cell>
          <table:table-cell table:style-name="Table6.A1" office:value-type="string">
            <text:p text:style-name="P35"><text:span text:style-name="T9">- seção primária;</text:span></text:p>
            <text:p text:style-name="P35"><text:span text:style-name="T9">- elemento com Título sem indicativo numérico;</text:span></text:p>
            <text:p text:style-name="P35"><text:span text:style-name="T9">- elemento sem título e sem indicativo numérico.</text:span></text:p>
          </table:table-cell>
        </table:table-row>
        <table:table-row table:style-name="Table6.1">
          <table:table-cell table:style-name="Table6.A1" office:value-type="string">
            <text:p text:style-name="P35"><text:span text:style-name="T5">Impressão anverso (“frente”) e verso</text:span></text:p>
          </table:table-cell>
          <table:table-cell table:style-name="Table6.A1" office:value-type="string">
            <text:p text:style-name="P35"><text:span text:style-name="T9">Ver indicações do anverso</text:span></text:p>
            <text:p text:style-name="P43"/>
            <text:p text:style-name="P35"><text:span text:style-name="T9">Verso</text:span></text:p>
            <text:p text:style-name="P35"><text:span text:style-name="T9">- esquerda : 2 cm;</text:span></text:p>
            <text:p text:style-name="P35"><text:span text:style-name="T9">- superior : 3 cm;</text:span></text:p>
            <text:p text:style-name="P35"><text:span text:style-name="T9">- direita : 3 cm;</text:span></text:p>
            <text:p text:style-name="P35"><text:span text:style-name="T9">- inferior : 2 cm.</text:span></text:p>
          </table:table-cell>
          <table:table-cell table:style-name="Table6.A1" office:value-type="string">
            <text:p text:style-name="P35"><text:span text:style-name="T51">Anverso :</text:span></text:p>
            <text:p text:style-name="P35"><text:span text:style-name="T51">- 2 cm borda superior;</text:span></text:p>
            <text:p text:style-name="P35"><text:span text:style-name="T51">- 2 cm borda direita.</text:span></text:p>
            <text:p text:style-name="P49"/>
            <text:p text:style-name="P35"><text:span text:style-name="T51">Verso :</text:span></text:p>
            <text:p text:style-name="P35"><text:span text:style-name="T51">- 2 cm borda superior;</text:span></text:p>
            <text:p text:style-name="P35"><text:span text:style-name="T51">- 2 cm borda esquerda.</text:span></text:p>
          </table:table-cell>
          <table:table-cell table:style-name="Table6.A1" office:value-type="string">
            <text:p text:style-name="P35"><text:span text:style-name="T9">- seção primária;</text:span></text:p>
            <text:p text:style-name="P35"><text:span text:style-name="T9">- elemento com Título sem indicativo numérico;</text:span></text:p>
            <text:p text:style-name="P35"><text:span text:style-name="T9">- elemento sem título e sem indicativo numérico.</text:span></text:p>
            <text:p text:style-name="P43"/>
          </table:table-cell>
        </table:table-row>
      </table:table>
      <text:p text:style-name="Standard">Fonte : Maria Fátima dos Santos, 2015.</text:p>
      <text:p text:style-name="Standard"/>
      <text:p text:style-name="P10"/>
      <text:p text:style-name="P86"><text:span text:style-name="T9">Quadro 4 - Alinhamento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2"><text:span text:style-name="T54">Situação</text:span></text:p>
          </table:table-cell>
          <table:table-cell table:style-name="Table7.A1" office:value-type="string">
            <text:p text:style-name="P163"><text:span text:style-name="T54">Orientação</text:span></text:p>
          </table:table-cell>
          <table:table-cell table:style-name="Table7.A1" office:value-type="string">
            <text:p text:style-name="P35"><text:span text:style-name="T50">Exemplo</text:span></text:p>
          </table:table-cell>
        </table:table-row>
        <table:table-row table:style-name="Table7.1">
          <table:table-cell table:style-name="Table7.A1" office:value-type="string">
            <text:p text:style-name="P162"><text:span text:style-name="T55">Citação de mais de 3 linhas</text:span></text:p>
          </table:table-cell>
          <table:table-cell table:style-name="Table7.A1" office:value-type="string">
            <text:p text:style-name="P163"><text:span text:style-name="T55">Recuo de 4 cm da margem esquerda, tamanho da letra menor, espaçamento entre linhas simples</text:span></text:p>
          </table:table-cell>
          <table:table-cell table:style-name="Table7.A1" office:value-type="string">
            <text:p text:style-name="P31"><text:span text:style-name="T51">Valendo-se de várias hipóteses, Sinhorini (1983, p. 55) constata que</text:span></text:p>
            <text:p text:style-name="P51"/>
            <text:p text:style-name="P161"><text:span text:style-name="T56">[...] o granuloma tuberculoso é constituído por dois sistemas independentes: o macrófago que controlaria tanto o escape de antígeno da lesão, quanto o crescimento bacteriano da mesma, e o imunocompetente, representado pela hipersensibilidade e expresso morfologicamente pelo halo de células jovens da periferia da lesão, responsável pelo controle da saída de antígeno do granuloma e também pelo caráter crônico-produtivo do mesmo.</text:span></text:p>
          </table:table-cell>
        </table:table-row>
        <table:table-row table:style-name="Table7.3">
          <table:table-cell table:style-name="Table7.A1" office:value-type="string">
            <text:p text:style-name="P162"><text:span text:style-name="T55">Paragráfo</text:span></text:p>
          </table:table-cell>
          <table:table-cell table:style-name="Table7.A1" office:value-type="string">
            <text:p text:style-name="P162"><text:span text:style-name="T55">Recuo </text:span><text:span text:style-name="T56">opcional</text:span></text:p>
          </table:table-cell>
          <table:table-cell table:style-name="Table7.A1" office:value-type="string">
            <text:p text:style-name="P50"/>
          </table:table-cell>
        </table:table-row>
        <table:table-row table:style-name="Table7.1">
          <table:table-cell table:style-name="Table7.A1" office:value-type="string">
            <text:p text:style-name="P162"><text:span text:style-name="T55">Títulos de ilustrações e tabelas</text:span></text:p>
          </table:table-cell>
          <table:table-cell table:style-name="Table7.A1" office:value-type="string">
            <text:p text:style-name="P163"><text:span text:style-name="T55">Alinhadas a imagem, sendo que a segunda linha alinhar abaixo da primeira letra da parte textual do título</text:span></text:p>
          </table:table-cell>
          <table:table-cell table:style-name="Table7.A1" office:value-type="string">
            <text:p text:style-name="P100"><text:span text:style-name="T9">Tabela </text:span><text:span text:style-name="T23">3 <text:s/>- <text:s/></text:span><text:span text:style-name="T9">Níveis descritivos dos testes de comparação de médias entre grupos para profundidade da lesão junto à restauração</text:span></text:p>
          </table:table-cell>
        </table:table-row>
        <table:table-row table:style-name="Table7.5">
          <table:table-cell table:style-name="Table7.A1" office:value-type="string">
            <text:p text:style-name="P162"><text:span text:style-name="T55">Referência</text:span></text:p>
          </table:table-cell>
          <table:table-cell table:style-name="Table7.A1" office:value-type="string">
            <text:p text:style-name="P163"><text:span text:style-name="T55">Alinhada à esquerda (sem recuo de parágrafo)</text:span></text:p>
          </table:table-cell>
          <table:table-cell table:style-name="Table7.A1" office:value-type="string">
            <text:p text:style-name="P101"/>
          </table:table-cell>
        </table:table-row>
        <table:table-row table:style-name="Table7.6">
          <table:table-cell table:style-name="Table7.A1" office:value-type="string">
            <text:p text:style-name="P163"><text:span text:style-name="T56">Equação(ões) e fórmula(s)</text:span></text:p>
          </table:table-cell>
          <table:table-cell table:style-name="Table7.A1" office:value-type="string">
            <text:p text:style-name="P163"><text:span text:style-name="T56">Centralizada </text:span></text:p>
          </table:table-cell>
          <table:table-cell table:style-name="Table7.A1" office:value-type="string">
            <text:p text:style-name="P36"><text:span text:style-name="T9">X2 + Y2 = Z2</text:span></text:p>
          </table:table-cell>
        </table:table-row>
        <table:table-row table:style-name="Table7.1">
          <table:table-cell table:style-name="Table7.A1" office:value-type="string">
            <text:p text:style-name="P35"><text:span text:style-name="T9">Título de seção</text:span></text:p>
          </table:table-cell>
          <table:table-cell table:style-name="Table7.A1" office:value-type="string">
            <text:p text:style-name="P163"><text:span text:style-name="T56">Alinhado à esquerda (sem recuo de paragráfo)</text:span></text:p>
          </table:table-cell>
          <table:table-cell table:style-name="Table7.A1" office:value-type="string">
            <text:p text:style-name="P41"/>
          </table:table-cell>
        </table:table-row>
        <table:table-row table:style-name="Table7.1">
          <table:table-cell table:style-name="Table7.A1" office:value-type="string">
            <text:p text:style-name="P35"><text:span text:style-name="T9">Elemento com título sem indicativo numérico</text:span></text:p>
          </table:table-cell>
          <table:table-cell table:style-name="Table7.A1" office:value-type="string">
            <text:p text:style-name="P164"><text:span text:style-name="T56">Centralizado</text:span></text:p>
          </table:table-cell>
          <table:table-cell table:style-name="Table7.A1" office:value-type="string">
            <text:p text:style-name="P41"/>
          </table:table-cell>
        </table:table-row>
        <table:table-row table:style-name="Table7.1">
          <table:table-cell table:style-name="Table7.A1" office:value-type="string">
            <text:p text:style-name="P35"><text:span text:style-name="T9">Alíneas</text:span></text:p>
          </table:table-cell>
          <table:table-cell table:style-name="Table7.A1" office:value-type="string">
            <text:p text:style-name="P35"><text:span text:style-name="T9">As letras indicativas das alíneas devem apresentar recuo em relação à margem esquerda</text:span></text:p>
          </table:table-cell>
          <table:table-cell table:style-name="Table7.A1" office:value-type="string">
            <text:p text:style-name="P41"/>
          </table:table-cell>
        </table:table-row>
        <table:table-row table:style-name="Table7.1">
          <table:table-cell table:style-name="Table7.A1" office:value-type="string">
            <text:p text:style-name="P35"><text:span text:style-name="T9">Subalíneas</text:span></text:p>
          </table:table-cell>
          <table:table-cell table:style-name="Table7.A1" office:value-type="string">
            <text:p text:style-name="P35"><text:span text:style-name="T9">Devem apresentar recuo em relação à alínea</text:span></text:p>
          </table:table-cell>
          <table:table-cell table:style-name="Table7.A1" office:value-type="string">
            <text:p text:style-name="P41"/>
          </table:table-cell>
        </table:table-row>
      </table:table>
      <text:p text:style-name="Standard">Fonte : Maria Fátima dos Santos, 2015.</text:p>
      <text:p text:style-name="P10"/>
      <text:p text:style-name="P25"><text:span text:style-name="T9">Para a impressão o</text:span><text:span text:style-name="T51"> tamanho da folha deverá ser no formato A4 (21 cm X 29,7 cm) e o papel branco ou reciclado.</text:span></text:p>
      <text:p text:style-name="P143"/>
      <text:p text:style-name="P104"><text:span text:style-name="T5">APÊNDICE B - TRABALHO ACADÊMICO (ESTRUTURA)</text:span></text:p>
      <text:p text:style-name="P16"/>
      <text:p text:style-name="Standard"><text:span text:style-name="T9">Quadro 1 – Estrutura do trabalho acadêmico</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36"><text:span text:style-name="T5">Composição</text:span></text:p>
          </table:table-cell>
          <table:covered-table-cell/>
          <table:table-cell table:style-name="Table8.C1" table:number-columns-spanned="2" office:value-type="string">
            <text:p text:style-name="P36"><text:span text:style-name="T5">Elementos</text:span></text:p>
          </table:table-cell>
          <table:covered-table-cell/>
          <table:table-cell table:style-name="Table8.A1" office:value-type="string">
            <text:p text:style-name="P36"><text:span text:style-name="T5">Numeração</text:span></text:p>
          </table:table-cell>
        </table:table-row>
        <table:table-row table:style-name="Table8.1">
          <table:table-cell table:style-name="Table8.A1" table:number-rows-spanned="2" table:number-columns-spanned="2" office:value-type="string">
            <text:p text:style-name="P36"><text:span text:style-name="T9">Parte externa</text:span></text:p>
          </table:table-cell>
          <table:covered-table-cell/>
          <table:table-cell table:style-name="Table8.C2" office:value-type="string">
            <text:p text:style-name="P35"><text:span text:style-name="T9">Lombada</text:span></text:p>
          </table:table-cell>
          <table:table-cell table:style-name="Table8.D2" office:value-type="string">
            <text:p text:style-name="P35"><text:span text:style-name="T9">opcional</text:span></text:p>
          </table:table-cell>
          <table:table-cell table:style-name="Table8.E2" office:value-type="string">
            <text:p text:style-name="P35"><text:span text:style-name="T9">Não se aplica</text:span></text:p>
          </table:table-cell>
        </table:table-row>
        <table:table-row table:style-name="Table8.1">
          <table:covered-table-cell/>
          <table:covered-table-cell/>
          <table:table-cell table:style-name="Table8.C3" office:value-type="string">
            <text:p text:style-name="P35"><text:span text:style-name="T9">Capa</text:span></text:p>
          </table:table-cell>
          <table:table-cell table:style-name="Table8.D3" office:value-type="string">
            <text:p text:style-name="P35"><text:span text:style-name="T9">obrigatório</text:span></text:p>
          </table:table-cell>
          <table:table-cell table:style-name="Table8.E2" office:value-type="string">
            <text:p text:style-name="P35"><text:span text:style-name="T9">Não contada</text:span></text:p>
          </table:table-cell>
        </table:table-row>
        <table:table-row table:style-name="Table8.1">
          <table:table-cell table:style-name="Table8.A1" table:number-rows-spanned="22" office:value-type="string">
            <text:p text:style-name="P35"><text:span text:style-name="T9">Parte interna</text:span></text:p>
          </table:table-cell>
          <table:table-cell table:style-name="Table8.A1" table:number-rows-spanned="14" office:value-type="string">
            <text:p text:style-name="P35"><text:span text:style-name="T9">Pré-textuais</text:span></text:p>
          </table:table-cell>
          <table:table-cell table:style-name="Table8.C4" office:value-type="string">
            <text:p text:style-name="P35"><text:span text:style-name="T9">Folha de rosto</text:span></text:p>
          </table:table-cell>
          <table:table-cell table:style-name="Table8.D4" office:value-type="string">
            <text:p text:style-name="P35"><text:span text:style-name="T9">obrigatório</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5" office:value-type="string">
            <text:p text:style-name="P35"><text:span text:style-name="T9">Ficha catalográfica</text:span></text:p>
          </table:table-cell>
          <table:table-cell table:style-name="Table8.D5" office:value-type="string">
            <text:p text:style-name="P35"><text:span text:style-name="T9">obrigatório</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6" office:value-type="string">
            <text:p text:style-name="P35"><text:span text:style-name="T9">Errata</text:span></text:p>
          </table:table-cell>
          <table:table-cell table:style-name="Table8.D6" office:value-type="string">
            <text:p text:style-name="P35"><text:span text:style-name="T9">opcional</text:span></text:p>
          </table:table-cell>
          <table:table-cell table:style-name="Table8.E2" office:value-type="string">
            <text:p text:style-name="P35"><text:span text:style-name="T9">Não se aplica</text:span></text:p>
          </table:table-cell>
        </table:table-row>
        <table:table-row table:style-name="Table8.1">
          <table:covered-table-cell/>
          <table:covered-table-cell/>
          <table:table-cell table:style-name="Table8.C7" office:value-type="string">
            <text:p text:style-name="P35"><text:span text:style-name="T9">Folha de aprovação</text:span></text:p>
          </table:table-cell>
          <table:table-cell table:style-name="Table8.D7" office:value-type="string">
            <text:p text:style-name="P35"><text:span text:style-name="T9">obrigatório</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8" office:value-type="string">
            <text:p text:style-name="P35"><text:span text:style-name="T9">Dedicatória</text:span></text:p>
          </table:table-cell>
          <table:table-cell table:style-name="Table8.D8" office:value-type="string">
            <text:p text:style-name="P35"><text:span text:style-name="T9">opcional</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9" office:value-type="string">
            <text:p text:style-name="P35"><text:span text:style-name="T9">Agradecimentos</text:span></text:p>
          </table:table-cell>
          <table:table-cell table:style-name="Table8.D9" office:value-type="string">
            <text:p text:style-name="P35"><text:span text:style-name="T9">opcional</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10" office:value-type="string">
            <text:p text:style-name="P35"><text:span text:style-name="T9">Epígrafe</text:span></text:p>
          </table:table-cell>
          <table:table-cell table:style-name="Table8.D10" office:value-type="string">
            <text:p text:style-name="P35"><text:span text:style-name="T9">opcional</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11" office:value-type="string">
            <text:p text:style-name="P35"><text:span text:style-name="T9">Resumo da língua vernácula</text:span></text:p>
          </table:table-cell>
          <table:table-cell table:style-name="Table8.D11" office:value-type="string">
            <text:p text:style-name="P35"><text:span text:style-name="T9">obrigatório</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12" office:value-type="string">
            <text:p text:style-name="P35"><text:span text:style-name="T9">Resumo em língua estrangeira</text:span></text:p>
          </table:table-cell>
          <table:table-cell table:style-name="Table8.D12" office:value-type="string">
            <text:p text:style-name="P35"><text:span text:style-name="T9">obrigatório</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13" office:value-type="string">
            <text:p text:style-name="P35"><text:span text:style-name="T9">Lista de ilustrações</text:span></text:p>
          </table:table-cell>
          <table:table-cell table:style-name="Table8.D13" office:value-type="string">
            <text:p text:style-name="P35"><text:span text:style-name="T9">opcional</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14" office:value-type="string">
            <text:p text:style-name="P35"><text:span text:style-name="T9">Lista de tabelas</text:span></text:p>
          </table:table-cell>
          <table:table-cell table:style-name="Table8.D14" office:value-type="string">
            <text:p text:style-name="P35"><text:span text:style-name="T9">opcional</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15" office:value-type="string">
            <text:p text:style-name="P35"><text:span text:style-name="T9">Lista de abreviaturas e siglas</text:span></text:p>
          </table:table-cell>
          <table:table-cell table:style-name="Table8.D15" office:value-type="string">
            <text:p text:style-name="P35"><text:span text:style-name="T9">opcional</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16" office:value-type="string">
            <text:p text:style-name="P35"><text:span text:style-name="T9">Lista de símbolos</text:span></text:p>
          </table:table-cell>
          <table:table-cell table:style-name="Table8.D16" office:value-type="string">
            <text:p text:style-name="P35"><text:span text:style-name="T9">opcional</text:span></text:p>
          </table:table-cell>
          <table:table-cell table:style-name="Table8.E4" office:value-type="string">
            <text:p text:style-name="P35"><text:span text:style-name="T9">Contada, não numerada</text:span></text:p>
          </table:table-cell>
        </table:table-row>
        <table:table-row table:style-name="Table8.1">
          <table:covered-table-cell/>
          <table:covered-table-cell/>
          <table:table-cell table:style-name="Table8.C17" office:value-type="string">
            <text:p text:style-name="P35"><text:span text:style-name="T9">Sumário</text:span></text:p>
          </table:table-cell>
          <table:table-cell table:style-name="Table8.D17" office:value-type="string">
            <text:p text:style-name="P35"><text:span text:style-name="T9">obrigatório</text:span></text:p>
          </table:table-cell>
          <table:table-cell table:style-name="Table8.E4" office:value-type="string">
            <text:p text:style-name="P35"><text:span text:style-name="T9">Contada, não numerada</text:span></text:p>
          </table:table-cell>
        </table:table-row>
        <table:table-row table:style-name="Table8.1">
          <table:covered-table-cell/>
          <table:table-cell table:style-name="Table8.A1" table:number-rows-spanned="3" office:value-type="string">
            <text:p text:style-name="P35"><text:span text:style-name="T9">Textuais</text:span></text:p>
          </table:table-cell>
          <table:table-cell table:style-name="Table8.C18" office:value-type="string">
            <text:p text:style-name="P35"><text:span text:style-name="T9">Introdução</text:span></text:p>
          </table:table-cell>
          <table:table-cell table:style-name="Table8.D18" office:value-type="string">
            <text:p text:style-name="P35"><text:span text:style-name="T9">obrigatório</text:span></text:p>
          </table:table-cell>
          <table:table-cell table:style-name="Table8.E18" office:value-type="string">
            <text:p text:style-name="P37"><text:span text:style-name="T9">Contada, numerada com o número total das folhas contadas anteriormente</text:span></text:p>
          </table:table-cell>
        </table:table-row>
        <table:table-row table:style-name="Table8.1">
          <table:covered-table-cell/>
          <table:covered-table-cell/>
          <table:table-cell table:style-name="Table8.C19" office:value-type="string">
            <text:p text:style-name="P35"><text:span text:style-name="T9">Desenvolvimento</text:span></text:p>
          </table:table-cell>
          <table:table-cell table:style-name="Table8.D19" office:value-type="string">
            <text:p text:style-name="P35"><text:span text:style-name="T9">obrigatório</text:span></text:p>
          </table:table-cell>
          <table:table-cell table:style-name="Table8.E18" office:value-type="string">
            <text:p text:style-name="P35"><text:span text:style-name="T9">Contada, numeração seqüencial</text:span></text:p>
          </table:table-cell>
        </table:table-row>
        <table:table-row table:style-name="Table8.1">
          <table:covered-table-cell/>
          <table:covered-table-cell/>
          <table:table-cell table:style-name="Table8.C20" office:value-type="string">
            <text:p text:style-name="P35"><text:span text:style-name="T9">Conclusão</text:span></text:p>
          </table:table-cell>
          <table:table-cell table:style-name="Table8.D20" office:value-type="string">
            <text:p text:style-name="P35"><text:span text:style-name="T9">obrigatório</text:span></text:p>
          </table:table-cell>
          <table:table-cell table:style-name="Table8.E18" office:value-type="string">
            <text:p text:style-name="P35"><text:span text:style-name="T9">Contada, numeração seqüencial</text:span></text:p>
          </table:table-cell>
        </table:table-row>
        <table:table-row table:style-name="Table8.1">
          <table:covered-table-cell/>
          <table:table-cell table:style-name="Table8.A1" table:number-rows-spanned="5" office:value-type="string">
            <text:p text:style-name="P35"><text:span text:style-name="T9">Pós-textuais</text:span></text:p>
          </table:table-cell>
          <table:table-cell table:style-name="Table8.C21" office:value-type="string">
            <text:p text:style-name="P35"><text:span text:style-name="T9">Referências</text:span></text:p>
          </table:table-cell>
          <table:table-cell table:style-name="Table8.D21" office:value-type="string">
            <text:p text:style-name="P35"><text:span text:style-name="T9">obrigatório</text:span></text:p>
          </table:table-cell>
          <table:table-cell table:style-name="Table8.E18" office:value-type="string">
            <text:p text:style-name="P35"><text:span text:style-name="T9">Contada, numeração seqüencial</text:span></text:p>
          </table:table-cell>
        </table:table-row>
        <table:table-row table:style-name="Table8.1">
          <table:covered-table-cell/>
          <table:covered-table-cell/>
          <table:table-cell table:style-name="Table8.C22" office:value-type="string">
            <text:p text:style-name="P35"><text:span text:style-name="T9">Glossário</text:span></text:p>
          </table:table-cell>
          <table:table-cell table:style-name="Table8.D22" office:value-type="string">
            <text:p text:style-name="P35"><text:span text:style-name="T9">opcional</text:span></text:p>
          </table:table-cell>
          <table:table-cell table:style-name="Table8.E18" office:value-type="string">
            <text:p text:style-name="P35"><text:span text:style-name="T9">Contada, numeração seqüencial</text:span></text:p>
          </table:table-cell>
        </table:table-row>
        <table:table-row table:style-name="Table8.1">
          <table:covered-table-cell/>
          <table:covered-table-cell/>
          <table:table-cell table:style-name="Table8.C23" office:value-type="string">
            <text:p text:style-name="P35"><text:span text:style-name="T9">Âpendice(s)</text:span></text:p>
          </table:table-cell>
          <table:table-cell table:style-name="Table8.D23" office:value-type="string">
            <text:p text:style-name="P35"><text:span text:style-name="T9">opcional</text:span></text:p>
          </table:table-cell>
          <table:table-cell table:style-name="Table8.E18" office:value-type="string">
            <text:p text:style-name="P35"><text:span text:style-name="T9">Contada, numeração seqüencial</text:span></text:p>
          </table:table-cell>
        </table:table-row>
        <table:table-row table:style-name="Table8.1">
          <table:covered-table-cell/>
          <table:covered-table-cell/>
          <table:table-cell table:style-name="Table8.C24" office:value-type="string">
            <text:p text:style-name="P35"><text:span text:style-name="T9">Anexo(s)</text:span></text:p>
          </table:table-cell>
          <table:table-cell table:style-name="Table8.D24" office:value-type="string">
            <text:p text:style-name="P35"><text:span text:style-name="T9">opcional</text:span></text:p>
          </table:table-cell>
          <table:table-cell table:style-name="Table8.E18" office:value-type="string">
            <text:p text:style-name="P35"><text:span text:style-name="T9">Contada, numeração seqüencial</text:span></text:p>
          </table:table-cell>
        </table:table-row>
        <table:table-row table:style-name="Table8.1">
          <table:covered-table-cell/>
          <table:covered-table-cell/>
          <table:table-cell table:style-name="Table8.C25" office:value-type="string">
            <text:p text:style-name="P35"><text:span text:style-name="T9">Índice</text:span></text:p>
          </table:table-cell>
          <table:table-cell table:style-name="Table8.D25" office:value-type="string">
            <text:p text:style-name="P35"><text:span text:style-name="T9">opcional</text:span></text:p>
          </table:table-cell>
          <table:table-cell table:style-name="Table8.E18" office:value-type="string">
            <text:p text:style-name="P35"><text:span text:style-name="T9">Contada, numeração seqüencial</text:span></text:p>
          </table:table-cell>
        </table:table-row>
      </table:table>
      <text:p text:style-name="P103">Fonte : Maria Fátima dos Santos, 2015.</text:p>
      <text:p text:style-name="P10"/>
      <text:p text:style-name="P10"/>
      <text:p text:style-name="P105"><text:span text:style-name="T2">APÊNDICE C – modelo de página de rosto da versão corrigida</text:span></text:p>
      <text:p text:style-name="P24"/>
      <text:p text:style-name="P56"><text:span text:style-name="T1"><office:annotation office:name="__Annotation__1733_3426993730"><dc:creator>biblioteca</dc:creator><dc:date>2015-06-10T12:20:00</dc:date><loext:sender-initials>b</loext:sender-initials><text:p/><text:p>- Apontamentos para este item ver PÁGINA DE ROSTO DA VERSÃO ORIGINAL.</text:p></office:annotation></text:span><text:span text:style-name="T1">nome completo do Autor</text:span><office:annotation-end office:name="__Annotation__1733_3426993730"/></text:p>
      <text:p text:style-name="P58"><text:span text:style-name="T5"><office:annotation office:name="__Annotation__1737_3426993730"><dc:creator>biblioteca</dc:creator><dc:date>2015-06-10T12:20:00</dc:date><loext:sender-initials>b</loext:sender-initials><text:p/><text:p>- Apontamentos para este item ver CAPA.</text:p></office:annotation></text:span><text:span text:style-name="T5">Título : subtítulo</text:span><office:annotation-end office:name="__Annotation__1737_3426993730"/></text:p>
      <text:p text:style-name="P60"><text:span text:style-name="T9"><office:annotation office:name="__Annotation__1741_3426993730"><dc:creator>biblioteca</dc:creator><dc:date>2015-06-10T13:03:00</dc:date><loext:sender-initials>b</loext:sender-initials><text:p/><text:p>- O texto e formatação deverão ser igual da página de rosto da versão original.</text:p><text:p>- Apontamentos para este item ver PÁGINA DE ROSTO DA VERSÃO ORIGINAL<text:span text:style-name="T66">.</text:span></text:p></office:annotation></text:span><text:span text:style-name="T9">Dissertação</text:span><office:annotation-end office:name="__Annotation__1741_3426993730"/><text:span text:style-name="T9"> apresentada à Escola de Artes, Ciências e Humanidades da Universidade de São Paulo para obtenção do título de Mestre em Xxxxxxxx pelo Programa de Pós-graduação em Xxxxxxxxx.</text:span></text:p>
      <text:p text:style-name="P63"/>
      <text:p text:style-name="P60"><text:span text:style-name="T9"><office:annotation office:name="__Annotation__1746_3426993730"><dc:creator>biblioteca</dc:creator><dc:date>2015-06-10T13:16:00</dc:date><loext:sender-initials>b</loext:sender-initials><text:p/><text:p>- Incluir este texto padrão.</text:p></office:annotation></text:span><text:span text:style-name="T9">Versão corrigida </text:span><office:annotation-end office:name="__Annotation__1746_3426993730"/><text:span text:style-name="T9">contendo as alterações solicitadas pela comissão julgadora em </text:span><text:span text:style-name="T9"><office:annotation office:name="__Annotation__1755_3426993730"><dc:creator>Maria Fatima</dc:creator><dc:date>2015-06-10T13:08:00</dc:date><loext:sender-initials>MF</loext:sender-initials><text:p/><text:p>- Data da defesa.</text:p></office:annotation></text:span><text:span text:style-name="T9">dia de mês de ano</text:span><office:annotation-end office:name="__Annotation__1755_3426993730"/><text:span text:style-name="T9">. A versão original encontra-se em acervo reservado na Biblioteca da EACH/USP e na Biblioteca Digital de Teses e Dissertações da USP (BDTD), de acordo com a Resolução CoPGr 6018, de 13 de outubro de 2011.</text:span></text:p>
      <text:p text:style-name="P63"/>
      <text:p text:style-name="P65"><office:annotation office:name="__Annotation__1767_3426993730"><dc:creator>Maria Fatima</dc:creator><dc:date>2015-06-10T13:09:00</dc:date><loext:sender-initials>MF</loext:sender-initials><text:p/><text:p>- Apontamentos para estes itens ver PÁGINA DE ROSTO DA VERSÃO ORIGINAL<text:span text:style-name="T66">.</text:span></text:p></office:annotation><text:span text:style-name="T9">Área de Concentração: </text:span></text:p>
      <text:p text:style-name="P65"><text:span text:style-name="T9">Xxxxx Xxxxx</text:span></text:p>
      <text:p text:style-name="P62"/>
      <text:p text:style-name="P65"><text:span text:style-name="T9">Orientador: </text:span></text:p>
      <text:p text:style-name="P65"><text:span text:style-name="T9">Prof. Dr. Fulano de Tal</text:span></text:p>
      <text:p text:style-name="P62"/>
      <text:p text:style-name="P65"><text:span text:style-name="T9">Co-orientador: </text:span></text:p>
      <text:p text:style-name="P68"><text:span text:style-name="T9">Prof. Dr. Fulano de Tal</text:span></text:p>
      <text:p text:style-name="P2"><office:annotation-end office:name="__Annotation__1767_3426993730"/><text:span text:style-name="T9"><office:annotation office:name="__Annotation__1772_3426993730"><dc:creator>biblioteca</dc:creator><dc:date>2015-06-10T13:10:00</dc:date><loext:sender-initials>b</loext:sender-initials><text:p/><text:p>- Apontamentos para estes itens ver CAPA.</text:p></office:annotation></text:span><text:span text:style-name="T9">Local</text:span></text:p>
      <text:p text:style-name="P3"><text:span text:style-name="T9">Ano do depósito</text:span><office:annotation-end office:name="__Annotation__1772_3426993730"/></text:p>
      <text:p text:style-name="P106"><text:span text:style-name="T2">APÊNDICE D – modelo de página de rosto da versão simplificada</text:span></text:p>
      <text:p text:style-name="P24"/>
      <text:p text:style-name="P56"><text:span text:style-name="T1"><office:annotation office:name="__Annotation__1781_3426993730"><dc:creator>biblioteca</dc:creator><dc:date>2015-06-10T13:11:00</dc:date><loext:sender-initials>b</loext:sender-initials><text:p/><text:p>- Apontamentos para este item ver PÁGINA DE ROSTO DA VERSÃO ORIGINAL.</text:p></office:annotation></text:span><text:span text:style-name="T1">nome completo do Autor</text:span><office:annotation-end office:name="__Annotation__1781_3426993730"/></text:p>
      <text:p text:style-name="P58"><text:span text:style-name="T5"><office:annotation office:name="__Annotation__1785_3426993730"><dc:creator>biblioteca</dc:creator><dc:date>2015-06-10T13:11:00</dc:date><loext:sender-initials>b</loext:sender-initials><text:p/><text:p>- Apontamentos para este item ver CAPA.</text:p></office:annotation></text:span><text:span text:style-name="T5">Título : subtítulo</text:span><office:annotation-end office:name="__Annotation__1785_3426993730"/></text:p>
      <text:p text:style-name="P60"><text:span text:style-name="T9"><office:annotation office:name="__Annotation__1789_3426993730"><dc:creator>biblioteca</dc:creator><dc:date>2015-06-10T13:11:00</dc:date><loext:sender-initials>b</loext:sender-initials><text:p/><text:p>- O texto e formatação deverão ser igual da página de rosto da versão original.</text:p><text:p>- Apontamentos para este item ver PÁGINA DE ROSTO DA VERSÃO ORIGINAL<text:span text:style-name="T66">.</text:span></text:p></office:annotation></text:span><text:span text:style-name="T9">Dissertação</text:span><office:annotation-end office:name="__Annotation__1789_3426993730"/><text:span text:style-name="T9"> apresentada à Escola de Artes, Ciências e Humanidades da Universidade de São Paulo para obtenção do título de Mestre em Xxxxxxxx pelo Programa de Pós-graduação em Xxxx Xxxxxx.</text:span></text:p>
      <text:p text:style-name="P63"/>
      <text:p text:style-name="P59"><text:span text:style-name="T9"><office:annotation office:name="__Annotation__1810_3426993730"><dc:creator>Maria Fatima</dc:creator><dc:date>2015-06-10T13:15:00</dc:date><loext:sender-initials>MF</loext:sender-initials><text:p/><text:p>- Incluir este texto padrão.</text:p></office:annotation></text:span><text:span text:style-name="T9">Versão simplificada resguarda temporariamente a versão integral, original ou corrigida, </text:span><text:span text:style-name="apple-converted-space"><text:span text:style-name="T24">a pedido </text:span></text:span><text:span text:style-name="T24">do autor, com anuência da CPG da EACH, </text:span><text:span text:style-name="apple-converted-space"><text:span text:style-name="T24">de acordo com as </text:span></text:span><text:span text:style-name="T25">Resoluções </text:span><text:span text:style-name="T9">CoPGr 5401, de 17 de abril de 2007 (Artigo 2º., Paragráfos 1º. a 3º.) e CoPGr </text:span><text:span text:style-name="T25">6542, de </text:span><text:span text:style-name="object"><text:span text:style-name="T25">18 de abril de 2013 </text:span></text:span><text:span text:style-name="object"><text:span text:style-name="T8">(</text:span></text:span><text:span text:style-name="Strong"><text:span text:style-name="T21">TÍTULO III,</text:span></text:span><text:span text:style-name="Strong"><text:span text:style-name="T11"> </text:span></text:span><text:span text:style-name="T25">Cap. V - Seção I - Parágrafo 3) </text:span><text:span text:style-name="object"><text:span text:style-name="T25">no período de dois anos e renovável por igual período.</text:span></text:span><office:annotation-end office:name="__Annotation__1810_3426993730"/></text:p>
      <text:p text:style-name="P64"/>
      <text:p text:style-name="P65"><office:annotation office:name="__Annotation__1821_3426993730"><dc:creator>Maria Fatima</dc:creator><dc:date>2015-06-10T13:11:00</dc:date><loext:sender-initials>MF</loext:sender-initials><text:p/><text:p>- Apontamentos para estes itens ver PÁGINA DE ROSTO DA VERSÃO ORIGINAL<text:span text:style-name="T66">.</text:span></text:p></office:annotation><text:span text:style-name="T9">Área de Concentração: </text:span></text:p>
      <text:p text:style-name="P65"><text:span text:style-name="T9">Xxxxx Xxxxx</text:span></text:p>
      <text:p text:style-name="P62"/>
      <text:p text:style-name="P65"><text:span text:style-name="T9">Orientador: </text:span></text:p>
      <text:p text:style-name="P65"><text:span text:style-name="T9">Prof. Dr. Fulano de Tal</text:span></text:p>
      <text:p text:style-name="P62"/>
      <text:p text:style-name="P65"><text:span text:style-name="T9">Co-orientador: </text:span></text:p>
      <text:p text:style-name="P69"><text:span text:style-name="T9">Prof. Dr. Fulano de Tal</text:span></text:p>
      <text:p text:style-name="P2"><office:annotation-end office:name="__Annotation__1821_3426993730"/><text:span text:style-name="T9"><office:annotation office:name="__Annotation__1826_3426993730"><dc:creator>biblioteca</dc:creator><dc:date>2015-06-10T13:11:00</dc:date><loext:sender-initials>b</loext:sender-initials><text:p/><text:p>- Apontamentos para estes itens ver CAPA.</text:p></office:annotation></text:span><text:span text:style-name="T9">Local</text:span></text:p>
      <text:p text:style-name="P3"><text:span text:style-name="T9">Ano do depósito</text:span><office:annotation-end office:name="__Annotation__1826_3426993730"/></text:p>
      <text:p text:style-name="P107"><text:span text:style-name="T2">APÊNDICE E – modelo de FOLHA DE AVALIAÇÃO DA VERSÃO CORRIGIDA E SIMPLIFICADA</text:span></text:p>
      <text:p text:style-name="P12"/>
      <text:p text:style-name="P4"><text:span text:style-name="T9"><office:annotation office:name="__Annotation__1834_3426993730"><dc:creator>Maria Fatima</dc:creator><dc:date>2015-06-10T13:30:00</dc:date><loext:sender-initials>MF</loext:sender-initials><text:p/><text:p>- Apontamentos para estes itens ver FOLHA DE AVALIAÇÃ (versão original).</text:p><text:p/></office:annotation></text:span><text:span text:style-name="T9">Nome:SOBRENOME, Prenomes</text:span></text:p>
      <text:p text:style-name="P83"><text:span text:style-name="T9">Título:Título : subtítulo</text:span><office:annotation-end office:name="__Annotation__1834_3426993730"/></text:p>
      <text:p text:style-name="P14"/>
      <text:p text:style-name="P14"/>
      <text:p text:style-name="P61"><text:span text:style-name="T9"><office:annotation office:name="__Annotation__1841_3426993730"><dc:creator>biblioteca</dc:creator><dc:date>2015-06-10T13:24:00</dc:date><loext:sender-initials>b</loext:sender-initials><text:p/><text:p>- Texto e formatação iguais ao da página de rosto.</text:p></office:annotation></text:span><text:span text:style-name="T9">Dissertação apresentada à Escola de Artes, Ciências e Humanidades da Universidade de São Paulo para obtenção do título de Mestre em Xxxxx do Programa de Pós-Graduação em Xxxxxxxxx Xxxxx.</text:span><office:annotation-end office:name="__Annotation__1841_3426993730"/></text:p>
      <text:p text:style-name="P15"/>
      <text:p text:style-name="P70"><text:span text:style-name="T9"><office:annotation office:name="__Annotation__1845_3426993730"><dc:creator>biblioteca</dc:creator><dc:date>2015-06-10T13:24:00</dc:date><loext:sender-initials>b</loext:sender-initials><text:p/><text:p>- Texto e formatação iguais ao da página de rosto.</text:p></office:annotation></text:span><text:span text:style-name="T9">Área de Concentração: </text:span><office:annotation-end office:name="__Annotation__1845_3426993730"/></text:p>
      <text:p text:style-name="P67"><text:span text:style-name="T9"><office:annotation office:name="__Annotation__1849_3426993730"><dc:creator>biblioteca</dc:creator><dc:date>2015-06-10T13:24:00</dc:date><loext:sender-initials>b</loext:sender-initials><text:p/><text:p>- Texto e formatação iguais ao da página de rosto.</text:p></office:annotation></text:span><text:span text:style-name="T9">XxxxxXxxxx</text:span><office:annotation-end office:name="__Annotation__1849_3426993730"/></text:p>
      <text:p text:style-name="P11"/>
      <text:p text:style-name="P1"><text:span text:style-name="T9">Aprovado em: </text:span><text:span text:style-name="T9"><office:annotation office:name="__Annotation__1858_3426993730"><dc:creator>Maria Fatima</dc:creator><dc:date>2015-06-10T13:32:00</dc:date><loext:sender-initials>MF</loext:sender-initials><text:p/><text:p>- Preencher com a data da defesa</text:p></office:annotation></text:span><text:span text:style-name="T9">dd / mm / aaaa</text:span><office:annotation-end office:name="__Annotation__1858_3426993730"/></text:p>
      <text:p text:style-name="P11"/>
      <text:p text:style-name="P2"><text:span text:style-name="T5">Banca Examinadora</text:span></text:p>
      <text:p text:style-name="P12"/>
      <text:p text:style-name="P12"/>
      <text:p text:style-name="P2"><office:annotation office:name="__Annotation__1868_3426993730"><dc:creator>Maria Fatima</dc:creator><dc:date>2015-06-10T19:35:00</dc:date><loext:sender-initials>MF</loext:sender-initials><text:p/><text:p>- Nome completo dos membros da Banca Examinadora.</text:p><text:p>- Nome da instituição completa (Universidade. Faculdade) , sem siglas.</text:p></office:annotation><text:span text:style-name="T9">Prof. Dr. Xxxxxxxx Xxxxxxxxx</text:span></text:p>
      <text:p text:style-name="P2"><text:span text:style-name="T9">Universidade de São Paulo. Escola de Artes, Ciências e Humanidades</text:span></text:p>
      <text:p text:style-name="P12"/>
      <text:p text:style-name="P2"><text:span text:style-name="T9">Profa. Dra. Yyyyyyy Yyy Yyyyy</text:span></text:p>
      <text:p text:style-name="P2"><text:span text:style-name="T9">Uuuuuuuuuuuu uu uuuuuuuuuu. Eeeeeeeee ee Eeeeeeeeeee</text:span></text:p>
      <text:p text:style-name="P12"/>
      <text:p text:style-name="P2"><text:span text:style-name="T9">Prof. Dr. Zzzzzzzzz Zzzzzzzz Zzzzzzzzz</text:span></text:p>
      <text:p text:style-name="P2"><text:span text:style-name="T9">Uuuuuuuuuuuu uu uuuuuuuuuu. Eeeeeeeee ee Eeeeeeeeeee</text:span></text:p>
      <text:p text:style-name="P2"><office:annotation-end office:name="__Annotation__1868_3426993730"/></text:p>
      <text:p text:style-name="P26"/>
      <text:p text:style-name="P160"><text:span text:style-name="T34">APÊNDICE F – EXEMPLO DE APRESENTAÇÃO DA ILUSTRAÇÃO OU TABELA</text:span><text:span text:style-name="Footnote_20_Symbol"><text:span text:style-name="T34"><text:note text:id="ftn5" text:note-class="footnote"><text:note-citation>5</text:note-citation><text:note-body><text:p text:style-name="P108"><text:span text:style-name="Footnote_20_Symbol"/> “Tabela é o conjunto de dados estatísticos, dispostos em determinada ordem de classificação, que expressam as variações qualitativas e quantitativas de um fenômeno. Sua finalidade básica é resumir ou sintetizar dados.” A principal formatação as colunas não devem ser delimitadas por traços verticais e os <text:span text:style-name="T46">traços horizontais superiores e inferiores ao cabeçalho devem ser mais fortes</text:span>. Outras informações ver as “Diretrizes da USP” (UNIVERSIDADE DE SÃO PAULO, 2009).</text:p></text:note-body></text:note></text:span></text:span></text:p>
      <text:p text:style-name="P156"/>
      <table:table table:name="Table9" table:style-name="Table9">
        <table:table-column table:style-name="Table9.A"/>
        <table:table-row table:style-name="Table9.1">
          <table:table-cell table:style-name="Table9.A1" office:value-type="string">
            <text:p text:style-name="P34"><text:span text:style-name="T4"><office:annotation office:name="__Annotation__1899_3426993730"><dc:creator>Maria Fatima</dc:creator><dc:date>2015-06-10T21:15:00</dc:date><loext:sender-initials>MF</loext:sender-initials><text:p/><text:p>- Ver modelo de lista completo no elemento LISTA DE FIGURAS ou LISTA DE TABELAS</text:p></office:annotation></text:span><text:span text:style-name="T4">LISTA DE QUADROS</text:span><office:annotation-end office:name="__Annotation__1899_3426993730"/></text:p>
            <text:p text:style-name="P32"/>
            <text:p text:style-name="P142">Quadro 1 - Temas e atividades desenvolvidas no Módulo III, da Oficina Idosos On-line, da EACH-USP, São Paulo, 2012..........................................................................................18</text:p>
            <text:p text:style-name="P46"/>
          </table:table-cell>
        </table:table-row>
      </table:table>
      <text:p text:style-name="P159"/>
      <text:p text:style-name="Default"><text:span text:style-name="T40">[NO TEXTO]</text:span></text:p>
      <text:p text:style-name="P155"/>
      <table:table table:name="Table10" table:style-name="Table10">
        <table:table-column table:style-name="Table10.A"/>
        <table:table-row table:style-name="Table10.1">
          <table:table-cell table:style-name="Table10.A1" office:value-type="string">
            <text:p text:style-name="P158"/>
            <text:p text:style-name="P80"><text:span text:style-name="T9">No </text:span><text:span text:style-name="T14">módulo III</text:span><text:span text:style-name="T9"> foram realizados catorze encontros (Quadro 1), no semestre, com duração de 120 minutos cada, apresentando a seguinte estrutura:</text:span></text:p>
            <text:p text:style-name="P81"/>
            <text:p text:style-name="P80"><text:span text:style-name="T15">[Ou]</text:span></text:p>
            <text:p text:style-name="P81"/>
            <text:p text:style-name="P80"><text:span text:style-name="T9">No </text:span><text:span text:style-name="T14">módulo III</text:span><text:span text:style-name="T9"> foram realizados catorze encontros, no semestre, com duração de 120 minutos cada, descritos no quadro 1.</text:span></text:p>
            <text:p text:style-name="P158"/>
          </table:table-cell>
        </table:table-row>
      </table:table>
      <text:p text:style-name="P155"/>
      <text:p text:style-name="Standard"><text:span text:style-name="T17">[A ILUSTRAÇÃO OU TABELA PRÓXIMA À CITAÇÃO DO TEXTO]</text:span></text:p>
      <text:p text:style-name="P30"/>
      <text:p text:style-name="P165"><text:span text:style-name="T65"><office:annotation office:name="__Annotation__1925_3426993730"><dc:creator>Maria Fatima</dc:creator><dc:date>2015-06-10T20:58:00</dc:date><loext:sender-initials>MF</loext:sender-initials><text:p/><text:p>- Título de ilustração ou tabela, localiza-se acima da imagem</text:p></office:annotation></text:span><text:span text:style-name="T37">Quadro </text:span><text:span text:style-name="T37"><text:sequence text:ref-name="refQuadro0" text:name="Quadro" text:formula="ooow:Quadro+1" style:num-format="1">1</text:sequence></text:span><text:span text:style-name="T37"><text:s/>- Temas e atividades desenvolvidas no </text:span><text:span text:style-name="T38">Módulo III</text:span><text:span text:style-name="T37">, da Oficina </text:span><text:span text:style-name="T38">Idosos On-line</text:span><text:span text:style-name="T37">, da EACH-USP, São Paulo, 2012</text:span><office:annotation-end office:name="__Annotation__1925_3426993730"/></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29"><text:span text:style-name="T64">Temas das Aulas</text:span></text:p>
          </table:table-cell>
          <table:covered-table-cell/>
        </table:table-row>
        <table:table-row table:style-name="Table11.2">
          <table:table-cell table:style-name="Table11.A1" office:value-type="string">
            <text:p text:style-name="Standard"><text:span text:style-name="T64">Primeira sessão</text:span></text:p>
          </table:table-cell>
          <table:table-cell table:style-name="Table11.A1" office:value-type="string">
            <text:p text:style-name="Standard"><text:span text:style-name="T64">Exposição dos objetivos da oficina, expectativa dos participantes; avaliação e revisão dos módulos anteriores: Geratividade, Interação Social, Inclusão Digital, Mídias Sociais; UnATI.</text:span></text:p>
          </table:table-cell>
        </table:table-row>
        <table:table-row table:style-name="Table11.3">
          <table:table-cell table:style-name="Table11.A1" office:value-type="string">
            <text:p text:style-name="Standard"><text:span text:style-name="T64">Segunda sessão</text:span></text:p>
          </table:table-cell>
          <table:table-cell table:style-name="Table11.A1" office:value-type="string">
            <text:p text:style-name="Standard"><text:span text:style-name="T64">Apresentação dos temas centrais da oficina</text:span></text:p>
          </table:table-cell>
        </table:table-row>
        <table:table-row table:style-name="Table11.3">
          <table:table-cell table:style-name="Table11.A1" office:value-type="string">
            <text:p text:style-name="Standard"><text:span text:style-name="T64">Terceira sessão</text:span></text:p>
          </table:table-cell>
          <table:table-cell table:style-name="Table11.A1" office:value-type="string">
            <text:p text:style-name="Standard"><text:span text:style-name="T64">Aula expositiva do Facebook</text:span></text:p>
          </table:table-cell>
        </table:table-row>
        <table:table-row table:style-name="Table11.3">
          <table:table-cell table:style-name="Table11.A1" office:value-type="string">
            <text:p text:style-name="Standard"><text:span text:style-name="T64">Quarta sessão</text:span></text:p>
          </table:table-cell>
          <table:table-cell table:style-name="Table11.A1" office:value-type="string">
            <text:p text:style-name="Standard"><text:span text:style-name="T64">Construção do facebook</text:span></text:p>
          </table:table-cell>
        </table:table-row>
        <table:table-row table:style-name="Table11.6">
          <table:table-cell table:style-name="Table11.A1" office:value-type="string">
            <text:p text:style-name="Standard"><text:span text:style-name="T64">Quinta sessão</text:span></text:p>
          </table:table-cell>
          <table:table-cell table:style-name="Table11.A1" office:value-type="string">
            <text:p text:style-name="Standard"><text:span text:style-name="T64">Explorando os recursos do Facebook - Postagem de mensagens</text:span></text:p>
          </table:table-cell>
        </table:table-row>
        <table:table-row table:style-name="Table11.7">
          <table:table-cell table:style-name="Table11.A1" office:value-type="string">
            <text:p text:style-name="Standard"><text:span text:style-name="T64">Sexta sessão</text:span></text:p>
          </table:table-cell>
          <table:table-cell table:style-name="Table11.A1" office:value-type="string">
            <text:p text:style-name="Standard"><text:span text:style-name="T9">Postagem de fotos e vídeos.</text:span></text:p>
          </table:table-cell>
        </table:table-row>
      </table:table>
      <text:p text:style-name="Standard"><office:annotation office:name="__Annotation__1942_3426993730"><dc:creator>Maria Fatima</dc:creator><dc:date>2015-06-10T20:58:00</dc:date><loext:sender-initials>MF</loext:sender-initials><text:p/><text:p>- Toda ilustração ou tabela deve obrigatoriamente citar sua fonte de origem. </text:p><text:p>- Se for de autoria do autor da monografia, colocar o nome completo + vírgula ano de elaboração.</text:p></office:annotation>Fonte: Carla de Carvalho, 2014<office:annotation-end office:name="__Annotation__1942_3426993730"/></text:p>
      <text:p text:style-name="P109"><text:span text:style-name="T5">APÊNDICE G - CHECKLIST</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8"><text:span text:style-name="T46">Informação</text:span></text:p>
          </table:table-cell>
          <table:table-cell table:style-name="Table12.A1" office:value-type="string">
            <text:p text:style-name="P38"><text:span text:style-name="T46">Localização</text:span></text:p>
          </table:table-cell>
          <table:table-cell table:style-name="Table12.A1" office:value-type="string">
            <text:p text:style-name="P47"/>
          </table:table-cell>
        </table:table-row>
        <table:table-row table:style-name="Table12.1">
          <table:table-cell table:style-name="Table12.A1" table:number-rows-spanned="5" office:value-type="string">
            <text:p text:style-name="P38">Nome autor completo</text:p>
            <text:p text:style-name="P38"/>
          </table:table-cell>
          <table:table-cell table:style-name="Table12.A1" office:value-type="string">
            <text:p text:style-name="P38">Capa</text:p>
          </table:table-cell>
          <table:table-cell table:style-name="Table12.A1" office:value-type="string">
            <text:p text:style-name="P47"/>
          </table:table-cell>
        </table:table-row>
        <table:table-row table:style-name="Table12.1">
          <table:covered-table-cell/>
          <table:table-cell table:style-name="Table12.A1" office:value-type="string">
            <text:p text:style-name="P38">Falsa Página de Rosto (se houver)</text:p>
          </table:table-cell>
          <table:table-cell table:style-name="Table12.A1" office:value-type="string">
            <text:p text:style-name="P47"/>
          </table:table-cell>
        </table:table-row>
        <table:table-row table:style-name="Table12.1">
          <table:covered-table-cell/>
          <table:table-cell table:style-name="Table12.A1" office:value-type="string">
            <text:p text:style-name="P38">Página de Rosto</text:p>
          </table:table-cell>
          <table:table-cell table:style-name="Table12.A1" office:value-type="string">
            <text:p text:style-name="P47"/>
          </table:table-cell>
        </table:table-row>
        <table:table-row table:style-name="Table12.1">
          <table:covered-table-cell/>
          <table:table-cell table:style-name="Table12.A1" office:value-type="string">
            <text:p text:style-name="P38">Verso da Página de rosto (Ficha Catalográﬁca)</text:p>
          </table:table-cell>
          <table:table-cell table:style-name="Table12.A1" office:value-type="string">
            <text:p text:style-name="P47"/>
          </table:table-cell>
        </table:table-row>
        <table:table-row table:style-name="Table12.1">
          <table:covered-table-cell/>
          <table:table-cell table:style-name="Table12.A1" office:value-type="string">
            <text:p text:style-name="P38">Folha de Aprovação</text:p>
          </table:table-cell>
          <table:table-cell table:style-name="Table12.A1" office:value-type="string">
            <text:p text:style-name="P47"/>
          </table:table-cell>
        </table:table-row>
        <table:table-row table:style-name="Table12.1">
          <table:table-cell table:style-name="Table12.A1" table:number-rows-spanned="7" office:value-type="string">
            <text:p text:style-name="P38">Título</text:p>
          </table:table-cell>
          <table:table-cell table:style-name="Table12.A1" office:value-type="string">
            <text:p text:style-name="P38">Capa</text:p>
          </table:table-cell>
          <table:table-cell table:style-name="Table12.A1" office:value-type="string">
            <text:p text:style-name="P47"/>
          </table:table-cell>
        </table:table-row>
        <table:table-row table:style-name="Table12.1">
          <table:covered-table-cell/>
          <table:table-cell table:style-name="Table12.A1" office:value-type="string">
            <text:p text:style-name="P38">Falsa Página de Rosto (se houver)</text:p>
          </table:table-cell>
          <table:table-cell table:style-name="Table12.A1" office:value-type="string">
            <text:p text:style-name="P47"/>
          </table:table-cell>
        </table:table-row>
        <table:table-row table:style-name="Table12.1">
          <table:covered-table-cell/>
          <table:table-cell table:style-name="Table12.A1" office:value-type="string">
            <text:p text:style-name="P38">Página de Rosto</text:p>
          </table:table-cell>
          <table:table-cell table:style-name="Table12.A1" office:value-type="string">
            <text:p text:style-name="P47"/>
          </table:table-cell>
        </table:table-row>
        <table:table-row table:style-name="Table12.1">
          <table:covered-table-cell/>
          <table:table-cell table:style-name="Table12.A1" office:value-type="string">
            <text:p text:style-name="P38">Verso da Página de rosto (Ficha Catalográﬁca)</text:p>
          </table:table-cell>
          <table:table-cell table:style-name="Table12.A1" office:value-type="string">
            <text:p text:style-name="P47"/>
          </table:table-cell>
        </table:table-row>
        <table:table-row table:style-name="Table12.1">
          <table:covered-table-cell/>
          <table:table-cell table:style-name="Table12.A1" office:value-type="string">
            <text:p text:style-name="P38">Folha de Aprovação</text:p>
          </table:table-cell>
          <table:table-cell table:style-name="Table12.A1" office:value-type="string">
            <text:p text:style-name="P47"/>
          </table:table-cell>
        </table:table-row>
        <table:table-row table:style-name="Table12.1">
          <table:covered-table-cell/>
          <table:table-cell table:style-name="Table12.A1" office:value-type="string">
            <text:p text:style-name="P38">Referência do Resumo </text:p>
          </table:table-cell>
          <table:table-cell table:style-name="Table12.A1" office:value-type="string">
            <text:p text:style-name="P47"/>
          </table:table-cell>
        </table:table-row>
        <table:table-row table:style-name="Table12.1">
          <table:covered-table-cell/>
          <table:table-cell table:style-name="Table12.A1" office:value-type="string">
            <text:p text:style-name="P38">Referência do Abstract - Título em inglês </text:p>
          </table:table-cell>
          <table:table-cell table:style-name="Table12.A1" office:value-type="string">
            <text:p text:style-name="P47"/>
          </table:table-cell>
        </table:table-row>
        <table:table-row table:style-name="Table12.1">
          <table:table-cell table:style-name="Table12.A1" table:number-rows-spanned="2" office:value-type="string">
            <text:p text:style-name="P38">Versão</text:p>
          </table:table-cell>
          <table:table-cell table:style-name="Table12.A1" office:value-type="string">
            <text:p text:style-name="P38">Página de Rosto</text:p>
          </table:table-cell>
          <table:table-cell table:style-name="Table12.A1" office:value-type="string">
            <text:p text:style-name="P47"/>
          </table:table-cell>
        </table:table-row>
        <table:table-row table:style-name="Table12.15">
          <table:covered-table-cell/>
          <table:table-cell table:style-name="Table12.A1" office:value-type="string">
            <text:p text:style-name="P38">Verso da Página de rosto (Ficha Catalográﬁca)</text:p>
          </table:table-cell>
          <table:table-cell table:style-name="Table12.A1" office:value-type="string">
            <text:p text:style-name="P47"/>
          </table:table-cell>
        </table:table-row>
        <table:table-row table:style-name="Table12.1">
          <table:table-cell table:style-name="Table12.A1" table:number-rows-spanned="5" office:value-type="string">
            <text:p text:style-name="P38">Títulação</text:p>
          </table:table-cell>
          <table:table-cell table:style-name="Table12.A1" office:value-type="string">
            <text:p text:style-name="P38">Página de Rosto</text:p>
          </table:table-cell>
          <table:table-cell table:style-name="Table12.A1" office:value-type="string">
            <text:p text:style-name="P47"/>
          </table:table-cell>
        </table:table-row>
        <table:table-row table:style-name="Table12.1">
          <table:covered-table-cell/>
          <table:table-cell table:style-name="Table12.A1" office:value-type="string">
            <text:p text:style-name="P38">Verso da Página de rosto (Ficha Catalográﬁca)</text:p>
          </table:table-cell>
          <table:table-cell table:style-name="Table12.A1" office:value-type="string">
            <text:p text:style-name="P47"/>
          </table:table-cell>
        </table:table-row>
        <table:table-row table:style-name="Table12.1">
          <table:covered-table-cell/>
          <table:table-cell table:style-name="Table12.A1" office:value-type="string">
            <text:p text:style-name="P38">Folha de Aprovação</text:p>
          </table:table-cell>
          <table:table-cell table:style-name="Table12.A1" office:value-type="string">
            <text:p text:style-name="P47"/>
          </table:table-cell>
        </table:table-row>
        <table:table-row table:style-name="Table12.1">
          <table:covered-table-cell/>
          <table:table-cell table:style-name="Table12.A1" office:value-type="string">
            <text:p text:style-name="P38">Referência do Resumo </text:p>
          </table:table-cell>
          <table:table-cell table:style-name="Table12.A1" office:value-type="string">
            <text:p text:style-name="P47"/>
          </table:table-cell>
        </table:table-row>
        <table:table-row table:style-name="Table12.1">
          <table:covered-table-cell/>
          <table:table-cell table:style-name="Table12.A1" office:value-type="string">
            <text:p text:style-name="P38">Referência do Abstract </text:p>
          </table:table-cell>
          <table:table-cell table:style-name="Table12.A1" office:value-type="string">
            <text:p text:style-name="P47"/>
          </table:table-cell>
        </table:table-row>
        <table:table-row table:style-name="Table12.1">
          <table:table-cell table:style-name="Table12.A1" table:number-rows-spanned="2" office:value-type="string">
            <text:p text:style-name="P38">Nome do orientador completo</text:p>
          </table:table-cell>
          <table:table-cell table:style-name="Table12.A1" office:value-type="string">
            <text:p text:style-name="P38">Página de Rosto</text:p>
          </table:table-cell>
          <table:table-cell table:style-name="Table12.A1" office:value-type="string">
            <text:p text:style-name="P47"/>
          </table:table-cell>
        </table:table-row>
        <table:table-row table:style-name="Table12.1">
          <table:covered-table-cell/>
          <table:table-cell table:style-name="Table12.A1" office:value-type="string">
            <text:p text:style-name="P38">Verso da Página de rosto (Ficha Catalográﬁca)</text:p>
          </table:table-cell>
          <table:table-cell table:style-name="Table12.A1" office:value-type="string">
            <text:p text:style-name="P47"/>
          </table:table-cell>
        </table:table-row>
        <table:table-row table:style-name="Table12.1">
          <table:table-cell table:style-name="Table12.A1" office:value-type="string">
            <text:p text:style-name="P38">Nomes completos dos membros da banca e de suas respectivas instituições </text:p>
          </table:table-cell>
          <table:table-cell table:style-name="Table12.A1" office:value-type="string">
            <text:p text:style-name="P38">Folha de aprovação</text:p>
          </table:table-cell>
          <table:table-cell table:style-name="Table12.A1" office:value-type="string">
            <text:p text:style-name="P47"/>
          </table:table-cell>
        </table:table-row>
        <table:table-row table:style-name="Table12.1">
          <table:table-cell table:style-name="Table12.A1" table:number-rows-spanned="5" office:value-type="string">
            <text:p text:style-name="P38">Ano de depósito</text:p>
          </table:table-cell>
          <table:table-cell table:style-name="Table12.A1" office:value-type="string">
            <text:p text:style-name="P38">Capa</text:p>
          </table:table-cell>
          <table:table-cell table:style-name="Table12.A1" office:value-type="string">
            <text:p text:style-name="P47"/>
          </table:table-cell>
        </table:table-row>
        <table:table-row table:style-name="Table12.1">
          <table:covered-table-cell/>
          <table:table-cell table:style-name="Table12.A1" office:value-type="string">
            <text:p text:style-name="P38">Página de Rosto</text:p>
          </table:table-cell>
          <table:table-cell table:style-name="Table12.A1" office:value-type="string">
            <text:p text:style-name="P47"/>
          </table:table-cell>
        </table:table-row>
        <table:table-row table:style-name="Table12.1">
          <table:covered-table-cell/>
          <table:table-cell table:style-name="Table12.A1" office:value-type="string">
            <text:p text:style-name="P38">Verso da Página de rosto (Ficha Catalográﬁca)</text:p>
          </table:table-cell>
          <table:table-cell table:style-name="Table12.A1" office:value-type="string">
            <text:p text:style-name="P47"/>
          </table:table-cell>
        </table:table-row>
        <table:table-row table:style-name="Table12.1">
          <table:covered-table-cell/>
          <table:table-cell table:style-name="Table12.A1" office:value-type="string">
            <text:p text:style-name="P38">Referência do Resumo </text:p>
          </table:table-cell>
          <table:table-cell table:style-name="Table12.A1" office:value-type="string">
            <text:p text:style-name="P47"/>
          </table:table-cell>
        </table:table-row>
        <table:table-row table:style-name="Table12.1">
          <table:covered-table-cell/>
          <table:table-cell table:style-name="Table12.A1" office:value-type="string">
            <text:p text:style-name="P38">Referência do Abstract</text:p>
          </table:table-cell>
          <table:table-cell table:style-name="Table12.A1" office:value-type="string">
            <text:p text:style-name="P47"/>
          </table:table-cell>
        </table:table-row>
        <table:table-row table:style-name="Table12.1">
          <table:table-cell table:style-name="Table12.A1" table:number-rows-spanned="3" office:value-type="string">
            <text:p text:style-name="P38">Ano de defesa</text:p>
          </table:table-cell>
          <table:table-cell table:style-name="Table12.A1" office:value-type="string">
            <text:p text:style-name="P38">Verso da Página de rosto (Ficha Catalográﬁca)</text:p>
          </table:table-cell>
          <table:table-cell table:style-name="Table12.A1" office:value-type="string">
            <text:p text:style-name="P48"/>
          </table:table-cell>
        </table:table-row>
        <table:table-row table:style-name="Table12.1">
          <table:covered-table-cell/>
          <table:table-cell table:style-name="Table12.A1" office:value-type="string">
            <text:p text:style-name="P38">Referência do Resumo (segunda data)</text:p>
          </table:table-cell>
          <table:table-cell table:style-name="Table12.A1" office:value-type="string">
            <text:p text:style-name="P47"/>
          </table:table-cell>
        </table:table-row>
        <table:table-row table:style-name="Table12.1">
          <table:covered-table-cell/>
          <table:table-cell table:style-name="Table12.A1" office:value-type="string">
            <text:p text:style-name="P38">Referência do Abstract (segunda data)</text:p>
          </table:table-cell>
          <table:table-cell table:style-name="Table12.A1" office:value-type="string">
            <text:p text:style-name="P47"/>
          </table:table-cell>
        </table:table-row>
        <table:table-row table:style-name="Table12.1">
          <table:table-cell table:style-name="Table12.A1" table:number-rows-spanned="2" office:value-type="string">
            <text:p text:style-name="P38">Data de defesa</text:p>
          </table:table-cell>
          <table:table-cell table:style-name="Table12.A1" office:value-type="string">
            <text:p text:style-name="P38">Página de rosto (para a versão corrigida e simplificada)</text:p>
          </table:table-cell>
          <table:table-cell table:style-name="Table12.A1" office:value-type="string">
            <text:p text:style-name="P47"/>
          </table:table-cell>
        </table:table-row>
        <table:table-row table:style-name="Table12.1">
          <table:covered-table-cell/>
          <table:table-cell table:style-name="Table12.A1" office:value-type="string">
            <text:p text:style-name="P38">Folha de aprovação</text:p>
          </table:table-cell>
          <table:table-cell table:style-name="Table12.A1" office:value-type="string">
            <text:p text:style-name="P47"/>
          </table:table-cell>
        </table:table-row>
        <table:table-row table:style-name="Table12.1">
          <table:table-cell table:style-name="Table12.A1" table:number-rows-spanned="5" office:value-type="string">
            <text:p text:style-name="P38">Paginação (igual)</text:p>
          </table:table-cell>
          <table:table-cell table:style-name="Table12.A1" office:value-type="string">
            <text:p text:style-name="P38">Verso da página de rosto (ficha catalográﬁca)</text:p>
          </table:table-cell>
          <table:table-cell table:style-name="Table12.A1" office:value-type="string">
            <text:p text:style-name="P47"/>
          </table:table-cell>
        </table:table-row>
        <table:table-row table:style-name="Table12.1">
          <table:covered-table-cell/>
          <table:table-cell table:style-name="Table12.A1" office:value-type="string">
            <text:p text:style-name="P38">Referência do Resumo </text:p>
          </table:table-cell>
          <table:table-cell table:style-name="Table12.A1" office:value-type="string">
            <text:p text:style-name="P47"/>
          </table:table-cell>
        </table:table-row>
        <table:table-row table:style-name="Table12.1">
          <table:covered-table-cell/>
          <table:table-cell table:style-name="Table12.A1" office:value-type="string">
            <text:p text:style-name="P38">Referência do Abstract</text:p>
          </table:table-cell>
          <table:table-cell table:style-name="Table12.A1" office:value-type="string">
            <text:p text:style-name="P47"/>
          </table:table-cell>
        </table:table-row>
        <table:table-row table:style-name="Table12.1">
          <table:covered-table-cell/>
          <table:table-cell table:style-name="Table12.A1" office:value-type="string">
            <text:p text:style-name="P38">Última folha/página da monografia – cópia digital</text:p>
          </table:table-cell>
          <table:table-cell table:style-name="Table12.A1" office:value-type="string">
            <text:p text:style-name="P47"/>
          </table:table-cell>
        </table:table-row>
        <table:table-row table:style-name="Table12.1">
          <table:covered-table-cell/>
          <table:table-cell table:style-name="Table12.A1" office:value-type="string">
            <text:p text:style-name="P39">Última folha/página da monografia – cópia impressa</text:p>
          </table:table-cell>
          <table:table-cell table:style-name="Table12.A1" office:value-type="string">
            <text:p text:style-name="P47"/>
          </table:table-cell>
        </table:table-row>
        <table:table-row table:style-name="Table12.1">
          <table:table-cell table:style-name="Table12.A1" table:number-rows-spanned="5" office:value-type="string">
            <text:p text:style-name="P38">Material complementar</text:p>
          </table:table-cell>
          <table:table-cell table:style-name="Table12.A1" office:value-type="string">
            <text:p text:style-name="P38">Verso da página de rosto (ficha catalográﬁca - logo após a paginação)</text:p>
          </table:table-cell>
          <table:table-cell table:style-name="Table12.A1" office:value-type="string">
            <text:p text:style-name="P47"/>
          </table:table-cell>
        </table:table-row>
        <table:table-row table:style-name="Table12.1">
          <table:covered-table-cell/>
          <table:table-cell table:style-name="Table12.A1" office:value-type="string">
            <text:p text:style-name="P38">Referência do Resumo </text:p>
          </table:table-cell>
          <table:table-cell table:style-name="Table12.A1" office:value-type="string">
            <text:p text:style-name="P47"/>
          </table:table-cell>
        </table:table-row>
        <table:table-row table:style-name="Table12.1">
          <table:covered-table-cell/>
          <table:table-cell table:style-name="Table12.A1" office:value-type="string">
            <text:p text:style-name="P38">Referência do Abstract</text:p>
          </table:table-cell>
          <table:table-cell table:style-name="Table12.A1" office:value-type="string">
            <text:p text:style-name="P47"/>
          </table:table-cell>
        </table:table-row>
        <table:table-row table:style-name="Table12.1">
          <table:covered-table-cell/>
          <table:table-cell table:style-name="Table12.A1" office:value-type="string">
            <text:p text:style-name="P38">Cópia digital – 2 arquivos pdfs – monografia e o material complementar</text:p>
          </table:table-cell>
          <table:table-cell table:style-name="Table12.A1" office:value-type="string">
            <text:p text:style-name="P47"/>
          </table:table-cell>
        </table:table-row>
        <table:table-row table:style-name="Table12.1">
          <table:covered-table-cell/>
          <table:table-cell table:style-name="Table12.A1" office:value-type="string">
            <text:p text:style-name="P38">Cópia impressa + material complementar</text:p>
          </table:table-cell>
          <table:table-cell table:style-name="Table12.A1" office:value-type="string">
            <text:p text:style-name="P47"/>
          </table:table-cell>
        </table:table-row>
        <table:table-row table:style-name="Table12.1">
          <table:table-cell table:style-name="Table12.A1" office:value-type="string">
            <text:p text:style-name="P38">Citação x referências</text:p>
          </table:table-cell>
          <table:table-cell table:style-name="Table12.A1" office:value-type="string">
            <text:p text:style-name="P38">Cada citação tem sua referência</text:p>
          </table:table-cell>
          <table:table-cell table:style-name="Table12.A1" office:value-type="string">
            <text:p text:style-name="P47"/>
          </table:table-cell>
        </table:table-row>
        <table:table-row table:style-name="Table12.1">
          <table:table-cell table:style-name="Table12.A1" office:value-type="string">
            <text:p text:style-name="P38">Sumário x Texto</text:p>
          </table:table-cell>
          <table:table-cell table:style-name="Table12.A1" office:value-type="string">
            <text:p text:style-name="P38">Cada seção : o número progressivo, grafia e apresentação tipográfica, e número de folha ou página</text:p>
          </table:table-cell>
          <table:table-cell table:style-name="Table12.A1" office:value-type="string">
            <text:p text:style-name="P47"/>
          </table:table-cell>
        </table:table-row>
        <table:table-row table:style-name="Table12.46">
          <table:table-cell table:style-name="Table12.A1" table:number-rows-spanned="2" office:value-type="string">
            <text:p text:style-name="P38">Ilustrações e/ou tabelas</text:p>
          </table:table-cell>
          <table:table-cell table:style-name="Table12.A1" office:value-type="string">
            <text:p text:style-name="P38">Lista : identificação da ilustração ou tabela, título e número da folha/página x apresentação no corpo textual</text:p>
          </table:table-cell>
          <table:table-cell table:style-name="Table12.A1" office:value-type="string">
            <text:p text:style-name="P47"/>
          </table:table-cell>
        </table:table-row>
        <table:table-row table:style-name="Table12.46">
          <table:covered-table-cell/>
          <table:table-cell table:style-name="Table12.A1" office:value-type="string">
            <text:p text:style-name="P38">Cada tabela ou ilustração deverá ser citada no texto, próximo a onde se encontra</text:p>
          </table:table-cell>
          <table:table-cell table:style-name="Table12.A1" office:value-type="string">
            <text:p text:style-name="P47"/>
          </table:table-cell>
        </table:table-row>
      </table:table>
      <text:p text:style-name="P103">Fonte : Maria Fátima dos Santos, 2015.</text:p>
      <text:p text:style-name="P110"><text:span text:style-name="T5"><office:annotation office:name="__Annotation__2348_3426993730"><dc:creator>Maria Fatima</dc:creator><dc:date>2015-06-11T08:25:00</dc:date><loext:sender-initials>MF</loext:sender-initials><text:p/><text:p>- Elemento ANEXO (opcional).</text:p><text:p>- Título ANEXO:</text:p><text:p>inicia-se na primeira linha da folha;</text:p><text:p>centralizado;</text:p><text:p>todas as letras em maiúsculas;</text:p><text:p>com negrito;</text:p><text:p>espaçamento entre o título do elemento e a primeira linha da referência é 1 espaço de 1,5.</text:p><text:p>- <text:span text:style-name="T51">Anexo – texto ou documento não elaborado pelo autor.</text:span></text:p><text:p><text:span text:style-name="T9">Sua identificação realizada por letras maiúsculas consecutivas, seguidas de hífen e pelos respectivos títulos. </text:span></text:p><text:p><text:span text:style-name="T51">A paginação deve ser contínua, dando seguimento ao texto principal.</text:span></text:p></office:annotation></text:span><text:span text:style-name="T5">ANEXO A – EXEMPLO DE NUMERAÇÃO PROGRESSIVA DAS SEÇÕES DE UM DOCUMENTO <text:s/></text:span><office:annotation-end office:name="__Annotation__2348_3426993730"/></text:p>
      <text:p text:style-name="P13"/>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29"><text:span text:style-name="T18">Seção primária</text:span></text:p>
          </table:table-cell>
          <table:table-cell table:style-name="Table13.B1" office:value-type="string">
            <text:p text:style-name="P29"><text:span text:style-name="T18">Seção secundária</text:span></text:p>
          </table:table-cell>
          <table:table-cell table:style-name="Table13.B1" office:value-type="string">
            <text:p text:style-name="P29"><text:span text:style-name="T18">Seção terciária</text:span></text:p>
          </table:table-cell>
          <table:table-cell table:style-name="Table13.B1" office:value-type="string">
            <text:p text:style-name="P29"><text:span text:style-name="T18">Seção quaternária</text:span></text:p>
          </table:table-cell>
          <table:table-cell table:style-name="Table13.E1" office:value-type="string">
            <text:p text:style-name="P29"><text:span text:style-name="T18">Seção quinária</text:span></text:p>
          </table:table-cell>
        </table:table-row>
        <table:table-row table:style-name="Table13.1">
          <table:table-cell table:style-name="Table13.A2" office:value-type="string">
            <text:p text:style-name="P23"/>
          </table:table-cell>
          <table:table-cell table:style-name="Table13.B2" office:value-type="string">
            <text:p text:style-name="P23"/>
          </table:table-cell>
          <table:table-cell table:style-name="Table13.B2" office:value-type="string">
            <text:p text:style-name="P23"/>
          </table:table-cell>
          <table:table-cell table:style-name="Table13.B2" office:value-type="string">
            <text:p text:style-name="P23"/>
          </table:table-cell>
          <table:table-cell table:style-name="Table13.E2" office:value-type="string">
            <text:p text:style-name="P23"/>
          </table:table-cell>
        </table:table-row>
        <table:table-row table:style-name="Table13.1">
          <table:table-cell table:style-name="Table13.A2" office:value-type="string">
            <text:p text:style-name="Standard"><text:span text:style-name="T18">1</text:span></text:p>
          </table:table-cell>
          <table:table-cell table:style-name="Table13.B2" office:value-type="string">
            <text:p text:style-name="Standard"><text:span text:style-name="T18">1.1</text:span></text:p>
          </table:table-cell>
          <table:table-cell table:style-name="Table13.B2" office:value-type="string">
            <text:p text:style-name="Standard"><text:span text:style-name="T18">1.1.1</text:span></text:p>
          </table:table-cell>
          <table:table-cell table:style-name="Table13.B2" office:value-type="string">
            <text:p text:style-name="Standard"><text:span text:style-name="T18">1.1.1.1</text:span></text:p>
          </table:table-cell>
          <table:table-cell table:style-name="Table13.E2" office:value-type="string">
            <text:p text:style-name="Standard"><text:span text:style-name="T18">1.1.1.1.1</text:span></text:p>
          </table:table-cell>
        </table:table-row>
        <table:table-row table:style-name="Table13.1">
          <table:table-cell table:style-name="Table13.A2" office:value-type="string">
            <text:p text:style-name="Standard"><text:span text:style-name="T18">2</text:span></text:p>
          </table:table-cell>
          <table:table-cell table:style-name="Table13.B2" office:value-type="string">
            <text:p text:style-name="Standard"><text:span text:style-name="T18">2.1</text:span></text:p>
          </table:table-cell>
          <table:table-cell table:style-name="Table13.B2" office:value-type="string">
            <text:p text:style-name="Standard"><text:span text:style-name="T18">2.1.1</text:span></text:p>
          </table:table-cell>
          <table:table-cell table:style-name="Table13.B2" office:value-type="string">
            <text:p text:style-name="Standard"><text:span text:style-name="T18">2.1.1.1</text:span></text:p>
          </table:table-cell>
          <table:table-cell table:style-name="Table13.E2" office:value-type="string">
            <text:p text:style-name="Standard"><text:span text:style-name="T18">2.1.1.1.1</text:span></text:p>
          </table:table-cell>
        </table:table-row>
        <table:table-row table:style-name="Table13.1">
          <table:table-cell table:style-name="Table13.A2" office:value-type="string">
            <text:p text:style-name="P21"/>
          </table:table-cell>
          <table:table-cell table:style-name="Table13.B2" office:value-type="string">
            <text:p text:style-name="P21"/>
          </table:table-cell>
          <table:table-cell table:style-name="Table13.B2" office:value-type="string">
            <text:p text:style-name="P21"/>
          </table:table-cell>
          <table:table-cell table:style-name="Table13.B2" office:value-type="string">
            <text:p text:style-name="Standard"><text:span text:style-name="T18">2.1.1.2</text:span></text:p>
          </table:table-cell>
          <table:table-cell table:style-name="Table13.E2" office:value-type="string">
            <text:p text:style-name="Standard"><text:span text:style-name="T18">2.1.1.1.2</text:span></text:p>
          </table:table-cell>
        </table:table-row>
        <table:table-row table:style-name="Table13.1">
          <table:table-cell table:style-name="Table13.A2" office:value-type="string">
            <text:p text:style-name="P21"/>
          </table:table-cell>
          <table:table-cell table:style-name="Table13.B2" office:value-type="string">
            <text:p text:style-name="P21"/>
          </table:table-cell>
          <table:table-cell table:style-name="Table13.B2" office:value-type="string">
            <text:p text:style-name="P21"/>
          </table:table-cell>
          <table:table-cell table:style-name="Table13.B2" office:value-type="string">
            <text:p text:style-name="P21"/>
          </table:table-cell>
          <table:table-cell table:style-name="Table13.E2" office:value-type="string">
            <text:p text:style-name="P21"/>
          </table:table-cell>
        </table:table-row>
      </table:table>
      <text:p text:style-name="P9">Fonte: Adaptado da Associação Brasileira de Normas Técnicas (2012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slonFiveForty-Roman" svg:font-family="CaslonFiveForty-Roman" style:font-family-generic="roman" style:font-pitch="variable"/>
    <style:font-face style:name="Helvetica-Bold" svg:font-family="Helvetica-Bol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Bold1" svg:font-family="Helvetica-Bold"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50%" fo:text-align="justify" style:justify-single-word="false"/>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color="#000000" fo:font-weight="bold" style:font-weight-asian="bold"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ody_20_Text_20_3" style:display-name="Body Text 3" style:family="paragraph" style:parent-style-name="Standard" style:default-outline-level="">
      <style:paragraph-properties fo:text-align="center" style:justify-single-word="false"/>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left="2.101cm" fo:margin-right="2cm" fo:line-height="150%" fo:text-align="justify" style:justify-single-word="false" fo:text-indent="-2.101cm" style:auto-text-indent="false">
        <style:tab-stops>
          <style:tab-stop style:position="1.501cm"/>
          <style:tab-stop style:position="15.002cm" style:leader-style="dotted" style:leader-text="."/>
          <style:tab-stop style:position="16.252cm" style:type="right" style:leader-style="dotted" style:leader-text="."/>
          <style:tab-stop style:position="24.754cm" style:type="right" style:leader-style="dotted" style:leader-text="."/>
        </style:tab-stops>
      </style:paragraph-properties>
      <style:text-properties fo:font-size="12pt" fo:font-weight="bold" style:font-size-asian="12pt" style:font-weight-asian="bold" style:font-size-complex="12pt"/>
    </style:style>
    <style:style style:name="Footnote" style:family="paragraph" style:parent-style-name="Standard" style:default-outline-level="" style:class="extra"/>
    <style:style style:name="table_20_of_20_figures" style:display-name="table of figures" style:family="paragraph" style:parent-style-name="Standard" style:next-style-name="Standard" style:default-outline-level="">
      <style:paragraph-properties fo:margin-left="1.9cm" fo:margin-right="0cm" fo:line-height="150%" fo:text-indent="-1.9cm" style:auto-text-indent="false"/>
      <style:text-properties fo:font-size="12pt" style:font-size-asian="12pt"/>
    </style:style>
    <style:style style:name="WW-Corpo_20_de_20_texto_20_2" style:display-name="WW-Corpo de texto 2" style:family="paragraph" style:parent-style-name="Standard" style:default-outline-level="">
      <style:paragraph-properties fo:text-align="justify" style:justify-single-word="false" fo:orphans="0" fo:widows="0" fo:hyphenation-ladder-count="no-limit"/>
      <style:text-properties fo:font-size="12pt" fo:language="en" fo:country="CA" style:letter-kerning="true" style:font-name-asian="Lucida Sans Unicode" style:font-family-asian="'Lucida Sans Unicode'" style:font-family-generic-asian="system" style:font-pitch-asian="variable" style:font-size-asian="12pt" style:language-asian="en" style:country-asian="CA" style:font-size-complex="12pt" fo:hyphenate="false" fo:hyphenation-remain-char-count="2" fo:hyphenation-push-char-count="2"/>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1" style:font-family-complex="Arial"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style style:name="TOCI" style:family="paragraph" style:parent-style-name="Default" style:next-style-name="Default" style:default-outline-level="">
      <style:text-properties style:use-window-font-color="true" style:font-name-asian="Calibri1" style:font-family-asian="Calibri" style:font-family-generic-asian="system" style:font-pitch-asian="variable" style:language-asian="en" style:country-asian="US"/>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50%" fo:text-align="justify" style:justify-single-word="false"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caption" style:family="paragraph" style:parent-style-name="Standard" style:next-style-name="Standard" style:default-outline-level="">
      <style:paragraph-properties fo:margin-top="0cm" fo:margin-bottom="0.353cm" loext:contextual-spacing="false" fo:line-height="115%" fo:hyphenation-ladder-count="no-limit"/>
      <style:text-properties style:font-name="Calibri" fo:font-family="Calibri" style:font-family-generic="roman" style:font-pitch="variable" fo:font-weight="bold" style:font-name-asian="Calibri1" style:font-family-asian="Calibri" style:font-family-generic-asian="system" style:font-pitch-asian="variable" style:language-asian="ar" style:country-asian="SA" style:font-weight-asian="bold" style:font-name-complex="Calibri1" style:font-family-complex="Calibri" style:font-family-generic-complex="system" style:font-pitch-complex="variable" style:font-weight-complex="bold" fo:hyphenate="fals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Rodapé_20_Char" style:display-name="Rodapé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rpo_20_de_20_texto_20_3_20_Char" style:display-name="Corpo de texto 3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font-weight-complex="bold"/>
    </style:style>
    <style:style style:name="Texto_20_de_20_nota_20_de_20_rodapé_20_Char" style:display-name="Texto de nota de rodapé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style>
    <style:style style:name="Assunto_20_do_20_comentário_20_Char" style:display-name="Assunto do comentário Char" style:family="text" style:parent-style-name="Texto_20_de_20_comentário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pt" style:country-asian="BR" style:font-name-complex="Tahoma1" style:font-family-complex="Tahoma" style:font-family-generic-complex="system" style:font-pitch-complex="variable" style:font-size-complex="8pt"/>
    </style:style>
    <style:style style:name="Título_20_6_20_Char" style:display-name="Título 6 Char" style:family="text" style:parent-style-name="Default_20_Paragraph_20_Font">
      <style:text-properties fo:color="#000000"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language-asian="pt" style:country-asian="BR" style:font-weight-asian="bold" style:font-name-complex="F" style:font-family-generic-complex="system" style:font-pitch-complex="variable" style:font-size-complex="14pt" style:font-weight-complex="bold"/>
    </style:style>
    <style:style style:name="apple-converted-space" style:family="text" style:parent-style-name="Default_20_Paragraph_20_Font"/>
    <style:style style:name="object"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size="11pt" style:font-size-asian="11pt" style:font-size-complex="11pt"/>
    </style:style>
    <style:style style:name="ListLabel_20_17" style:display-name="ListLabel 17" style:family="text">
      <style:text-properties fo:language="pt" fo:country="B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2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4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5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24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style:font-name="Book Antiqua"/>
    </style:style>
    <style:style style:name="MT1" style:family="text">
      <style:text-properties fo:font-style="italic" style:font-style-asian="italic"/>
    </style:style>
    <style:page-layout style:name="Mpm1">
      <style:page-layout-properties fo:page-width="21.001cm" fo:page-height="29.7cm" style:num-format="i" style:print-orientation="portrait" fo:margin-top="3cm" fo:margin-bottom="0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i" style:print-orientation="portrait" fo:margin-top="3cm" fo:margin-bottom="0cm" fo:margin-left="3cm" fo:margin-right="2cm" style:writing-mode="lr-tb" style:layout-grid-color="#c0c0c0" style:layout-grid-lines="51" style:layout-grid-base-height="0.48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5">
      <style:page-layout-properties fo:page-width="21.001cm" fo:page-height="29.7cm" style:num-format="i" style:print-orientation="portrait" fo:margin-top="3cm" fo:margin-bottom="0cm" fo:margin-left="2cm" fo:margin-right="3cm" style:writing-mode="lr-tb" style:layout-grid-color="#c0c0c0" style:layout-grid-lines="2470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6">
      <style:page-layout-properties fo:page-width="21.001cm" fo:page-height="29.7cm" style:num-format="1" style:print-orientation="portrait" fo:margin-top="1.249cm" fo:margin-bottom="1.249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header-footer-properties fo:min-height="0.751cm" fo:margin-left="0cm" fo:margin-right="0cm" fo:margin-top="0.651cm" style:dynamic-spacing="true"/>
      </style:footer-style>
    </style:page-layout>
    <style:page-layout style:name="Mpm7">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8">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9">
      <style:page-layout-properties fo:page-width="21.001cm" fo:page-height="29.7cm" style:num-format="1" style:print-orientation="portrait" fo:margin-top="1.249cm" fo:margin-bottom="1.249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2cm" fo:margin-left="0cm" fo:margin-right="0cm" fo:margin-bottom="1.651cm" style:dynamic-spacing="true"/>
      </style:header-style>
      <style:footer-style>
        <style:header-footer-properties fo:min-height="0.751cm" fo:margin-left="0cm" fo:margin-right="0cm" fo:margin-top="0.651cm" style:dynamic-spacing="true"/>
      </style:footer-style>
    </style:page-layout>
    <style:page-layout style:name="Mpm10">
      <style:page-layout-properties fo:page-width="21.001cm" fo:page-height="29.7cm" style:num-format="1" style:print-orientation="portrait" fo:margin-top="2cm" fo:margin-bottom="0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2cm" fo:margin-left="0cm" fo:margin-right="0cm" fo:margin-top="1.9cm" style:dynamic-spacing="true"/>
      </style:footer-style>
    </style:page-layout>
    <style:page-layout style:name="Mpm1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12">
      <style:page-layout-properties fo:page-width="21.001cm" fo:page-height="29.7cm" style:num-format="1" style:print-orientation="portrait" fo:margin-top="2cm" fo:margin-bottom="0cm" fo:margin-left="3cm" fo:margin-right="2cm" style:writing-mode="lr-tb" style:layout-grid-color="#c0c0c0" style:layout-grid-lines="51" style:layout-grid-base-height="0.48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2cm" fo:margin-left="0cm" fo:margin-right="0cm" fo:margin-top="1.9cm" style:dynamic-spacing="true"/>
      </style:footer-style>
    </style:page-layout>
    <style:page-layout style:name="Mpm13">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14">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span text:style-name="MT1">Maria Fátima dos Santos</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footer>
        <text:p text:style-name="MP1"><text:span text:style-name="MT1">Maria Fátima dos Santos</text:span></text:p>
        <text:p text:style-name="Footer"/>
      </style:footer>
    </style:master-page>
    <style:master-page style:name="Converted8" style:page-layout-name="Mpm3">
      <style:footer>
        <text:p text:style-name="MP1"><text:span text:style-name="MT1">Maria Fátima dos Santos</text:span></text:p>
        <text:p text:style-name="Footer"/>
      </style:footer>
    </style:master-page>
    <style:master-page style:name="Converted9" style:page-layout-name="Mpm3">
      <style:footer>
        <text:p text:style-name="MP1"><text:span text:style-name="MT1">Maria Fátima dos Santos</text:span></text:p>
        <text:p text:style-name="Footer"/>
      </style:footer>
    </style:master-page>
    <style:master-page style:name="Converted10" style:page-layout-name="Mpm3">
      <style:footer>
        <text:p text:style-name="MP1"><text:span text:style-name="MT1">Maria Fátima dos Santos</text:span></text:p>
        <text:p text:style-name="Footer"/>
      </style:footer>
    </style:master-page>
    <style:master-page style:name="Converted11" style:page-layout-name="Mpm3">
      <style:footer>
        <text:p text:style-name="MP1"><text:span text:style-name="MT1">Maria Fátima dos Santos</text:span></text:p>
        <text:p text:style-name="Footer"/>
      </style:footer>
    </style:master-page>
    <style:master-page style:name="Converted12" style:page-layout-name="Mpm3">
      <style:footer>
        <text:p text:style-name="MP1"><text:span text:style-name="MT1">Maria Fátima dos Santos</text:span></text:p>
        <text:p text:style-name="Footer"/>
      </style:footer>
    </style:master-page>
    <style:master-page style:name="Converted13" style:page-layout-name="Mpm3">
      <style:footer>
        <text:p text:style-name="MP1"><text:span text:style-name="MT1">Maria Fátima dos Santos</text:span></text:p>
        <text:p text:style-name="Footer"/>
      </style:footer>
    </style:master-page>
    <style:master-page style:name="Converted14" style:page-layout-name="Mpm3">
      <style:footer>
        <text:p text:style-name="MP1"><text:span text:style-name="MT1">Maria Fátima dos Santos</text:span></text:p>
        <text:p text:style-name="Footer"/>
      </style:footer>
    </style:master-page>
    <style:master-page style:name="Converted15" style:page-layout-name="Mpm3">
      <style:footer>
        <text:p text:style-name="MP1"><text:span text:style-name="MT1">Maria Fátima dos Santos</text:span></text:p>
        <text:p text:style-name="Footer"/>
      </style:footer>
    </style:master-page>
    <style:master-page style:name="Converted16" style:page-layout-name="Mpm3">
      <style:footer>
        <text:p text:style-name="MP1"><text:span text:style-name="MT1">Maria Fátima dos Santos</text:span></text:p>
        <text:p text:style-name="Footer"/>
      </style:footer>
    </style:master-page>
    <style:master-page style:name="Converted17" style:page-layout-name="Mpm3">
      <style:footer>
        <text:p text:style-name="MP1"><text:span text:style-name="MT1">Maria Fátima dos Santos</text:span></text:p>
        <text:p text:style-name="Footer"/>
      </style:footer>
    </style:master-page>
    <style:master-page style:name="Converted18" style:page-layout-name="Mpm3">
      <style:footer>
        <text:p text:style-name="MP1"><text:span text:style-name="MT1">Maria Fátima dos Santos</text:span></text:p>
        <text:p text:style-name="Footer"/>
      </style:footer>
    </style:master-page>
    <style:master-page style:name="Converted19" style:page-layout-name="Mpm4">
      <style:footer>
        <text:p text:style-name="MP1"><text:span text:style-name="MT1">Maria Fátima dos Santos</text:span></text:p>
        <text:p text:style-name="Footer"/>
      </style:footer>
    </style:master-page>
    <style:master-page style:name="Converted20" style:page-layout-name="Mpm3">
      <style:footer>
        <text:p text:style-name="MP1"><text:span text:style-name="MT1">Maria Fátima dos Santos</text:span></text:p>
        <text:p text:style-name="Footer"/>
      </style:footer>
    </style:master-page>
    <style:master-page style:name="Converted21" style:page-layout-name="Mpm5">
      <style:footer>
        <text:p text:style-name="MP1"><text:span text:style-name="MT1">Maria Fátima dos Santos</text:span></text:p>
        <text:p text:style-name="Footer"/>
      </style:footer>
    </style:master-page>
    <style:master-page style:name="Converted22" style:page-layout-name="Mpm3">
      <style:footer>
        <text:p text:style-name="MP1"><text:span text:style-name="MT1">Maria Fátima dos Santos</text:span></text:p>
        <text:p text:style-name="Footer"/>
      </style:footer>
    </style:master-page>
    <style:master-page style:name="Converted23" style:page-layout-name="Mpm3">
      <style:footer>
        <text:p text:style-name="MP1"><text:span text:style-name="MT1">Maria Fátima dos Santos</text:span></text:p>
        <text:p text:style-name="Footer"/>
      </style:footer>
    </style:master-page>
    <style:master-page style:name="Converted24" style:page-layout-name="Mpm3">
      <style:footer>
        <text:p text:style-name="MP1"><text:span text:style-name="MT1">Maria Fátima dos Santos</text:span></text:p>
        <text:p text:style-name="Footer"/>
      </style:footer>
    </style:master-page>
    <style:master-page style:name="Converted25" style:page-layout-name="Mpm3">
      <style:footer>
        <text:p text:style-name="MP1"><text:span text:style-name="MT1">Maria Fátima dos Santos</text:span></text:p>
        <text:p text:style-name="Footer"/>
      </style:footer>
    </style:master-page>
    <style:master-page style:name="Converted26" style:page-layout-name="Mpm3">
      <style:footer>
        <text:p text:style-name="MP1"><text:span text:style-name="MT1">Maria Fátima dos Santos</text:span></text:p>
        <text:p text:style-name="Footer"/>
      </style:footer>
    </style:master-page>
    <style:master-page style:name="Converted27" style:page-layout-name="Mpm3">
      <style:footer>
        <text:p text:style-name="MP1"><text:span text:style-name="MT1">Maria Fátima dos Santos</text:span></text:p>
        <text:p text:style-name="Footer"/>
      </style:footer>
    </style:master-page>
    <style:master-page style:name="Converted28" style:page-layout-name="Mpm3">
      <style:footer>
        <text:p text:style-name="MP1"><text:span text:style-name="MT1">Maria Fátima dos Santos</text:span></text:p>
        <text:p text:style-name="Footer"/>
      </style:footer>
    </style:master-page>
    <style:master-page style:name="Converted29" style:page-layout-name="Mpm3">
      <style:footer>
        <text:p text:style-name="MP1"><text:span text:style-name="MT1">Maria Fátima dos Santos</text:span></text:p>
        <text:p text:style-name="Footer"/>
      </style:footer>
    </style:master-page>
    <style:master-page style:name="Converted30" style:page-layout-name="Mpm3">
      <style:footer>
        <text:p text:style-name="MP1"><text:span text:style-name="MT1">Maria Fátima dos Santos</text:span></text:p>
        <text:p text:style-name="Footer"/>
      </style:footer>
    </style:master-page>
    <style:master-page style:name="Converted31" style:page-layout-name="Mpm1">
      <style:footer>
        <text:p text:style-name="MP1"><text:span text:style-name="MT1">Maria Fátima dos Santos</text:span></text:p>
        <text:p text:style-name="Footer"/>
      </style:footer>
    </style:master-page>
    <style:master-page style:name="Converted32" style:page-layout-name="Mpm3">
      <style:footer>
        <text:p text:style-name="MP1"><text:span text:style-name="MT1">Maria Fátima dos Santos</text:span></text:p>
        <text:p text:style-name="Footer"/>
      </style:footer>
    </style:master-page>
    <style:master-page style:name="Converted33" style:page-layout-name="Mpm3">
      <style:footer>
        <text:p text:style-name="MP1"><text:span text:style-name="MT1">Maria Fátima dos Santos</text:span></text:p>
        <text:p text:style-name="Footer"/>
      </style:footer>
    </style:master-page>
    <style:master-page style:name="Converted34" style:page-layout-name="Mpm3">
      <style:footer>
        <text:p text:style-name="MP1"><text:span text:style-name="MT1">Maria Fátima dos Santos</text:span></text:p>
        <text:p text:style-name="Footer"/>
      </style:footer>
    </style:master-page>
    <style:master-page style:name="Converted35" style:page-layout-name="Mpm3">
      <style:footer>
        <text:p text:style-name="MP1"><text:span text:style-name="MT1">Maria Fátima dos Santos</text:span></text:p>
        <text:p text:style-name="Footer"/>
      </style:footer>
    </style:master-page>
    <style:master-page style:name="Converted36" style:page-layout-name="Mpm3">
      <style:footer>
        <text:p text:style-name="MP1"><text:span text:style-name="MT1">Maria Fátima dos Santos</text:span></text:p>
        <text:p text:style-name="Footer"/>
      </style:footer>
    </style:master-page>
    <style:master-page style:name="Converted37" style:page-layout-name="Mpm3">
      <style:footer>
        <text:p text:style-name="MP1"><text:span text:style-name="MT1">Maria Fátima dos Santos</text:span></text:p>
        <text:p text:style-name="Footer"/>
      </style:footer>
    </style:master-page>
    <style:master-page style:name="Converted38" style:page-layout-name="Mpm4">
      <style:footer>
        <text:p text:style-name="MP1"><text:span text:style-name="MT1">Maria Fátima dos Santos</text:span></text:p>
        <text:p text:style-name="Footer"/>
      </style:footer>
    </style:master-page>
    <style:master-page style:name="Converted39" style:page-layout-name="Mpm3">
      <style:footer>
        <text:p text:style-name="MP1"><text:span text:style-name="MT1">Maria Fátima dos Santos</text:span></text:p>
        <text:p text:style-name="Footer"/>
      </style:footer>
    </style:master-page>
    <style:master-page style:name="Converted40" style:page-layout-name="Mpm3">
      <style:footer>
        <text:p text:style-name="MP1"><text:span text:style-name="MT1">Maria Fátima dos Santos</text:span></text:p>
        <text:p text:style-name="Footer"/>
      </style:footer>
    </style:master-page>
    <style:master-page style:name="Converted41" style:page-layout-name="Mpm3">
      <style:footer>
        <text:p text:style-name="MP1"><text:span text:style-name="MT1">Maria Fátima dos Santos</text:span></text:p>
        <text:p text:style-name="Footer"/>
      </style:footer>
    </style:master-page>
    <style:master-page style:name="Converted42" style:page-layout-name="Mpm3">
      <style:footer>
        <text:p text:style-name="MP1"><text:span text:style-name="MT1">Maria Fátima dos Santos</text:span></text:p>
        <text:p text:style-name="Footer"/>
      </style:footer>
    </style:master-page>
    <style:master-page style:name="Converted43" style:page-layout-name="Mpm3">
      <style:footer>
        <text:p text:style-name="MP1"><text:span text:style-name="MT1">Maria Fátima dos Santos</text:span></text:p>
        <text:p text:style-name="Footer"/>
      </style:footer>
    </style:master-page>
    <style:master-page style:name="Converted44" style:page-layout-name="Mpm3">
      <style:footer>
        <text:p text:style-name="MP1"><text:span text:style-name="MT1">Maria Fátima dos Santos</text:span></text:p>
        <text:p text:style-name="Footer"/>
      </style:footer>
    </style:master-page>
    <style:master-page style:name="Converted45" style:page-layout-name="Mpm3">
      <style:footer>
        <text:p text:style-name="MP1"><text:span text:style-name="MT1">Maria Fátima dos Santos</text:span></text:p>
        <text:p text:style-name="Footer"/>
      </style:footer>
    </style:master-page>
    <style:master-page style:name="Converted46" style:page-layout-name="Mpm3">
      <style:footer>
        <text:p text:style-name="MP1"><text:span text:style-name="MT1">Maria Fátima dos Santos</text:span></text:p>
        <text:p text:style-name="Footer"/>
      </style:footer>
    </style:master-page>
    <style:master-page style:name="Converted47" style:page-layout-name="Mpm3">
      <style:footer>
        <text:p text:style-name="MP1"><text:span text:style-name="MT1">Maria Fátima dos Santos</text:span></text:p>
        <text:p text:style-name="Footer"/>
      </style:footer>
    </style:master-page>
    <style:master-page style:name="Converted48" style:page-layout-name="Mpm3">
      <style:footer>
        <text:p text:style-name="MP1"><text:span text:style-name="MT1">Maria Fátima dos Santos</text:span></text:p>
        <text:p text:style-name="Footer"/>
      </style:footer>
    </style:master-page>
    <style:master-page style:name="Converted49" style:page-layout-name="Mpm3">
      <style:footer>
        <text:p text:style-name="MP1"><text:span text:style-name="MT1">Maria Fátima dos Santos</text:span></text:p>
        <text:p text:style-name="Footer"/>
      </style:footer>
    </style:master-page>
    <style:master-page style:name="Converted50" style:page-layout-name="Mpm3">
      <style:footer>
        <text:p text:style-name="MP1"><text:span text:style-name="MT1">Maria Fátima dos Santos</text:span></text:p>
        <text:p text:style-name="Footer"/>
      </style:footer>
    </style:master-page>
    <style:master-page style:name="Converted51" style:page-layout-name="Mpm3">
      <style:footer>
        <text:p text:style-name="MP1"><text:span text:style-name="MT1">Maria Fátima dos Santos</text:span></text:p>
        <text:p text:style-name="Footer"/>
      </style:footer>
    </style:master-page>
    <style:master-page style:name="Converted52" style:page-layout-name="Mpm3">
      <style:footer>
        <text:p text:style-name="MP1"><text:span text:style-name="MT1">Maria Fátima dos Santos</text:span></text:p>
        <text:p text:style-name="Footer"/>
      </style:footer>
    </style:master-page>
    <style:master-page style:name="Converted53" style:page-layout-name="Mpm3">
      <style:footer>
        <text:p text:style-name="MP1"><text:span text:style-name="MT1">Maria Fátima dos Santos</text:span></text:p>
        <text:p text:style-name="Footer"/>
      </style:footer>
    </style:master-page>
    <style:master-page style:name="Converted54" style:page-layout-name="Mpm3">
      <style:footer>
        <text:p text:style-name="MP1"><text:span text:style-name="MT1">Maria Fátima dos Santos</text:span></text:p>
        <text:p text:style-name="Footer"/>
      </style:footer>
    </style:master-page>
    <style:master-page style:name="Converted55" style:page-layout-name="Mpm3">
      <style:footer>
        <text:p text:style-name="MP1"><text:span text:style-name="MT1">Maria Fátima dos Santos</text:span></text:p>
        <text:p text:style-name="Footer"/>
      </style:footer>
    </style:master-page>
    <style:master-page style:name="Converted56" style:page-layout-name="Mpm3">
      <style:footer>
        <text:p text:style-name="MP1"><text:span text:style-name="MT1">Maria Fátima dos Santos</text:span></text:p>
        <text:p text:style-name="Footer"/>
      </style:footer>
    </style:master-page>
    <style:master-page style:name="Converted57" style:page-layout-name="Mpm3">
      <style:footer>
        <text:p text:style-name="MP1"><text:span text:style-name="MT1">Maria Fátima dos Santos</text:span></text:p>
        <text:p text:style-name="Footer"/>
      </style:footer>
    </style:master-page>
    <style:master-page style:name="Converted58" style:page-layout-name="Mpm3">
      <style:footer>
        <text:p text:style-name="MP1"><text:span text:style-name="MT1">Maria Fátima dos Santos</text:span></text:p>
        <text:p text:style-name="Footer"/>
      </style:footer>
    </style:master-page>
    <style:master-page style:name="Converted59" style:page-layout-name="Mpm4">
      <style:footer>
        <text:p text:style-name="MP1"><text:span text:style-name="MT1">Maria Fátima dos Santos</text:span></text:p>
        <text:p text:style-name="Footer"/>
      </style:footer>
    </style:master-page>
    <style:master-page style:name="Converted60" style:page-layout-name="Mpm3">
      <style:footer>
        <text:p text:style-name="MP1"><text:span text:style-name="MT1">Maria Fátima dos Santos</text:span></text:p>
        <text:p text:style-name="Footer"/>
      </style:footer>
    </style:master-page>
    <style:master-page style:name="Converted61" style:page-layout-name="Mpm3">
      <style:footer>
        <text:p text:style-name="MP1"><text:span text:style-name="MT1">Maria Fátima dos Santos</text:span></text:p>
        <text:p text:style-name="Footer"/>
      </style:footer>
    </style:master-page>
    <style:master-page style:name="Converted62" style:page-layout-name="Mpm6">
      <style:header>
        <text:p text:style-name="MP2"><text:page-number text:select-page="current">15</text:page-number></text:p>
        <text:p text:style-name="Header"/>
      </style:header>
      <style:footer>
        <text:p text:style-name="MP1"><text:span text:style-name="MT1">Maria Fátima dos Santos</text:span></text:p>
        <text:p text:style-name="Footer"/>
      </style:footer>
    </style:master-page>
    <style:master-page style:name="Converted63" style:page-layout-name="Mpm6">
      <style:header>
        <text:p text:style-name="MP2"><text:page-number text:select-page="current">16</text:page-number></text:p>
        <text:p text:style-name="Header"/>
      </style:header>
      <style:footer>
        <text:p text:style-name="MP1"><text:span text:style-name="MT1">Maria Fátima dos Santos</text:span></text:p>
        <text:p text:style-name="Footer"/>
      </style:footer>
    </style:master-page>
    <style:master-page style:name="Converted64" style:page-layout-name="Mpm6">
      <style:header>
        <text:p text:style-name="MP2"><text:page-number text:select-page="current">17</text:page-number></text:p>
        <text:p text:style-name="Header"/>
      </style:header>
      <style:footer>
        <text:p text:style-name="MP1"><text:span text:style-name="MT1">Maria Fátima dos Santos</text:span></text:p>
        <text:p text:style-name="Footer"/>
      </style:footer>
    </style:master-page>
    <style:master-page style:name="Converted65" style:page-layout-name="Mpm6">
      <style:header>
        <text:p text:style-name="MP2"><text:page-number text:select-page="current">18</text:page-number></text:p>
        <text:p text:style-name="Header"/>
      </style:header>
      <style:footer>
        <text:p text:style-name="MP1"><text:span text:style-name="MT1">Maria Fátima dos Santos</text:span></text:p>
        <text:p text:style-name="Footer"/>
      </style:footer>
    </style:master-page>
    <style:master-page style:name="Converted66" style:page-layout-name="Mpm6">
      <style:header>
        <text:p text:style-name="MP2"><text:page-number text:select-page="current">19</text:page-number></text:p>
        <text:p text:style-name="Header"/>
      </style:header>
      <style:footer>
        <text:p text:style-name="MP1"><text:span text:style-name="MT1">Maria Fátima dos Santos</text:span></text:p>
        <text:p text:style-name="Footer"/>
      </style:footer>
    </style:master-page>
    <style:master-page style:name="Converted67" style:page-layout-name="Mpm6">
      <style:header>
        <text:p text:style-name="MP2"><text:page-number text:select-page="current">20</text:page-number></text:p>
        <text:p text:style-name="Header"/>
      </style:header>
      <style:footer>
        <text:p text:style-name="MP1"><text:span text:style-name="MT1">Maria Fátima dos Santos</text:span></text:p>
        <text:p text:style-name="Footer"/>
      </style:footer>
    </style:master-page>
    <style:master-page style:name="Converted68" style:page-layout-name="Mpm7">
      <style:header>
        <text:p text:style-name="MP2"><text:page-number text:select-page="current">0</text:page-number></text:p>
        <text:p text:style-name="Header"/>
      </style:header>
      <style:footer>
        <text:p text:style-name="MP1"><text:span text:style-name="MT1">Maria Fátima dos Santos</text:span></text:p>
        <text:p text:style-name="Footer"/>
      </style:footer>
    </style:master-page>
    <style:master-page style:name="Converted69" style:page-layout-name="Mpm7">
      <style:header>
        <text:p text:style-name="MP2"><text:page-number text:select-page="current">0</text:page-number></text:p>
        <text:p text:style-name="Header"/>
      </style:header>
      <style:footer>
        <text:p text:style-name="MP1"><text:span text:style-name="MT1">Maria Fátima dos Santos</text:span></text:p>
        <text:p text:style-name="Footer"/>
      </style:footer>
    </style:master-page>
    <style:master-page style:name="Converted70" style:page-layout-name="Mpm7">
      <style:header>
        <text:p text:style-name="MP2"><text:page-number text:select-page="current">0</text:page-number></text:p>
        <text:p text:style-name="Header"/>
      </style:header>
      <style:footer>
        <text:p text:style-name="MP1"><text:span text:style-name="MT1">Maria Fátima dos Santos</text:span></text:p>
        <text:p text:style-name="Footer"/>
      </style:footer>
    </style:master-page>
    <style:master-page style:name="Converted71" style:page-layout-name="Mpm8">
      <style:header>
        <text:p text:style-name="MP2"><text:page-number text:select-page="current">0</text:page-number></text:p>
        <text:p text:style-name="Header"/>
      </style:header>
      <style:footer>
        <text:p text:style-name="MP1"><text:span text:style-name="MT1">Maria Fátima dos Santos</text:span></text:p>
        <text:p text:style-name="Footer"/>
      </style:footer>
    </style:master-page>
    <style:master-page style:name="Converted72" style:page-layout-name="Mpm9">
      <style:header>
        <text:p text:style-name="MP2"><text:page-number text:select-page="current">21</text:page-number></text:p>
        <text:p text:style-name="Header"/>
      </style:header>
      <style:footer>
        <text:p text:style-name="MP1"><text:span text:style-name="MT1">Maria Fátima dos Santos</text:span></text:p>
        <text:p text:style-name="Footer"/>
      </style:footer>
    </style:master-page>
    <style:master-page style:name="Converted73" style:page-layout-name="Mpm7">
      <style:header>
        <text:p text:style-name="MP2"><text:page-number text:select-page="current">0</text:page-number></text:p>
        <text:p text:style-name="Header"/>
      </style:header>
      <style:footer>
        <text:p text:style-name="MP1"><text:span text:style-name="MT1">Maria Fátima dos Santos</text:span></text:p>
        <text:p text:style-name="Footer"/>
      </style:footer>
    </style:master-page>
    <style:master-page style:name="Converted74" style:page-layout-name="Mpm7">
      <style:header>
        <text:p text:style-name="MP2"><text:page-number text:select-page="current">0</text:page-number></text:p>
        <text:p text:style-name="Header"/>
      </style:header>
      <style:footer>
        <text:p text:style-name="MP1"><text:span text:style-name="MT1">Maria Fátima dos Santos</text:span></text:p>
        <text:p text:style-name="Footer"/>
      </style:footer>
    </style:master-page>
    <style:master-page style:name="Converted75" style:page-layout-name="Mpm7">
      <style:header>
        <text:p text:style-name="MP2"><text:page-number text:select-page="current">0</text:page-number></text:p>
        <text:p text:style-name="Header"/>
      </style:header>
      <style:footer>
        <text:p text:style-name="MP1"><text:span text:style-name="MT1">Maria Fátima dos Santos</text:span></text:p>
        <text:p text:style-name="Footer"/>
      </style:footer>
    </style:master-page>
    <style:master-page style:name="Converted76" style:page-layout-name="Mpm7">
      <style:header>
        <text:p text:style-name="MP2"><text:page-number text:select-page="current">0</text:page-number></text:p>
        <text:p text:style-name="Header"/>
      </style:header>
      <style:footer>
        <text:p text:style-name="MP1"><text:span text:style-name="MT1">Maria Fátima dos Santos</text:span></text:p>
        <text:p text:style-name="Footer"/>
      </style:footer>
    </style:master-page>
    <style:master-page style:name="Converted77" style:page-layout-name="Mpm7">
      <style:header>
        <text:p text:style-name="MP2"><text:page-number text:select-page="current">0</text:page-number></text:p>
        <text:p text:style-name="Header"/>
      </style:header>
      <style:footer>
        <text:p text:style-name="MP1"><text:span text:style-name="MT1">Maria Fátima dos Santos</text:span></text:p>
        <text:p text:style-name="Footer"/>
      </style:footer>
    </style:master-page>
    <style:master-page style:name="Converted78" style:page-layout-name="Mpm7">
      <style:header>
        <text:p text:style-name="MP2"><text:page-number text:select-page="current">0</text:page-number></text:p>
        <text:p text:style-name="Header"/>
      </style:header>
      <style:footer>
        <text:p text:style-name="MP1"><text:span text:style-name="MT1">Maria Fátima dos Santos</text:span></text:p>
        <text:p text:style-name="Footer"/>
      </style:footer>
    </style:master-page>
    <style:master-page style:name="Converted79" style:page-layout-name="Mpm7">
      <style:header>
        <text:p text:style-name="MP2"><text:page-number text:select-page="current">0</text:page-number></text:p>
        <text:p text:style-name="Header"/>
      </style:header>
      <style:footer>
        <text:p text:style-name="MP1"><text:span text:style-name="MT1">Maria Fátima dos Santos</text:span></text:p>
        <text:p text:style-name="Footer"/>
      </style:footer>
    </style:master-page>
    <style:master-page style:name="Converted80" style:page-layout-name="Mpm10">
      <style:header>
        <text:p text:style-name="MP2"><text:page-number text:select-page="current">24</text:page-number></text:p>
        <text:p text:style-name="Header"/>
      </style:header>
      <style:footer>
        <text:p text:style-name="MP1"/>
        <text:p text:style-name="Footer"/>
      </style:footer>
    </style:master-page>
    <style:master-page style:name="Converted81" style:page-layout-name="Mpm11">
      <style:header>
        <text:p text:style-name="MP2"><text:page-number text:select-page="current">25</text:page-number></text:p>
        <text:p text:style-name="Header"/>
      </style:header>
      <style:footer>
        <text:p text:style-name="MP1"/>
        <text:p text:style-name="Footer"/>
      </style:footer>
    </style:master-page>
    <style:master-page style:name="Converted82" style:page-layout-name="Mpm7">
      <style:header>
        <text:p text:style-name="MP2"><text:page-number text:select-page="current">0</text:page-number></text:p>
        <text:p text:style-name="Header"/>
      </style:header>
      <style:footer>
        <text:p text:style-name="MP1"/>
        <text:p text:style-name="Footer"/>
      </style:footer>
    </style:master-page>
    <style:master-page style:name="Converted83" style:page-layout-name="Mpm7">
      <style:header>
        <text:p text:style-name="MP2"><text:page-number text:select-page="current">0</text:page-number></text:p>
        <text:p text:style-name="Header"/>
      </style:header>
      <style:footer>
        <text:p text:style-name="MP1"/>
        <text:p text:style-name="Footer"/>
      </style:footer>
    </style:master-page>
    <style:master-page style:name="Converted84" style:page-layout-name="Mpm7">
      <style:header>
        <text:p text:style-name="MP2"><text:page-number text:select-page="current">0</text:page-number></text:p>
        <text:p text:style-name="Header"/>
      </style:header>
      <style:footer>
        <text:p text:style-name="MP1"/>
        <text:p text:style-name="Footer"/>
      </style:footer>
    </style:master-page>
    <style:master-page style:name="Converted85" style:page-layout-name="Mpm7">
      <style:header>
        <text:p text:style-name="MP2"><text:page-number text:select-page="current">0</text:page-number></text:p>
        <text:p text:style-name="Header"/>
      </style:header>
      <style:footer>
        <text:p text:style-name="MP1"/>
        <text:p text:style-name="Footer"/>
      </style:footer>
    </style:master-page>
    <style:master-page style:name="Converted86" style:page-layout-name="Mpm7">
      <style:header>
        <text:p text:style-name="MP2"><text:page-number text:select-page="current">0</text:page-number></text:p>
        <text:p text:style-name="Header"/>
      </style:header>
      <style:footer>
        <text:p text:style-name="MP1"/>
        <text:p text:style-name="Footer"/>
      </style:footer>
    </style:master-page>
    <style:master-page style:name="Converted87" style:page-layout-name="Mpm7">
      <style:header>
        <text:p text:style-name="MP2"><text:page-number text:select-page="current">0</text:page-number></text:p>
        <text:p text:style-name="Header"/>
      </style:header>
      <style:footer>
        <text:p text:style-name="MP1"/>
        <text:p text:style-name="Footer"/>
      </style:footer>
    </style:master-page>
    <style:master-page style:name="Converted88" style:page-layout-name="Mpm7">
      <style:header>
        <text:p text:style-name="MP2"><text:page-number text:select-page="current">0</text:page-number></text:p>
        <text:p text:style-name="Header"/>
      </style:header>
      <style:footer>
        <text:p text:style-name="MP1"/>
        <text:p text:style-name="Footer"/>
      </style:footer>
    </style:master-page>
    <style:master-page style:name="Converted89" style:page-layout-name="Mpm6">
      <style:header>
        <text:p text:style-name="MP2"><text:page-number text:select-page="current">26</text:page-number></text:p>
        <text:p text:style-name="Header"/>
      </style:header>
      <style:footer>
        <text:p text:style-name="MP1"/>
        <text:p text:style-name="Footer"/>
      </style:footer>
    </style:master-page>
    <style:master-page style:name="Converted90" style:page-layout-name="Mpm7">
      <style:header>
        <text:p text:style-name="MP2"><text:page-number text:select-page="current">0</text:page-number></text:p>
        <text:p text:style-name="Header"/>
      </style:header>
      <style:footer>
        <text:p text:style-name="MP1"/>
        <text:p text:style-name="Footer"/>
      </style:footer>
    </style:master-page>
    <style:master-page style:name="Converted91" style:page-layout-name="Mpm7">
      <style:header>
        <text:p text:style-name="MP2"><text:page-number text:select-page="current">0</text:page-number></text:p>
        <text:p text:style-name="Header"/>
      </style:header>
      <style:footer>
        <text:p text:style-name="MP1"/>
        <text:p text:style-name="Footer"/>
      </style:footer>
    </style:master-page>
    <style:master-page style:name="Converted92" style:page-layout-name="Mpm7">
      <style:header>
        <text:p text:style-name="MP2"><text:page-number text:select-page="current">0</text:page-number></text:p>
        <text:p text:style-name="Header"/>
      </style:header>
      <style:footer>
        <text:p text:style-name="MP1"/>
        <text:p text:style-name="Footer"/>
      </style:footer>
    </style:master-page>
    <style:master-page style:name="Converted93" style:page-layout-name="Mpm7">
      <style:header>
        <text:p text:style-name="MP2"><text:page-number text:select-page="current">0</text:page-number></text:p>
        <text:p text:style-name="Header"/>
      </style:header>
      <style:footer>
        <text:p text:style-name="MP1"/>
        <text:p text:style-name="Footer"/>
      </style:footer>
    </style:master-page>
    <style:master-page style:name="Converted94" style:page-layout-name="Mpm7">
      <style:header>
        <text:p text:style-name="MP2"><text:page-number text:select-page="current">0</text:page-number></text:p>
        <text:p text:style-name="Header"/>
      </style:header>
      <style:footer>
        <text:p text:style-name="MP1"/>
        <text:p text:style-name="Footer"/>
      </style:footer>
    </style:master-page>
    <style:master-page style:name="Converted95" style:page-layout-name="Mpm7">
      <style:header>
        <text:p text:style-name="MP2"><text:page-number text:select-page="current">0</text:page-number></text:p>
        <text:p text:style-name="Header"/>
      </style:header>
      <style:footer>
        <text:p text:style-name="MP1"/>
        <text:p text:style-name="Footer"/>
      </style:footer>
    </style:master-page>
    <style:master-page style:name="Converted96" style:page-layout-name="Mpm6">
      <style:header>
        <text:p text:style-name="MP2"><text:page-number text:select-page="current">27</text:page-number></text:p>
        <text:p text:style-name="Header"/>
      </style:header>
      <style:footer>
        <text:p text:style-name="MP1"/>
        <text:p text:style-name="Footer"/>
      </style:footer>
    </style:master-page>
    <style:master-page style:name="Converted97" style:page-layout-name="Mpm7">
      <style:header>
        <text:p text:style-name="MP2"><text:page-number text:select-page="current">0</text:page-number></text:p>
        <text:p text:style-name="Header"/>
      </style:header>
      <style:footer>
        <text:p text:style-name="MP1"/>
        <text:p text:style-name="Footer"/>
      </style:footer>
    </style:master-page>
    <style:master-page style:name="Converted98" style:page-layout-name="Mpm7">
      <style:header>
        <text:p text:style-name="MP2"><text:page-number text:select-page="current">0</text:page-number></text:p>
        <text:p text:style-name="Header"/>
      </style:header>
      <style:footer>
        <text:p text:style-name="MP1"/>
        <text:p text:style-name="Footer"/>
      </style:footer>
    </style:master-page>
    <style:master-page style:name="Converted99" style:page-layout-name="Mpm7">
      <style:header>
        <text:p text:style-name="MP2"><text:page-number text:select-page="current">0</text:page-number></text:p>
        <text:p text:style-name="Header"/>
      </style:header>
      <style:footer>
        <text:p text:style-name="MP1"/>
        <text:p text:style-name="Footer"/>
      </style:footer>
    </style:master-page>
    <style:master-page style:name="Converted100" style:page-layout-name="Mpm7">
      <style:header>
        <text:p text:style-name="MP2"><text:page-number text:select-page="current">0</text:page-number></text:p>
        <text:p text:style-name="Header"/>
      </style:header>
      <style:footer>
        <text:p text:style-name="MP1"/>
        <text:p text:style-name="Footer"/>
      </style:footer>
    </style:master-page>
    <style:master-page style:name="Converted101" style:page-layout-name="Mpm7">
      <style:header>
        <text:p text:style-name="MP2"><text:page-number text:select-page="current">0</text:page-number></text:p>
        <text:p text:style-name="Header"/>
      </style:header>
      <style:footer>
        <text:p text:style-name="MP1"/>
        <text:p text:style-name="Footer"/>
      </style:footer>
    </style:master-page>
    <style:master-page style:name="Converted102" style:page-layout-name="Mpm7">
      <style:header>
        <text:p text:style-name="MP2"><text:page-number text:select-page="current">0</text:page-number></text:p>
        <text:p text:style-name="Header"/>
      </style:header>
      <style:footer>
        <text:p text:style-name="MP1"/>
        <text:p text:style-name="Footer"/>
      </style:footer>
    </style:master-page>
    <style:master-page style:name="Converted103" style:page-layout-name="Mpm12">
      <style:header>
        <text:p text:style-name="MP2"><text:page-number text:select-page="current">28</text:page-number></text:p>
        <text:p text:style-name="Header"/>
      </style:header>
      <style:footer>
        <text:p text:style-name="MP1"/>
        <text:p text:style-name="Footer"/>
      </style:footer>
    </style:master-page>
    <style:master-page style:name="Converted104" style:page-layout-name="Mpm7">
      <style:header>
        <text:p text:style-name="MP2"><text:page-number text:select-page="current">0</text:page-number></text:p>
        <text:p text:style-name="Header"/>
      </style:header>
      <style:footer>
        <text:p text:style-name="MP1"/>
        <text:p text:style-name="Footer"/>
      </style:footer>
    </style:master-page>
    <style:master-page style:name="Converted105" style:page-layout-name="Mpm7">
      <style:header>
        <text:p text:style-name="MP2"><text:page-number text:select-page="current">0</text:page-number></text:p>
        <text:p text:style-name="Header"/>
      </style:header>
      <style:footer>
        <text:p text:style-name="MP1"/>
        <text:p text:style-name="Footer"/>
      </style:footer>
    </style:master-page>
    <style:master-page style:name="Converted106" style:page-layout-name="Mpm7">
      <style:header>
        <text:p text:style-name="MP2"><text:page-number text:select-page="current">0</text:page-number></text:p>
        <text:p text:style-name="Header"/>
      </style:header>
      <style:footer>
        <text:p text:style-name="MP1"/>
        <text:p text:style-name="Footer"/>
      </style:footer>
    </style:master-page>
    <style:master-page style:name="Converted107" style:page-layout-name="Mpm8">
      <style:header>
        <text:p text:style-name="MP2"><text:page-number text:select-page="current">0</text:page-number></text:p>
        <text:p text:style-name="Header"/>
      </style:header>
      <style:footer>
        <text:p text:style-name="MP1"/>
        <text:p text:style-name="Footer"/>
      </style:footer>
    </style:master-page>
    <style:master-page style:name="Converted108" style:page-layout-name="Mpm8">
      <style:header>
        <text:p text:style-name="MP2"><text:page-number text:select-page="current">0</text:page-number></text:p>
        <text:p text:style-name="Header"/>
      </style:header>
      <style:footer>
        <text:p text:style-name="MP1"/>
        <text:p text:style-name="Footer"/>
      </style:footer>
    </style:master-page>
    <style:master-page style:name="Converted109" style:page-layout-name="Mpm13">
      <style:header>
        <text:p text:style-name="MP2"><text:page-number text:select-page="current">29</text:page-number></text:p>
        <text:p text:style-name="Header"/>
      </style:header>
      <style:footer>
        <text:p text:style-name="MP3"/>
        <text:p text:style-name="Footer"/>
        <text:p text:style-name="Footer"/>
      </style:footer>
    </style:master-page>
    <style:master-page style:name="Converted110" style:page-layout-name="Mpm14">
      <style:header>
        <text:p text:style-name="MP2"><text:page-number text:select-page="current">30</text:page-number></text:p>
        <text:p text:style-name="Header"/>
      </style:header>
      <style:footer>
        <text:p text:style-name="MP3"/>
        <text:p text:style-name="Footer"/>
        <text:p text:style-name="Footer"/>
      </style:footer>
    </style:master-page>
    <style:master-page style:name="Converted111" style:page-layout-name="Mpm7">
      <style:header>
        <text:p text:style-name="MP2"><text:page-number text:select-page="current">0</text:page-number></text:p>
        <text:p text:style-name="Header"/>
      </style:header>
      <style:footer>
        <text:p text:style-name="MP3"/>
        <text:p text:style-name="Footer"/>
        <text:p text:style-name="Footer"/>
      </style:footer>
    </style:master-page>
    <style:master-page style:name="Converted112" style:page-layout-name="Mpm14">
      <style:header>
        <text:p text:style-name="MP2"><text:page-number text:select-page="current">31</text:page-number></text:p>
        <text:p text:style-name="Header"/>
      </style:header>
      <style:footer>
        <text:p text:style-name="MP3"/>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blioteca</meta:initial-creator>
    <dc:creator>sistemas</dc:creator>
    <meta:editing-cycles>2</meta:editing-cycles>
    <meta:print-date>2015-06-02T20:07:00</meta:print-date>
    <meta:creation-date>2015-06-13T00:27:00</meta:creation-date>
    <dc:date>2015-06-13T00:27:00</dc:date>
    <meta:editing-duration>PT1M</meta:editing-duration>
    <meta:generator>LibreOffice/6.0.7.3$Linux_X86_64 LibreOffice_project/00m0$Build-3</meta:generator>
    <meta:document-statistic meta:table-count="13" meta:image-count="0" meta:object-count="0" meta:page-count="37" meta:paragraph-count="693" meta:word-count="3526" meta:character-count="24516" meta:non-whitespace-character-count="21592"/>
    <meta:user-defined meta:name="AppVersion">15.0000</meta:user-defined>
    <meta:user-defined meta:name="DocSecurity" meta:value-type="float">8</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